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7756in"/>
    </style:style>
    <style:style style:name="co5" style:family="table-column">
      <style:table-column-properties fo:break-before="auto" style:column-width="0.6575in"/>
    </style:style>
    <style:style style:name="co6" style:family="table-column">
      <style:table-column-properties fo:break-before="auto" style:column-width="0.7165in"/>
    </style:style>
    <style:style style:name="co7" style:family="table-column">
      <style:table-column-properties fo:break-before="auto" style:column-width="1.129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5102in"/>
    </style:style>
    <style:style style:name="co10" style:family="table-column">
      <style:table-column-properties fo:break-before="auto" style:column-width="0.913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48in"/>
    </style:style>
    <style:style style:name="co13" style:family="table-column">
      <style:table-column-properties fo:break-before="auto" style:column-width="0.5791in"/>
    </style:style>
    <style:style style:name="co14" style:family="table-column">
      <style:table-column-properties fo:break-before="auto" style:column-width="0.6189in"/>
    </style:style>
    <style:style style:name="co15" style:family="table-column">
      <style:table-column-properties fo:break-before="auto" style:column-width="0.8055in"/>
    </style:style>
    <style:style style:name="co16" style:family="table-column">
      <style:table-column-properties fo:break-before="auto" style:column-width="0.8543in"/>
    </style:style>
    <style:style style:name="co17" style:family="table-column">
      <style:table-column-properties fo:break-before="auto" style:column-width="0.8902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61in" fo:break-before="auto" style:use-optimal-row-height="true"/>
    </style:style>
    <style:style style:name="ro3" style:family="table-row">
      <style:table-row-properties style:row-height="0.1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 style:data-style-name="N121">
      <style:table-cell-properties fo:border-bottom="none" fo:border-left="0.54pt solid #000000" fo:border-right="none" fo:border-top="none"/>
      <style:text-properties fo:font-size="9pt" style:font-size-asian="9pt" style:font-size-complex="9pt"/>
    </style:style>
    <style:style style:name="ce3" style:family="table-cell" style:parent-style-name="Default" style:data-style-name="N121">
      <style:table-cell-properties fo:border-bottom="none" style:text-align-source="fix" style:repeat-content="false" fo:border-left="0.5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121">
      <style:text-properties fo:font-size="9pt" style:font-size-asian="9pt" style:font-size-complex="9pt"/>
    </style:style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2">
      <style:text-properties fo:font-size="9pt" style:font-size-asian="9pt" style:font-size-complex="9pt"/>
    </style:style>
    <style:style style:name="ce7" style:family="table-cell" style:parent-style-name="Default" style:data-style-name="N2">
      <style:text-properties fo:font-size="9pt" fo:font-style="italic" style:font-size-asian="9pt" style:font-style-asian="italic" style:font-size-complex="9pt" style:font-style-complex="italic"/>
    </style:style>
    <style:style style:name="ce8" style:family="table-cell" style:parent-style-name="Default" style:data-style-name="N2"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ext-properties fo:color="#808080" fo:font-size="9pt" fo:font-style="italic" style:font-size-asian="9pt" style:font-style-asian="italic" style:font-size-complex="9pt" style:font-style-complex="italic"/>
    </style:style>
    <style:style style:name="ce10" style:family="table-cell" style:parent-style-name="Default" style:data-style-name="N121">
      <style:table-cell-properties fo:border-bottom="none" fo:border-left="0.54pt solid #000000" fo:border-right="none" fo:border-top="none"/>
      <style:text-properties fo:color="#808080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 style:data-style-name="N121">
      <style:text-properties fo:color="#808080" fo:font-size="9pt" fo:font-style="italic" style:font-size-asian="9pt" style:font-style-asian="italic" style:font-size-complex="9pt" style:font-style-complex="italic"/>
    </style:style>
    <style:style style:name="ce12" style:family="table-cell" style:parent-style-name="Default" style:data-style-name="N2">
      <style:text-properties fo:color="#808080" fo:font-size="9pt" fo:font-style="italic" style:font-size-asian="9pt" style:font-style-asian="italic" style:font-size-complex="9pt" style:font-style-complex="italic"/>
    </style:style>
    <style:style style:name="ce13" style:family="table-cell" style:parent-style-name="Default" style:data-style-name="N60"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order-left="0.54pt solid #000000" fo:border-right="none" fo:border-top="none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54pt solid #000000" fo:border-right="none" fo:border-top="non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0.54pt solid #000000" fo:border-right="none" fo:border-top="none" style:vertical-align="middl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Ruby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6"/>
        <table:table-column table:style-name="co8" table:number-columns-repeated="1004" table:default-cell-style-name="ce1"/>
        <table:table-column table:style-name="co8" table:number-columns-repeated="6" table:default-cell-style-name="Default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Ruby 2.0.0-preview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" office:value-type="string" table:number-columns-spanned="4" table:number-rows-spanned="1">
            <text:p>Ruby 1.9.3</text:p>
          </table:table-cell>
          <table:covered-table-cell table:style-name="ce5"/>
          <table:covered-table-cell table:number-columns-repeated="2"/>
          <table:table-cell table:style-name="ce3" office:value-type="string" table:number-columns-spanned="4" table:number-rows-spanned="1">
            <text:p>Ruby 2.0.0-rc1</text:p>
          </table:table-cell>
          <table:covered-table-cell table:number-columns-repeated="3"/>
          <table:table-cell office:value-type="string">
            <text:p>over Ruby 1.9.3</text:p>
          </table:table-cell>
          <table:table-cell table:number-columns-repeated="1010"/>
        </table:table-row>
        <table:table-row table:style-name="ro1">
          <table:table-cell office:value-type="string">
            <text:p>Running benchmark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4884000">
            <text:p>4.884E+06</text:p>
          </table:table-cell>
          <table:table-cell table:number-columns-repeated="3"/>
          <table:table-cell office:value-type="float" office:value="4380000">
            <text:p>4.380E+06</text:p>
          </table:table-cell>
          <table:table-cell table:formula="of:=[.M6]/[.I6]" office:value-type="float" office:value="0.896805896805897">
            <text:p>0.9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2704000">
            <text:p>2.704E+06</text:p>
          </table:table-cell>
          <table:table-cell table:number-columns-repeated="3"/>
          <table:table-cell office:value-type="float" office:value="2542000">
            <text:p>2.542E+06</text:p>
          </table:table-cell>
          <table:table-cell table:formula="of:=[.M7]/[.I7]" office:value-type="float" office:value="0.94008875739645">
            <text:p>0.9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30490">
            <text:p>3.049E+04</text:p>
          </table:table-cell>
          <table:table-cell table:number-columns-repeated="3"/>
          <table:table-cell office:value-type="float" office:value="29170">
            <text:p>2.917E+04</text:p>
          </table:table-cell>
          <table:table-cell table:formula="of:=[.M8]/[.I8]" office:value-type="float" office:value="0.95670711708757">
            <text:p>0.9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89">
            <text:p>3.890E+02</text:p>
          </table:table-cell>
          <table:table-cell table:number-columns-repeated="3"/>
          <table:table-cell office:value-type="float" office:value="380.8">
            <text:p>3.808E+02</text:p>
          </table:table-cell>
          <table:table-cell table:formula="of:=[.M9]/[.I9]" office:value-type="float" office:value="0.97892030848329">
            <text:p>0.9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6.912">
            <text:p>6.912E+00</text:p>
          </table:table-cell>
          <table:table-cell table:number-columns-repeated="3"/>
          <table:table-cell office:value-type="float" office:value="6.733">
            <text:p>6.733E+00</text:p>
          </table:table-cell>
          <table:table-cell table:formula="of:=[.M10]/[.I10]" office:value-type="float" office:value="0.974103009259259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4539000">
            <text:p>4.539E+06</text:p>
          </table:table-cell>
          <table:table-cell table:number-columns-repeated="3"/>
          <table:table-cell office:value-type="float" office:value="4143000">
            <text:p>4.143E+06</text:p>
          </table:table-cell>
          <table:table-cell table:formula="of:=[.M11]/[.I11]" office:value-type="float" office:value="0.912756113681428">
            <text:p>0.9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1922000">
            <text:p>1.922E+06</text:p>
          </table:table-cell>
          <table:table-cell table:number-columns-repeated="3"/>
          <table:table-cell office:value-type="float" office:value="1773000">
            <text:p>1.773E+06</text:p>
          </table:table-cell>
          <table:table-cell table:formula="of:=[.M12]/[.I12]" office:value-type="float" office:value="0.922476586888658">
            <text:p>0.9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9960">
            <text:p>1.996E+04</text:p>
          </table:table-cell>
          <table:table-cell table:number-columns-repeated="3"/>
          <table:table-cell office:value-type="float" office:value="19430">
            <text:p>1.943E+04</text:p>
          </table:table-cell>
          <table:table-cell table:formula="of:=[.M13]/[.I13]" office:value-type="float" office:value="0.973446893787575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73.6">
            <text:p>2.736E+02</text:p>
          </table:table-cell>
          <table:table-cell table:number-columns-repeated="3"/>
          <table:table-cell office:value-type="float" office:value="266.7">
            <text:p>2.667E+02</text:p>
          </table:table-cell>
          <table:table-cell table:formula="of:=[.M14]/[.I14]" office:value-type="float" office:value="0.974780701754386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4.904">
            <text:p>4.904E+00</text:p>
          </table:table-cell>
          <table:table-cell table:number-columns-repeated="3"/>
          <table:table-cell office:value-type="float" office:value="4.808">
            <text:p>4.808E+00</text:p>
          </table:table-cell>
          <table:table-cell table:formula="of:=[.M15]/[.I15]" office:value-type="float" office:value="0.980424143556281">
            <text:p>0.9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8451">
            <text:p>8.451E+03</text:p>
          </table:table-cell>
          <table:table-cell table:number-columns-repeated="3"/>
          <table:table-cell office:value-type="float" office:value="8258">
            <text:p>8.258E+03</text:p>
          </table:table-cell>
          <table:table-cell table:formula="of:=[.M16]/[.I16]" office:value-type="float" office:value="0.977162465980357">
            <text:p>0.9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7317">
            <text:p>7.317E+03</text:p>
          </table:table-cell>
          <table:table-cell table:number-columns-repeated="3"/>
          <table:table-cell office:value-type="float" office:value="7217">
            <text:p>7.217E+03</text:p>
          </table:table-cell>
          <table:table-cell table:formula="of:=[.M17]/[.I17]" office:value-type="float" office:value="0.9863331966653">
            <text:p>0.9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4870">
            <text:p>4.870E+03</text:p>
          </table:table-cell>
          <table:table-cell table:number-columns-repeated="3"/>
          <table:table-cell office:value-type="float" office:value="4745">
            <text:p>4.745E+03</text:p>
          </table:table-cell>
          <table:table-cell table:formula="of:=[.M18]/[.I18]" office:value-type="float" office:value="0.974332648870636">
            <text:p>0.9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11722">
            <text:p>1.172E+04</text:p>
          </table:table-cell>
          <table:table-cell table:number-columns-repeated="3"/>
          <table:table-cell office:value-type="float" office:value="11189">
            <text:p>1.119E+04</text:p>
          </table:table-cell>
          <table:table-cell/>
          <table:table-cell table:style-name="ce7" table:formula="of:=[.L19]/[.H19]" office:value-type="float" office:value="0.954529943695615">
            <text:p>0.9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339400">
            <text:p>3.394E+05</text:p>
          </table:table-cell>
          <table:table-cell table:number-columns-repeated="3"/>
          <table:table-cell office:value-type="float" office:value="328400">
            <text:p>3.284E+05</text:p>
          </table:table-cell>
          <table:table-cell table:formula="of:=[.M21]/[.I21]" office:value-type="float" office:value="0.967589864466706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201600">
            <text:p>2.016E+05</text:p>
          </table:table-cell>
          <table:table-cell table:number-columns-repeated="3"/>
          <table:table-cell office:value-type="float" office:value="188500">
            <text:p>1.885E+05</text:p>
          </table:table-cell>
          <table:table-cell table:formula="of:=[.M22]/[.I22]" office:value-type="float" office:value="0.935019841269841">
            <text:p>0.9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166600">
            <text:p>1.666E+05</text:p>
          </table:table-cell>
          <table:table-cell table:number-columns-repeated="3"/>
          <table:table-cell office:value-type="float" office:value="172800">
            <text:p>1.728E+05</text:p>
          </table:table-cell>
          <table:table-cell table:formula="of:=[.M23]/[.I23]" office:value-type="float" office:value="1.03721488595438">
            <text:p>1.0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35400">
            <text:p>3.540E+04</text:p>
          </table:table-cell>
          <table:table-cell table:number-columns-repeated="3"/>
          <table:table-cell office:value-type="float" office:value="35120">
            <text:p>3.512E+04</text:p>
          </table:table-cell>
          <table:table-cell table:formula="of:=[.M24]/[.I24]" office:value-type="float" office:value="0.992090395480226">
            <text:p>0.9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124.9">
            <text:p>1.249E+02</text:p>
          </table:table-cell>
          <table:table-cell table:number-columns-repeated="3"/>
          <table:table-cell office:value-type="float" office:value="172.9">
            <text:p>1.729E+02</text:p>
          </table:table-cell>
          <table:table-cell table:formula="of:=[.M25]/[.I25]" office:value-type="float" office:value="1.38430744595677">
            <text:p>1.3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307000">
            <text:p>3.070E+05</text:p>
          </table:table-cell>
          <table:table-cell table:number-columns-repeated="3"/>
          <table:table-cell office:value-type="float" office:value="385300">
            <text:p>3.853E+05</text:p>
          </table:table-cell>
          <table:table-cell table:formula="of:=[.M26]/[.I26]" office:value-type="float" office:value="1.25504885993485">
            <text:p>1.2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49910">
            <text:p>4.991E+04</text:p>
          </table:table-cell>
          <table:table-cell table:number-columns-repeated="3"/>
          <table:table-cell office:value-type="float" office:value="54084">
            <text:p>5.408E+04</text:p>
          </table:table-cell>
          <table:table-cell/>
          <table:table-cell table:style-name="ce7" table:formula="of:=[.L27]/[.H27]" office:value-type="float" office:value="1.08363053496293">
            <text:p>1.0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66550">
            <text:p>6.655E+04</text:p>
          </table:table-cell>
          <table:table-cell table:number-columns-repeated="3"/>
          <table:table-cell office:value-type="float" office:value="73160">
            <text:p>7.316E+04</text:p>
          </table:table-cell>
          <table:table-cell table:formula="of:=[.M29]/[.I29]" office:value-type="float" office:value="1.09932381667919">
            <text:p>1.1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8261">
            <text:p>8.261E+03</text:p>
          </table:table-cell>
          <table:table-cell table:number-columns-repeated="3"/>
          <table:table-cell office:value-type="float" office:value="8407">
            <text:p>8.407E+03</text:p>
          </table:table-cell>
          <table:table-cell table:formula="of:=[.M30]/[.I30]" office:value-type="float" office:value="1.01767340515676">
            <text:p>1.0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87">
            <text:p>1.870E+02</text:p>
          </table:table-cell>
          <table:table-cell table:number-columns-repeated="3"/>
          <table:table-cell office:value-type="float" office:value="178">
            <text:p>1.780E+02</text:p>
          </table:table-cell>
          <table:table-cell table:formula="of:=[.M31]/[.I31]" office:value-type="float" office:value="0.951871657754011">
            <text:p>0.9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.207">
            <text:p>1.207E+00</text:p>
          </table:table-cell>
          <table:table-cell table:number-columns-repeated="3"/>
          <table:table-cell office:value-type="float" office:value="1.164">
            <text:p>1.164E+00</text:p>
          </table:table-cell>
          <table:table-cell table:formula="of:=[.M32]/[.I32]" office:value-type="float" office:value="0.964374482187241">
            <text:p>0.9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0.01919">
            <text:p>1.919E-02</text:p>
          </table:table-cell>
          <table:table-cell table:number-columns-repeated="3"/>
          <table:table-cell office:value-type="float" office:value="0.01881">
            <text:p>1.881E-02</text:p>
          </table:table-cell>
          <table:table-cell table:formula="of:=[.M33]/[.I33]" office:value-type="float" office:value="0.98019801980198">
            <text:p>0.9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75.049">
            <text:p>7.505E+01</text:p>
          </table:table-cell>
          <table:table-cell table:number-columns-repeated="3"/>
          <table:table-cell office:value-type="float" office:value="75.151">
            <text:p>7.515E+01</text:p>
          </table:table-cell>
          <table:table-cell/>
          <table:table-cell table:style-name="ce7" table:formula="of:=[.L34]/[.H34]" office:value-type="float" office:value="1.0013591120468">
            <text:p>1.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20220">
            <text:p>2.022E+04</text:p>
          </table:table-cell>
          <table:table-cell table:number-columns-repeated="3"/>
          <table:table-cell office:value-type="float" office:value="21620">
            <text:p>2.162E+04</text:p>
          </table:table-cell>
          <table:table-cell table:formula="of:=[.M36]/[.I36]" office:value-type="float" office:value="1.06923837784372">
            <text:p>1.0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2309">
            <text:p>2.309E+03</text:p>
          </table:table-cell>
          <table:table-cell table:number-columns-repeated="3"/>
          <table:table-cell office:value-type="float" office:value="2242">
            <text:p>2.242E+03</text:p>
          </table:table-cell>
          <table:table-cell table:formula="of:=[.M37]/[.I37]" office:value-type="float" office:value="0.970983109571243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54.34">
            <text:p>5.434E+01</text:p>
          </table:table-cell>
          <table:table-cell table:number-columns-repeated="3"/>
          <table:table-cell office:value-type="float" office:value="52.78">
            <text:p>5.278E+01</text:p>
          </table:table-cell>
          <table:table-cell table:formula="of:=[.M38]/[.I38]" office:value-type="float" office:value="0.971291866028708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0.3924">
            <text:p>3.924E-01</text:p>
          </table:table-cell>
          <table:table-cell table:number-columns-repeated="3"/>
          <table:table-cell office:value-type="float" office:value="0.3814">
            <text:p>3.814E-01</text:p>
          </table:table-cell>
          <table:table-cell table:formula="of:=[.M39]/[.I39]" office:value-type="float" office:value="0.971967380224261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0.007334">
            <text:p>7.334E-03</text:p>
          </table:table-cell>
          <table:table-cell table:number-columns-repeated="3"/>
          <table:table-cell office:value-type="float" office:value="0.007318">
            <text:p>7.318E-03</text:p>
          </table:table-cell>
          <table:table-cell table:formula="of:=[.M40]/[.I40]" office:value-type="float" office:value="0.997818380147259">
            <text:p>1.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23.587">
            <text:p>2.359E+01</text:p>
          </table:table-cell>
          <table:table-cell table:number-columns-repeated="3"/>
          <table:table-cell office:value-type="float" office:value="23.483">
            <text:p>2.348E+01</text:p>
          </table:table-cell>
          <table:table-cell/>
          <table:table-cell table:style-name="ce7" table:formula="of:=[.L41]/[.H41]" office:value-type="float" office:value="0.995590791537711">
            <text:p>1.0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2909">
            <text:p>2.909E+03</text:p>
          </table:table-cell>
          <table:table-cell table:number-columns-repeated="3"/>
          <table:table-cell office:value-type="float" office:value="2940.4">
            <text:p>2.940E+03</text:p>
          </table:table-cell>
          <table:table-cell table:number-columns-repeated="2"/>
          <table:table-cell table:style-name="ce7" table:formula="of:=[.K42]/[.G42]" office:value-type="float" office:value="1.01079408731523">
            <text:p>1.0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415">
            <text:p>1.415E+03</text:p>
          </table:table-cell>
          <table:table-cell table:number-columns-repeated="3"/>
          <table:table-cell office:value-type="float" office:value="1445">
            <text:p>1.445E+03</text:p>
          </table:table-cell>
          <table:table-cell table:formula="of:=[.M45]/[.I45]" office:value-type="float" office:value="1.02120141342756">
            <text:p>1.0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376.1">
            <text:p>3.761E+02</text:p>
          </table:table-cell>
          <table:table-cell table:number-columns-repeated="3"/>
          <table:table-cell office:value-type="float" office:value="416.7">
            <text:p>4.167E+02</text:p>
          </table:table-cell>
          <table:table-cell table:formula="of:=[.M46]/[.I46]" office:value-type="float" office:value="1.10795001329434">
            <text:p>1.1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86.38">
            <text:p>8.638E+01</text:p>
          </table:table-cell>
          <table:table-cell table:number-columns-repeated="3"/>
          <table:table-cell office:value-type="float" office:value="91.46">
            <text:p>9.146E+01</text:p>
          </table:table-cell>
          <table:table-cell table:formula="of:=[.M47]/[.I47]" office:value-type="float" office:value="1.05880990970132">
            <text:p>1.0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358.2">
            <text:p>3.582E+02</text:p>
          </table:table-cell>
          <table:table-cell table:number-columns-repeated="3"/>
          <table:table-cell office:value-type="float" office:value="380.46">
            <text:p>3.805E+02</text:p>
          </table:table-cell>
          <table:table-cell/>
          <table:table-cell table:style-name="ce7" table:formula="of:=[.L48]/[.H48]" office:value-type="float" office:value="1.06214405360134">
            <text:p>1.06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358.2">
            <text:p>3.582E+02</text:p>
          </table:table-cell>
          <table:table-cell table:number-columns-repeated="3"/>
          <table:table-cell office:value-type="float" office:value="380.46">
            <text:p>3.805E+02</text:p>
          </table:table-cell>
          <table:table-cell table:number-columns-repeated="2"/>
          <table:table-cell table:style-name="ce7" table:formula="of:=[.K49]/[.G49]" office:value-type="float" office:value="1.06214405360134">
            <text:p>1.06</text:p>
          </table:table-cell>
          <table:table-cell table:number-columns-repeated="1010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office:value-type="float" office:value="1020.8">
            <text:p>1.021E+03</text:p>
          </table:table-cell>
          <table:table-cell table:number-columns-repeated="3"/>
          <table:table-cell office:value-type="float" office:value="1057.7">
            <text:p>1.058E+03</text:p>
          </table:table-cell>
          <table:table-cell table:number-columns-repeated="3"/>
          <table:table-cell table:style-name="ce8" table:formula="of:=[.J50]/[.F50]" office:value-type="float" office:value="1.03614811912226">
            <text:p>1.04</text:p>
          </table:table-cell>
          <table:table-cell table:number-columns-repeated="101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mp gem - 1.9.3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9" table:default-cell-style-name="ce6"/>
        <table:table-column table:style-name="co10" table:default-cell-style-name="ce1"/>
        <table:table-column table:style-name="co11" table:number-columns-repeated="1001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office:value-type="string">
            <text:p>Functional over</text:p>
          </table:table-cell>
          <table:table-cell table:number-columns-repeated="1001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table:number-columns-repeated="1001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4112000">
            <text:p>4.112E+06</text:p>
          </table:table-cell>
          <table:table-cell table:number-columns-repeated="3"/>
          <table:table-cell office:value-type="float" office:value="1375000">
            <text:p>1.375E+06</text:p>
          </table:table-cell>
          <table:table-cell table:number-columns-repeated="3"/>
          <table:table-cell office:value-type="float" office:value="8060000">
            <text:p>8.060E+06</text:p>
          </table:table-cell>
          <table:table-cell table:number-columns-repeated="3"/>
          <table:table-cell office:value-type="float" office:value="4096000">
            <text:p>4.096E+06</text:p>
          </table:table-cell>
          <table:table-cell table:formula="of:=[.M6]/[.I6]" office:value-type="float" office:value="0.334387159533074">
            <text:p>0.33</text:p>
          </table:table-cell>
          <table:table-cell table:formula="of:=[.Q6]/[.M6]" office:value-type="float" office:value="5.86181818181818">
            <text:p>5.861818181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3274000">
            <text:p>3.274E+06</text:p>
          </table:table-cell>
          <table:table-cell table:number-columns-repeated="3"/>
          <table:table-cell office:value-type="float" office:value="1256000">
            <text:p>1.256E+06</text:p>
          </table:table-cell>
          <table:table-cell table:number-columns-repeated="3"/>
          <table:table-cell office:value-type="float" office:value="5910000">
            <text:p>5.910E+06</text:p>
          </table:table-cell>
          <table:table-cell table:number-columns-repeated="3"/>
          <table:table-cell office:value-type="float" office:value="3271000">
            <text:p>3.271E+06</text:p>
          </table:table-cell>
          <table:table-cell table:formula="of:=[.M7]/[.I7]" office:value-type="float" office:value="0.383628588882101">
            <text:p>0.38</text:p>
          </table:table-cell>
          <table:table-cell table:formula="of:=[.Q7]/[.M7]" office:value-type="float" office:value="4.70541401273885">
            <text:p>4.705414012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177700">
            <text:p>1.777E+05</text:p>
          </table:table-cell>
          <table:table-cell table:number-columns-repeated="3"/>
          <table:table-cell office:value-type="float" office:value="169000">
            <text:p>1.690E+05</text:p>
          </table:table-cell>
          <table:table-cell table:number-columns-repeated="3"/>
          <table:table-cell office:value-type="float" office:value="189900">
            <text:p>1.899E+05</text:p>
          </table:table-cell>
          <table:table-cell table:number-columns-repeated="3"/>
          <table:table-cell office:value-type="float" office:value="175100">
            <text:p>1.751E+05</text:p>
          </table:table-cell>
          <table:table-cell table:formula="of:=[.M8]/[.I8]" office:value-type="float" office:value="0.951041080472707">
            <text:p>0.95</text:p>
          </table:table-cell>
          <table:table-cell table:formula="of:=[.Q8]/[.M8]" office:value-type="float" office:value="1.12366863905325">
            <text:p>1.123668639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557">
            <text:p>3.557E+03</text:p>
          </table:table-cell>
          <table:table-cell table:number-columns-repeated="3"/>
          <table:table-cell office:value-type="float" office:value="3555">
            <text:p>3.555E+03</text:p>
          </table:table-cell>
          <table:table-cell table:number-columns-repeated="3"/>
          <table:table-cell office:value-type="float" office:value="3611">
            <text:p>3.611E+03</text:p>
          </table:table-cell>
          <table:table-cell table:number-columns-repeated="3"/>
          <table:table-cell office:value-type="float" office:value="3560">
            <text:p>3.560E+03</text:p>
          </table:table-cell>
          <table:table-cell table:formula="of:=[.M9]/[.I9]" office:value-type="float" office:value="0.999437728422828">
            <text:p>1.00</text:p>
          </table:table-cell>
          <table:table-cell table:formula="of:=[.Q9]/[.M9]" office:value-type="float" office:value="1.01575246132208">
            <text:p>1.015752461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2.6">
            <text:p>1.326E+02</text:p>
          </table:table-cell>
          <table:table-cell table:number-columns-repeated="3"/>
          <table:table-cell office:value-type="float" office:value="133.2">
            <text:p>1.332E+02</text:p>
          </table:table-cell>
          <table:table-cell table:number-columns-repeated="3"/>
          <table:table-cell office:value-type="float" office:value="133.5">
            <text:p>1.335E+02</text:p>
          </table:table-cell>
          <table:table-cell table:number-columns-repeated="3"/>
          <table:table-cell office:value-type="float" office:value="131.4">
            <text:p>1.314E+02</text:p>
          </table:table-cell>
          <table:table-cell table:formula="of:=[.M10]/[.I10]" office:value-type="float" office:value="1.00452488687783">
            <text:p>1.00</text:p>
          </table:table-cell>
          <table:table-cell table:formula="of:=[.Q10]/[.M10]" office:value-type="float" office:value="1.00225225225225">
            <text:p>1.002252252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4123000">
            <text:p>4.123E+06</text:p>
          </table:table-cell>
          <table:table-cell table:number-columns-repeated="3"/>
          <table:table-cell office:value-type="float" office:value="1379000">
            <text:p>1.379E+06</text:p>
          </table:table-cell>
          <table:table-cell table:number-columns-repeated="3"/>
          <table:table-cell office:value-type="float" office:value="8082000">
            <text:p>8.082E+06</text:p>
          </table:table-cell>
          <table:table-cell table:number-columns-repeated="3"/>
          <table:table-cell office:value-type="float" office:value="4108000">
            <text:p>4.108E+06</text:p>
          </table:table-cell>
          <table:table-cell table:formula="of:=[.M11]/[.I11]" office:value-type="float" office:value="0.33446519524618">
            <text:p>0.33</text:p>
          </table:table-cell>
          <table:table-cell table:formula="of:=[.Q11]/[.M11]" office:value-type="float" office:value="5.86076867295141">
            <text:p>5.86076867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3083000">
            <text:p>3.083E+06</text:p>
          </table:table-cell>
          <table:table-cell table:number-columns-repeated="3"/>
          <table:table-cell office:value-type="float" office:value="1214000">
            <text:p>1.214E+06</text:p>
          </table:table-cell>
          <table:table-cell table:number-columns-repeated="3"/>
          <table:table-cell office:value-type="float" office:value="5222000">
            <text:p>5.222E+06</text:p>
          </table:table-cell>
          <table:table-cell table:number-columns-repeated="3"/>
          <table:table-cell office:value-type="float" office:value="3129000">
            <text:p>3.129E+06</text:p>
          </table:table-cell>
          <table:table-cell table:formula="of:=[.M12]/[.I12]" office:value-type="float" office:value="0.393772299708076">
            <text:p>0.39</text:p>
          </table:table-cell>
          <table:table-cell table:formula="of:=[.Q12]/[.M12]" office:value-type="float" office:value="4.30148270181219">
            <text:p>4.301482701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27900">
            <text:p>1.279E+05</text:p>
          </table:table-cell>
          <table:table-cell table:number-columns-repeated="3"/>
          <table:table-cell office:value-type="float" office:value="123500">
            <text:p>1.235E+05</text:p>
          </table:table-cell>
          <table:table-cell table:number-columns-repeated="3"/>
          <table:table-cell office:value-type="float" office:value="134600">
            <text:p>1.346E+05</text:p>
          </table:table-cell>
          <table:table-cell table:number-columns-repeated="3"/>
          <table:table-cell office:value-type="float" office:value="127600">
            <text:p>1.276E+05</text:p>
          </table:table-cell>
          <table:table-cell table:formula="of:=[.M13]/[.I13]" office:value-type="float" office:value="0.965598123534011">
            <text:p>0.97</text:p>
          </table:table-cell>
          <table:table-cell table:formula="of:=[.Q13]/[.M13]" office:value-type="float" office:value="1.08987854251012">
            <text:p>1.089878542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33">
            <text:p>2.633E+03</text:p>
          </table:table-cell>
          <table:table-cell table:number-columns-repeated="3"/>
          <table:table-cell office:value-type="float" office:value="2653">
            <text:p>2.653E+03</text:p>
          </table:table-cell>
          <table:table-cell table:number-columns-repeated="3"/>
          <table:table-cell office:value-type="float" office:value="2640">
            <text:p>2.640E+03</text:p>
          </table:table-cell>
          <table:table-cell table:number-columns-repeated="3"/>
          <table:table-cell office:value-type="float" office:value="2630">
            <text:p>2.630E+03</text:p>
          </table:table-cell>
          <table:table-cell table:formula="of:=[.M14]/[.I14]" office:value-type="float" office:value="1.00759589821496">
            <text:p>1.01</text:p>
          </table:table-cell>
          <table:table-cell table:formula="of:=[.Q14]/[.M14]" office:value-type="float" office:value="0.995099886920467">
            <text:p>0.995099886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89.42">
            <text:p>8.942E+01</text:p>
          </table:table-cell>
          <table:table-cell table:number-columns-repeated="3"/>
          <table:table-cell office:value-type="float" office:value="90.39">
            <text:p>9.039E+01</text:p>
          </table:table-cell>
          <table:table-cell table:number-columns-repeated="3"/>
          <table:table-cell office:value-type="float" office:value="89.97">
            <text:p>8.997E+01</text:p>
          </table:table-cell>
          <table:table-cell table:number-columns-repeated="3"/>
          <table:table-cell office:value-type="float" office:value="89.43">
            <text:p>8.943E+01</text:p>
          </table:table-cell>
          <table:table-cell table:formula="of:=[.M15]/[.I15]" office:value-type="float" office:value="1.01084768508164">
            <text:p>1.01</text:p>
          </table:table-cell>
          <table:table-cell table:formula="of:=[.Q15]/[.M15]" office:value-type="float" office:value="0.995353468304016">
            <text:p>0.995353468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65360">
            <text:p>6.536E+04</text:p>
          </table:table-cell>
          <table:table-cell table:number-columns-repeated="3"/>
          <table:table-cell office:value-type="float" office:value="64910">
            <text:p>6.491E+04</text:p>
          </table:table-cell>
          <table:table-cell table:number-columns-repeated="3"/>
          <table:table-cell office:value-type="float" office:value="67410">
            <text:p>6.741E+04</text:p>
          </table:table-cell>
          <table:table-cell table:number-columns-repeated="3"/>
          <table:table-cell office:value-type="float" office:value="65510">
            <text:p>6.551E+04</text:p>
          </table:table-cell>
          <table:table-cell table:formula="of:=[.M16]/[.I16]" office:value-type="float" office:value="0.993115055079559">
            <text:p>0.99</text:p>
          </table:table-cell>
          <table:table-cell table:formula="of:=[.Q16]/[.M16]" office:value-type="float" office:value="1.03851486673856">
            <text:p>1.038514866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51700">
            <text:p>5.170E+04</text:p>
          </table:table-cell>
          <table:table-cell table:number-columns-repeated="3"/>
          <table:table-cell office:value-type="float" office:value="50870">
            <text:p>5.087E+04</text:p>
          </table:table-cell>
          <table:table-cell table:number-columns-repeated="3"/>
          <table:table-cell office:value-type="float" office:value="52550">
            <text:p>5.255E+04</text:p>
          </table:table-cell>
          <table:table-cell table:number-columns-repeated="3"/>
          <table:table-cell office:value-type="float" office:value="51600">
            <text:p>5.160E+04</text:p>
          </table:table-cell>
          <table:table-cell table:formula="of:=[.M17]/[.I17]" office:value-type="float" office:value="0.98394584139265">
            <text:p>0.98</text:p>
          </table:table-cell>
          <table:table-cell table:formula="of:=[.Q17]/[.M17]" office:value-type="float" office:value="1.03302535875762">
            <text:p>1.033025358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33150">
            <text:p>3.315E+04</text:p>
          </table:table-cell>
          <table:table-cell table:number-columns-repeated="3"/>
          <table:table-cell office:value-type="float" office:value="33060">
            <text:p>3.306E+04</text:p>
          </table:table-cell>
          <table:table-cell table:number-columns-repeated="3"/>
          <table:table-cell office:value-type="float" office:value="33990">
            <text:p>3.399E+04</text:p>
          </table:table-cell>
          <table:table-cell table:number-columns-repeated="3"/>
          <table:table-cell office:value-type="float" office:value="33050">
            <text:p>3.305E+04</text:p>
          </table:table-cell>
          <table:table-cell table:formula="of:=[.M18]/[.I18]" office:value-type="float" office:value="0.997285067873303">
            <text:p>1.00</text:p>
          </table:table-cell>
          <table:table-cell table:formula="of:=[.Q18]/[.M18]" office:value-type="float" office:value="1.02813067150635">
            <text:p>1.028130671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31.8">
            <text:p>4.318E+02</text:p>
          </table:table-cell>
          <table:table-cell table:number-columns-repeated="3"/>
          <table:table-cell office:value-type="float" office:value="479">
            <text:p>4.790E+02</text:p>
          </table:table-cell>
          <table:table-cell table:number-columns-repeated="3"/>
          <table:table-cell office:value-type="float" office:value="441">
            <text:p>4.410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0.920668058455115">
            <text:p>0.920668058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03">
            <text:p>2.103E+01</text:p>
          </table:table-cell>
          <table:table-cell table:number-columns-repeated="3"/>
          <table:table-cell office:value-type="float" office:value="20.98">
            <text:p>2.098E+01</text:p>
          </table:table-cell>
          <table:table-cell table:number-columns-repeated="3"/>
          <table:table-cell office:value-type="float" office:value="21.09">
            <text:p>2.109E+01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0.997622444127437">
            <text:p>1.00</text:p>
          </table:table-cell>
          <table:table-cell table:formula="of:=[.Q20]/[.M20]" office:value-type="float" office:value="1.00524308865586">
            <text:p>1.0052430887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23778">
            <text:p>2.378E+04</text:p>
          </table:table-cell>
          <table:table-cell table:number-columns-repeated="3"/>
          <table:table-cell office:value-type="float" office:value="18130">
            <text:p>1.813E+04</text:p>
          </table:table-cell>
          <table:table-cell table:number-columns-repeated="3"/>
          <table:table-cell office:value-type="float" office:value="28483">
            <text:p>2.848E+04</text:p>
          </table:table-cell>
          <table:table-cell table:number-columns-repeated="3"/>
          <table:table-cell office:value-type="float" office:value="55491">
            <text:p>5.549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57104247104247">
            <text:p>1.571042471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1066000">
            <text:p>1.066E+06</text:p>
          </table:table-cell>
          <table:table-cell table:number-columns-repeated="3"/>
          <table:table-cell office:value-type="float" office:value="1063000">
            <text:p>1.063E+06</text:p>
          </table:table-cell>
          <table:table-cell table:number-columns-repeated="3"/>
          <table:table-cell office:value-type="float" office:value="1060000">
            <text:p>1.060E+06</text:p>
          </table:table-cell>
          <table:table-cell table:number-columns-repeated="3"/>
          <table:table-cell office:value-type="float" office:value="1066000">
            <text:p>1.066E+06</text:p>
          </table:table-cell>
          <table:table-cell table:formula="of:=[.M23]/[.I23]" office:value-type="float" office:value="0.99718574108818">
            <text:p>1.00</text:p>
          </table:table-cell>
          <table:table-cell table:formula="of:=[.Q23]/[.M23]" office:value-type="float" office:value="0.997177798682973">
            <text:p>0.997177798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1064000">
            <text:p>1.064E+06</text:p>
          </table:table-cell>
          <table:table-cell table:number-columns-repeated="3"/>
          <table:table-cell office:value-type="float" office:value="1044000">
            <text:p>1.044E+06</text:p>
          </table:table-cell>
          <table:table-cell table:number-columns-repeated="3"/>
          <table:table-cell office:value-type="float" office:value="1077000">
            <text:p>1.077E+06</text:p>
          </table:table-cell>
          <table:table-cell table:number-columns-repeated="3"/>
          <table:table-cell office:value-type="float" office:value="1071000">
            <text:p>1.071E+06</text:p>
          </table:table-cell>
          <table:table-cell table:formula="of:=[.M24]/[.I24]" office:value-type="float" office:value="0.981203007518797">
            <text:p>0.98</text:p>
          </table:table-cell>
          <table:table-cell table:formula="of:=[.Q24]/[.M24]" office:value-type="float" office:value="1.0316091954023">
            <text:p>1.031609195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831900">
            <text:p>8.319E+05</text:p>
          </table:table-cell>
          <table:table-cell table:number-columns-repeated="3"/>
          <table:table-cell office:value-type="float" office:value="827500">
            <text:p>8.275E+05</text:p>
          </table:table-cell>
          <table:table-cell table:number-columns-repeated="3"/>
          <table:table-cell office:value-type="float" office:value="818900">
            <text:p>8.189E+05</text:p>
          </table:table-cell>
          <table:table-cell table:number-columns-repeated="3"/>
          <table:table-cell office:value-type="float" office:value="823600">
            <text:p>8.236E+05</text:p>
          </table:table-cell>
          <table:table-cell table:formula="of:=[.M25]/[.I25]" office:value-type="float" office:value="0.994710902752735">
            <text:p>0.99</text:p>
          </table:table-cell>
          <table:table-cell table:formula="of:=[.Q25]/[.M25]" office:value-type="float" office:value="0.989607250755287">
            <text:p>0.989607250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374500">
            <text:p>3.745E+05</text:p>
          </table:table-cell>
          <table:table-cell table:number-columns-repeated="3"/>
          <table:table-cell office:value-type="float" office:value="374200">
            <text:p>3.742E+05</text:p>
          </table:table-cell>
          <table:table-cell table:number-columns-repeated="3"/>
          <table:table-cell office:value-type="float" office:value="374900">
            <text:p>3.749E+05</text:p>
          </table:table-cell>
          <table:table-cell table:number-columns-repeated="3"/>
          <table:table-cell office:value-type="float" office:value="374800">
            <text:p>3.748E+05</text:p>
          </table:table-cell>
          <table:table-cell table:formula="of:=[.M26]/[.I26]" office:value-type="float" office:value="0.999198931909212">
            <text:p>1.00</text:p>
          </table:table-cell>
          <table:table-cell table:formula="of:=[.Q26]/[.M26]" office:value-type="float" office:value="1.00187065740246">
            <text:p>1.001870657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548">
            <text:p>3.548E+03</text:p>
          </table:table-cell>
          <table:table-cell table:number-columns-repeated="3"/>
          <table:table-cell office:value-type="float" office:value="3554">
            <text:p>3.554E+03</text:p>
          </table:table-cell>
          <table:table-cell table:number-columns-repeated="3"/>
          <table:table-cell office:value-type="float" office:value="3557">
            <text:p>3.557E+03</text:p>
          </table:table-cell>
          <table:table-cell table:number-columns-repeated="3"/>
          <table:table-cell office:value-type="float" office:value="3554">
            <text:p>3.554E+03</text:p>
          </table:table-cell>
          <table:table-cell table:formula="of:=[.M27]/[.I27]" office:value-type="float" office:value="1.00169109357384">
            <text:p>1.00</text:p>
          </table:table-cell>
          <table:table-cell table:formula="of:=[.Q27]/[.M27]" office:value-type="float" office:value="1.00084411930219">
            <text:p>1.0008441193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57">
            <text:p>1.857E+01</text:p>
          </table:table-cell>
          <table:table-cell table:number-columns-repeated="3"/>
          <table:table-cell office:value-type="float" office:value="18.84">
            <text:p>1.884E+01</text:p>
          </table:table-cell>
          <table:table-cell table:number-columns-repeated="3"/>
          <table:table-cell office:value-type="float" office:value="18.87">
            <text:p>1.887E+01</text:p>
          </table:table-cell>
          <table:table-cell table:number-columns-repeated="3"/>
          <table:table-cell table:style-name="Default" office:value-type="string">
            <text:p>---</text:p>
          </table:table-cell>
          <table:table-cell table:formula="of:=[.M28]/[.I28]" office:value-type="float" office:value="1.01453957996769">
            <text:p>1.01</text:p>
          </table:table-cell>
          <table:table-cell table:formula="of:=[.Q28]/[.M28]" office:value-type="float" office:value="1.0015923566879">
            <text:p>1.001592356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3498000">
            <text:p>3.498E+06</text:p>
          </table:table-cell>
          <table:table-cell table:number-columns-repeated="3"/>
          <table:table-cell office:value-type="float" office:value="3490000">
            <text:p>3.490E+06</text:p>
          </table:table-cell>
          <table:table-cell table:number-columns-repeated="3"/>
          <table:table-cell office:value-type="float" office:value="3496000">
            <text:p>3.496E+06</text:p>
          </table:table-cell>
          <table:table-cell table:number-columns-repeated="3"/>
          <table:table-cell office:value-type="float" office:value="3459000">
            <text:p>3.459E+06</text:p>
          </table:table-cell>
          <table:table-cell table:formula="of:=[.M29]/[.I29]" office:value-type="float" office:value="0.997712978845054">
            <text:p>1.00</text:p>
          </table:table-cell>
          <table:table-cell table:formula="of:=[.Q29]/[.M29]" office:value-type="float" office:value="1.00171919770774">
            <text:p>1.001719197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55">
            <text:p>1.055E+01</text:p>
          </table:table-cell>
          <table:table-cell table:number-columns-repeated="3"/>
          <table:table-cell office:value-type="float" office:value="10.63">
            <text:p>1.063E+01</text:p>
          </table:table-cell>
          <table:table-cell table:number-columns-repeated="3"/>
          <table:table-cell office:value-type="float" office:value="10.66">
            <text:p>1.066E+01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1.00758293838863">
            <text:p>1.01</text:p>
          </table:table-cell>
          <table:table-cell table:formula="of:=[.Q30]/[.M30]" office:value-type="float" office:value="1.00282220131703">
            <text:p>1.0028222013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31029">
            <text:p>3.103E+04</text:p>
          </table:table-cell>
          <table:table-cell table:number-columns-repeated="3"/>
          <table:table-cell office:value-type="float" office:value="31003">
            <text:p>3.100E+04</text:p>
          </table:table-cell>
          <table:table-cell table:number-columns-repeated="3"/>
          <table:table-cell office:value-type="float" office:value="31108">
            <text:p>3.111E+04</text:p>
          </table:table-cell>
          <table:table-cell table:number-columns-repeated="3"/>
          <table:table-cell office:value-type="float" office:value="403740">
            <text:p>4.037E+05</text:p>
          </table:table-cell>
          <table:table-cell/>
          <table:table-cell table:formula="of:=[.L31]/[.H31]" office:value-type="float" office:value="0.999162074188662">
            <text:p>1.00</text:p>
          </table:table-cell>
          <table:table-cell table:formula="of:=[.P31]/[.L31]" office:value-type="float" office:value="1.00338676902235">
            <text:p>1.003386769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2287000">
            <text:p>2.287E+06</text:p>
          </table:table-cell>
          <table:table-cell table:number-columns-repeated="3"/>
          <table:table-cell office:value-type="float" office:value="2286000">
            <text:p>2.286E+06</text:p>
          </table:table-cell>
          <table:table-cell table:number-columns-repeated="3"/>
          <table:table-cell office:value-type="float" office:value="2282000">
            <text:p>2.282E+06</text:p>
          </table:table-cell>
          <table:table-cell table:number-columns-repeated="3"/>
          <table:table-cell office:value-type="float" office:value="2294000">
            <text:p>2.294E+06</text:p>
          </table:table-cell>
          <table:table-cell table:formula="of:=[.M33]/[.I33]" office:value-type="float" office:value="0.9995627459554">
            <text:p>1.00</text:p>
          </table:table-cell>
          <table:table-cell table:formula="of:=[.Q33]/[.M33]" office:value-type="float" office:value="0.99825021872266">
            <text:p>0.998250218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575300">
            <text:p>5.753E+05</text:p>
          </table:table-cell>
          <table:table-cell table:number-columns-repeated="3"/>
          <table:table-cell office:value-type="float" office:value="572600">
            <text:p>5.726E+05</text:p>
          </table:table-cell>
          <table:table-cell table:number-columns-repeated="3"/>
          <table:table-cell office:value-type="float" office:value="581800">
            <text:p>5.818E+05</text:p>
          </table:table-cell>
          <table:table-cell table:number-columns-repeated="3"/>
          <table:table-cell office:value-type="float" office:value="576700">
            <text:p>5.767E+05</text:p>
          </table:table-cell>
          <table:table-cell table:formula="of:=[.M34]/[.I34]" office:value-type="float" office:value="0.995306796454024">
            <text:p>1.00</text:p>
          </table:table-cell>
          <table:table-cell table:formula="of:=[.Q34]/[.M34]" office:value-type="float" office:value="1.01606706252183">
            <text:p>1.016067062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1250">
            <text:p>1.125E+04</text:p>
          </table:table-cell>
          <table:table-cell table:number-columns-repeated="3"/>
          <table:table-cell office:value-type="float" office:value="11190">
            <text:p>1.119E+04</text:p>
          </table:table-cell>
          <table:table-cell table:number-columns-repeated="3"/>
          <table:table-cell office:value-type="float" office:value="11280">
            <text:p>1.128E+04</text:p>
          </table:table-cell>
          <table:table-cell table:number-columns-repeated="3"/>
          <table:table-cell office:value-type="float" office:value="11300">
            <text:p>1.130E+04</text:p>
          </table:table-cell>
          <table:table-cell table:formula="of:=[.M35]/[.I35]" office:value-type="float" office:value="0.994666666666667">
            <text:p>0.99</text:p>
          </table:table-cell>
          <table:table-cell table:formula="of:=[.Q35]/[.M35]" office:value-type="float" office:value="1.00804289544236">
            <text:p>1.008042895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8.7">
            <text:p>1.687E+02</text:p>
          </table:table-cell>
          <table:table-cell table:number-columns-repeated="3"/>
          <table:table-cell office:value-type="float" office:value="167.5">
            <text:p>1.675E+02</text:p>
          </table:table-cell>
          <table:table-cell table:number-columns-repeated="3"/>
          <table:table-cell office:value-type="float" office:value="167.5">
            <text:p>1.675E+02</text:p>
          </table:table-cell>
          <table:table-cell table:number-columns-repeated="3"/>
          <table:table-cell office:value-type="float" office:value="166.2">
            <text:p>1.662E+02</text:p>
          </table:table-cell>
          <table:table-cell table:formula="of:=[.M36]/[.I36]" office:value-type="float" office:value="0.992886781268524">
            <text:p>0.99</text:p>
          </table:table-cell>
          <table:table-cell table:formula="of:=[.Q36]/[.M36]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9.01">
            <text:p>9.010E+00</text:p>
          </table:table-cell>
          <table:table-cell table:number-columns-repeated="3"/>
          <table:table-cell office:value-type="float" office:value="9.014">
            <text:p>9.014E+00</text:p>
          </table:table-cell>
          <table:table-cell table:number-columns-repeated="3"/>
          <table:table-cell office:value-type="float" office:value="8.992">
            <text:p>8.992E+00</text:p>
          </table:table-cell>
          <table:table-cell table:number-columns-repeated="3"/>
          <table:table-cell office:value-type="float" office:value="8.999">
            <text:p>8.999E+00</text:p>
          </table:table-cell>
          <table:table-cell table:formula="of:=[.M37]/[.I37]" office:value-type="float" office:value="1.00044395116537">
            <text:p>1.00</text:p>
          </table:table-cell>
          <table:table-cell table:formula="of:=[.Q37]/[.M37]" office:value-type="float" office:value="0.997559352118926">
            <text:p>0.9975593521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7420.4">
            <text:p>7.420E+03</text:p>
          </table:table-cell>
          <table:table-cell table:number-columns-repeated="3"/>
          <table:table-cell office:value-type="float" office:value="7394.6">
            <text:p>7.395E+03</text:p>
          </table:table-cell>
          <table:table-cell table:number-columns-repeated="3"/>
          <table:table-cell office:value-type="float" office:value="7423.9">
            <text:p>7.424E+03</text:p>
          </table:table-cell>
          <table:table-cell table:number-columns-repeated="3"/>
          <table:table-cell office:value-type="float" office:value="7411.3">
            <text:p>7.411E+03</text:p>
          </table:table-cell>
          <table:table-cell/>
          <table:table-cell table:formula="of:=[.L38]/[.H38]" office:value-type="float" office:value="0.996523098485257">
            <text:p>1.00</text:p>
          </table:table-cell>
          <table:table-cell table:formula="of:=[.P38]/[.L38]" office:value-type="float" office:value="1.00396235090471">
            <text:p>1.0039623509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1078000">
            <text:p>1.078E+06</text:p>
          </table:table-cell>
          <table:table-cell table:number-columns-repeated="3"/>
          <table:table-cell office:value-type="float" office:value="1071000">
            <text:p>1.071E+06</text:p>
          </table:table-cell>
          <table:table-cell table:number-columns-repeated="3"/>
          <table:table-cell office:value-type="float" office:value="1077000">
            <text:p>1.077E+06</text:p>
          </table:table-cell>
          <table:table-cell table:number-columns-repeated="3"/>
          <table:table-cell office:value-type="float" office:value="1058000">
            <text:p>1.058E+06</text:p>
          </table:table-cell>
          <table:table-cell table:formula="of:=[.M40]/[.I40]" office:value-type="float" office:value="0.993506493506493">
            <text:p>0.99</text:p>
          </table:table-cell>
          <table:table-cell table:formula="of:=[.Q40]/[.M40]" office:value-type="float" office:value="1.00560224089636">
            <text:p>1.005602240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385300">
            <text:p>3.853E+05</text:p>
          </table:table-cell>
          <table:table-cell table:number-columns-repeated="3"/>
          <table:table-cell office:value-type="float" office:value="385500">
            <text:p>3.855E+05</text:p>
          </table:table-cell>
          <table:table-cell table:number-columns-repeated="3"/>
          <table:table-cell office:value-type="float" office:value="381500">
            <text:p>3.815E+05</text:p>
          </table:table-cell>
          <table:table-cell table:number-columns-repeated="3"/>
          <table:table-cell office:value-type="float" office:value="385400">
            <text:p>3.854E+05</text:p>
          </table:table-cell>
          <table:table-cell table:formula="of:=[.M41]/[.I41]" office:value-type="float" office:value="1.00051907604464">
            <text:p>1.00</text:p>
          </table:table-cell>
          <table:table-cell table:formula="of:=[.Q41]/[.M41]" office:value-type="float" office:value="0.989623865110247">
            <text:p>0.989623865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8127">
            <text:p>8.127E+03</text:p>
          </table:table-cell>
          <table:table-cell table:number-columns-repeated="3"/>
          <table:table-cell office:value-type="float" office:value="8178">
            <text:p>8.178E+03</text:p>
          </table:table-cell>
          <table:table-cell table:number-columns-repeated="3"/>
          <table:table-cell office:value-type="float" office:value="8176">
            <text:p>8.176E+03</text:p>
          </table:table-cell>
          <table:table-cell table:number-columns-repeated="3"/>
          <table:table-cell office:value-type="float" office:value="8179">
            <text:p>8.179E+03</text:p>
          </table:table-cell>
          <table:table-cell table:formula="of:=[.M42]/[.I42]" office:value-type="float" office:value="1.0062753783684">
            <text:p>1.01</text:p>
          </table:table-cell>
          <table:table-cell table:formula="of:=[.Q42]/[.M42]" office:value-type="float" office:value="0.999755441428222">
            <text:p>0.999755441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3.5">
            <text:p>1.235E+02</text:p>
          </table:table-cell>
          <table:table-cell table:number-columns-repeated="3"/>
          <table:table-cell office:value-type="float" office:value="122.3">
            <text:p>1.223E+02</text:p>
          </table:table-cell>
          <table:table-cell table:number-columns-repeated="3"/>
          <table:table-cell office:value-type="float" office:value="123.6">
            <text:p>1.236E+02</text:p>
          </table:table-cell>
          <table:table-cell table:number-columns-repeated="3"/>
          <table:table-cell office:value-type="float" office:value="123.3">
            <text:p>1.233E+02</text:p>
          </table:table-cell>
          <table:table-cell table:formula="of:=[.M43]/[.I43]" office:value-type="float" office:value="0.990283400809716">
            <text:p>0.99</text:p>
          </table:table-cell>
          <table:table-cell table:formula="of:=[.Q43]/[.M43]" office:value-type="float" office:value="1.01062959934587">
            <text:p>1.010629599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5.983">
            <text:p>5.983E+00</text:p>
          </table:table-cell>
          <table:table-cell table:number-columns-repeated="3"/>
          <table:table-cell office:value-type="float" office:value="5.987">
            <text:p>5.987E+00</text:p>
          </table:table-cell>
          <table:table-cell table:number-columns-repeated="3"/>
          <table:table-cell office:value-type="float" office:value="5.938">
            <text:p>5.938E+00</text:p>
          </table:table-cell>
          <table:table-cell table:number-columns-repeated="3"/>
          <table:table-cell office:value-type="float" office:value="5.938">
            <text:p>5.938E+00</text:p>
          </table:table-cell>
          <table:table-cell table:formula="of:=[.M44]/[.I44]" office:value-type="float" office:value="1.00066856092261">
            <text:p>1.00</text:p>
          </table:table-cell>
          <table:table-cell table:formula="of:=[.Q44]/[.M44]" office:value-type="float" office:value="0.99181560046768">
            <text:p>0.9918156005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4779.3">
            <text:p>4.779E+03</text:p>
          </table:table-cell>
          <table:table-cell table:number-columns-repeated="3"/>
          <table:table-cell office:value-type="float" office:value="4771.3">
            <text:p>4.771E+03</text:p>
          </table:table-cell>
          <table:table-cell table:number-columns-repeated="3"/>
          <table:table-cell office:value-type="float" office:value="4768.7">
            <text:p>4.769E+03</text:p>
          </table:table-cell>
          <table:table-cell table:number-columns-repeated="3"/>
          <table:table-cell office:value-type="float" office:value="4759.5">
            <text:p>4.760E+03</text:p>
          </table:table-cell>
          <table:table-cell/>
          <table:table-cell table:formula="of:=[.L45]/[.H45]" office:value-type="float" office:value="0.99832611470299">
            <text:p>1.00</text:p>
          </table:table-cell>
          <table:table-cell table:formula="of:=[.P45]/[.L45]" office:value-type="float" office:value="0.999455075136755">
            <text:p>0.9994550751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16379">
            <text:p>1.638E+04</text:p>
          </table:table-cell>
          <table:table-cell table:number-columns-repeated="3"/>
          <table:table-cell office:value-type="float" office:value="14946">
            <text:p>1.495E+04</text:p>
          </table:table-cell>
          <table:table-cell table:number-columns-repeated="3"/>
          <table:table-cell office:value-type="float" office:value="17404">
            <text:p>1.740E+04</text:p>
          </table:table-cell>
          <table:table-cell table:number-columns-repeated="3"/>
          <table:table-cell office:value-type="float" office:value="51053">
            <text:p>5.105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16445871805165">
            <text:p>1.1644587181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32690">
            <text:p>3.269E+04</text:p>
          </table:table-cell>
          <table:table-cell table:number-columns-repeated="3"/>
          <table:table-cell office:value-type="float" office:value="32950">
            <text:p>3.295E+04</text:p>
          </table:table-cell>
          <table:table-cell table:number-columns-repeated="3"/>
          <table:table-cell office:value-type="float" office:value="32930">
            <text:p>3.293E+04</text:p>
          </table:table-cell>
          <table:table-cell table:number-columns-repeated="3"/>
          <table:table-cell office:value-type="float" office:value="32870">
            <text:p>3.287E+04</text:p>
          </table:table-cell>
          <table:table-cell table:formula="of:=[.M49]/[.I49]" office:value-type="float" office:value="1.00795350260018">
            <text:p>1.01</text:p>
          </table:table-cell>
          <table:table-cell table:formula="of:=[.Q49]/[.M49]" office:value-type="float" office:value="0.999393019726859">
            <text:p>0.999393019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6024">
            <text:p>6.024E+03</text:p>
          </table:table-cell>
          <table:table-cell table:number-columns-repeated="3"/>
          <table:table-cell office:value-type="float" office:value="6037">
            <text:p>6.037E+03</text:p>
          </table:table-cell>
          <table:table-cell table:number-columns-repeated="3"/>
          <table:table-cell office:value-type="float" office:value="6038">
            <text:p>6.038E+03</text:p>
          </table:table-cell>
          <table:table-cell table:number-columns-repeated="3"/>
          <table:table-cell office:value-type="float" office:value="6024">
            <text:p>6.024E+03</text:p>
          </table:table-cell>
          <table:table-cell table:formula="of:=[.M50]/[.I50]" office:value-type="float" office:value="1.00215803452855">
            <text:p>1.00</text:p>
          </table:table-cell>
          <table:table-cell table:formula="of:=[.Q50]/[.M50]" office:value-type="float" office:value="1.00016564518801">
            <text:p>1.000165645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917.9">
            <text:p>9.179E+02</text:p>
          </table:table-cell>
          <table:table-cell table:number-columns-repeated="3"/>
          <table:table-cell office:value-type="float" office:value="919.4">
            <text:p>9.194E+02</text:p>
          </table:table-cell>
          <table:table-cell table:number-columns-repeated="3"/>
          <table:table-cell office:value-type="float" office:value="919.3">
            <text:p>9.193E+02</text:p>
          </table:table-cell>
          <table:table-cell table:number-columns-repeated="3"/>
          <table:table-cell office:value-type="float" office:value="912.4">
            <text:p>9.124E+02</text:p>
          </table:table-cell>
          <table:table-cell table:formula="of:=[.M51]/[.I51]" office:value-type="float" office:value="1.00163416494171">
            <text:p>1.00</text:p>
          </table:table-cell>
          <table:table-cell table:formula="of:=[.Q51]/[.M51]" office:value-type="float" office:value="0.999891233413096">
            <text:p>0.9998912334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5654">
            <text:p>5.654E+03</text:p>
          </table:table-cell>
          <table:table-cell table:number-columns-repeated="3"/>
          <table:table-cell office:value-type="float" office:value="5676.6">
            <text:p>5.677E+03</text:p>
          </table:table-cell>
          <table:table-cell table:number-columns-repeated="3"/>
          <table:table-cell office:value-type="float" office:value="5675.2">
            <text:p>5.675E+03</text:p>
          </table:table-cell>
          <table:table-cell table:number-columns-repeated="3"/>
          <table:table-cell office:value-type="float" office:value="5652.7">
            <text:p>5.653E+03</text:p>
          </table:table-cell>
          <table:table-cell/>
          <table:table-cell table:formula="of:=[.L52]/[.H52]" office:value-type="float" office:value="1.00399717014503">
            <text:p>1.00</text:p>
          </table:table-cell>
          <table:table-cell table:formula="of:=[.P52]/[.L52]" office:value-type="float" office:value="0.999753373498221">
            <text:p>0.9997533735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5654">
            <text:p>5.654E+03</text:p>
          </table:table-cell>
          <table:table-cell table:number-columns-repeated="3"/>
          <table:table-cell office:value-type="float" office:value="5676.6">
            <text:p>5.677E+03</text:p>
          </table:table-cell>
          <table:table-cell table:number-columns-repeated="3"/>
          <table:table-cell office:value-type="float" office:value="5675.2">
            <text:p>5.675E+03</text:p>
          </table:table-cell>
          <table:table-cell table:number-columns-repeated="3"/>
          <table:table-cell office:value-type="float" office:value="5652.7">
            <text:p>5.653E+03</text:p>
          </table:table-cell>
          <table:table-cell table:number-columns-repeated="2"/>
          <table:table-cell table:formula="of:=[.K53]/[.G53]" office:value-type="float" office:value="1.00399717014503">
            <text:p>1.00</text:p>
          </table:table-cell>
          <table:table-cell table:formula="of:=[.O53]/[.K53]" office:value-type="float" office:value="0.999753373498221">
            <text:p>0.9997533735</text:p>
          </table:table-cell>
          <table:table-cell table:number-columns-repeated="1001"/>
        </table:table-row>
        <table:table-row table:style-name="ro2">
          <table:table-cell office:value-type="string">
            <text:p>GMPbench:</text:p>
          </table:table-cell>
          <table:table-cell table:number-columns-repeated="4"/>
          <table:table-cell office:value-type="float" office:value="9623.1">
            <text:p>9.623E+03</text:p>
          </table:table-cell>
          <table:table-cell table:number-columns-repeated="3"/>
          <table:table-cell office:value-type="float" office:value="9211">
            <text:p>9.211E+03</text:p>
          </table:table-cell>
          <table:table-cell table:number-columns-repeated="3"/>
          <table:table-cell office:value-type="float" office:value="9938.5">
            <text:p>9.939E+03</text:p>
          </table:table-cell>
          <table:table-cell table:number-columns-repeated="3"/>
          <table:table-cell office:value-type="float" office:value="16988">
            <text:p>1.699E+04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7898165237216">
            <text:p>1.0789816524</text:p>
          </table:table-cell>
          <table:table-cell table:number-columns-repeated="1001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p gem - 1.9.3 - truncated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9" table:default-cell-style-name="ce6"/>
        <table:table-column table:style-name="co10" table:number-columns-repeated="2" table:default-cell-style-name="ce6"/>
        <table:table-column table:style-name="co11" table:number-columns-repeated="1000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table:number-columns-repeated="2" office:value-type="string">
            <text:p>Functional over</text:p>
          </table:table-cell>
          <table:table-cell table:number-columns-repeated="1000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office:value-type="string">
            <text:p>Bin Op</text:p>
          </table:table-cell>
          <table:table-cell table:number-columns-repeated="1000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6]/[.I6]" office:value-type="float" office:value="0">
            <text:p>#DIV/0!</text:p>
          </table:table-cell>
          <table:table-cell table:formula="of:=[.Q6]/[.M6]" office:value-type="float" office:value="0">
            <text:p>#DIV/0!</text:p>
          </table:table-cell>
          <table:table-cell table:formula="of:=[.Q6]/[.I6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7]/[.I7]" office:value-type="float" office:value="0">
            <text:p>#DIV/0!</text:p>
          </table:table-cell>
          <table:table-cell table:formula="of:=[.Q7]/[.M7]" office:value-type="float" office:value="0">
            <text:p>#DIV/0!</text:p>
          </table:table-cell>
          <table:table-cell table:formula="of:=[.Q7]/[.I7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8]/[.I8]" office:value-type="float" office:value="0">
            <text:p>#DIV/0!</text:p>
          </table:table-cell>
          <table:table-cell table:formula="of:=[.Q8]/[.M8]" office:value-type="float" office:value="0">
            <text:p>#DIV/0!</text:p>
          </table:table-cell>
          <table:table-cell table:formula="of:=[.Q8]/[.I8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9]/[.I9]" office:value-type="float" office:value="0">
            <text:p>#DIV/0!</text:p>
          </table:table-cell>
          <table:table-cell table:formula="of:=[.Q9]/[.M9]" office:value-type="float" office:value="0">
            <text:p>#DIV/0!</text:p>
          </table:table-cell>
          <table:table-cell table:formula="of:=[.Q9]/[.I9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10]/[.I10]" office:value-type="float" office:value="0">
            <text:p>#DIV/0!</text:p>
          </table:table-cell>
          <table:table-cell table:formula="of:=[.Q10]/[.M10]" office:value-type="float" office:value="0">
            <text:p>#DIV/0!</text:p>
          </table:table-cell>
          <table:table-cell table:formula="of:=[.Q10]/[.I10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11]/[.I11]" office:value-type="float" office:value="0">
            <text:p>#DIV/0!</text:p>
          </table:table-cell>
          <table:table-cell table:formula="of:=[.Q11]/[.M11]" office:value-type="float" office:value="0">
            <text:p>#DIV/0!</text:p>
          </table:table-cell>
          <table:table-cell table:formula="of:=[.Q11]/[.I11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12]/[.I12]" office:value-type="float" office:value="0">
            <text:p>#DIV/0!</text:p>
          </table:table-cell>
          <table:table-cell table:formula="of:=[.Q12]/[.M12]" office:value-type="float" office:value="0">
            <text:p>#DIV/0!</text:p>
          </table:table-cell>
          <table:table-cell table:formula="of:=[.Q12]/[.I12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13]/[.I13]" office:value-type="float" office:value="0">
            <text:p>#DIV/0!</text:p>
          </table:table-cell>
          <table:table-cell table:formula="of:=[.Q13]/[.M13]" office:value-type="float" office:value="0">
            <text:p>#DIV/0!</text:p>
          </table:table-cell>
          <table:table-cell table:formula="of:=[.Q13]/[.I13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14]/[.I14]" office:value-type="float" office:value="0">
            <text:p>#DIV/0!</text:p>
          </table:table-cell>
          <table:table-cell table:formula="of:=[.Q14]/[.M14]" office:value-type="float" office:value="0">
            <text:p>#DIV/0!</text:p>
          </table:table-cell>
          <table:table-cell table:formula="of:=[.Q14]/[.I14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15]/[.I15]" office:value-type="float" office:value="0">
            <text:p>#DIV/0!</text:p>
          </table:table-cell>
          <table:table-cell table:formula="of:=[.Q15]/[.M15]" office:value-type="float" office:value="0">
            <text:p>#DIV/0!</text:p>
          </table:table-cell>
          <table:table-cell table:formula="of:=[.Q15]/[.I15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16]/[.I16]" office:value-type="float" office:value="0">
            <text:p>#DIV/0!</text:p>
          </table:table-cell>
          <table:table-cell table:formula="of:=[.Q16]/[.M16]" office:value-type="float" office:value="0">
            <text:p>#DIV/0!</text:p>
          </table:table-cell>
          <table:table-cell table:formula="of:=[.Q16]/[.I16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17]/[.I17]" office:value-type="float" office:value="0">
            <text:p>#DIV/0!</text:p>
          </table:table-cell>
          <table:table-cell table:formula="of:=[.Q17]/[.M17]" office:value-type="float" office:value="0">
            <text:p>#DIV/0!</text:p>
          </table:table-cell>
          <table:table-cell table:formula="of:=[.Q17]/[.I17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18]/[.I18]" office:value-type="float" office:value="0">
            <text:p>#DIV/0!</text:p>
          </table:table-cell>
          <table:table-cell table:formula="of:=[.Q18]/[.M18]" office:value-type="float" office:value="0">
            <text:p>#DIV/0!</text:p>
          </table:table-cell>
          <table:table-cell table:formula="of:=[.Q18]/[.I18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style-name="ce9" table:number-columns-repeated="3"/>
          <table:table-cell table:style-name="ce9" office:value-type="string">
            <text:p>base.multiply(16777216,512) <text:s text:c="2"/></text:p>
          </table:table-cell>
          <table:table-cell table:style-name="ce9"/>
          <table:table-cell table:style-name="ce10"/>
          <table:table-cell table:style-name="ce11" table:number-columns-repeated="2"/>
          <table:table-cell table:style-name="ce11" office:value-type="float" office:value="0">
            <text:p>0.000E+00</text:p>
          </table:table-cell>
          <table:table-cell table:style-name="ce10"/>
          <table:table-cell table:style-name="ce11" table:number-columns-repeated="2"/>
          <table:table-cell table:style-name="ce11" office:value-type="float" office:value="0">
            <text:p>0.000E+00</text:p>
          </table:table-cell>
          <table:table-cell table:style-name="ce10"/>
          <table:table-cell table:style-name="ce11" table:number-columns-repeated="2"/>
          <table:table-cell table:style-name="ce11" office:value-type="float" office:value="0">
            <text:p>0.000E+00</text:p>
          </table:table-cell>
          <table:table-cell table:style-name="ce10"/>
          <table:table-cell table:style-name="ce11" table:number-columns-repeated="3"/>
          <table:table-cell table:number-columns-repeated="3" table:style-name="ce12" office:value-type="string">
            <text:p>n/a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20]/[.I20]" office:value-type="float" office:value="0">
            <text:p>#DIV/0!</text:p>
          </table:table-cell>
          <table:table-cell table:formula="of:=[.Q20]/[.M20]" office:value-type="float" office:value="0">
            <text:p>#DIV/0!</text:p>
          </table:table-cell>
          <table:table-cell table:formula="of:=[.Q20]/[.I20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0">
            <text:p>0.000E+00</text:p>
          </table:table-cell>
          <table:table-cell office:value-type="string">
            <text:p>---</text:p>
          </table:table-cell>
          <table:table-cell table:number-columns-repeated="2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5"/>
          <table:table-cell table:style-name="ce7" table:formula="of:=[.L21]/[.H21]" office:value-type="float" office:value="0">
            <text:p>#DIV/0!</text:p>
          </table:table-cell>
          <table:table-cell table:style-name="ce7" table:formula="of:=[.P21]/[.L21]" office:value-type="float" office:value="0">
            <text:p>#DIV/0!</text:p>
          </table:table-cell>
          <table:table-cell table:style-name="ce7" table:formula="of:=[.P21]/[.H21]" office:value-type="float" office:value="0">
            <text:p>#DIV/0!</text:p>
          </table:table-cell>
          <table:table-cell table:number-columns-repeated="1000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23]/[.I23]" office:value-type="float" office:value="0">
            <text:p>#DIV/0!</text:p>
          </table:table-cell>
          <table:table-cell table:formula="of:=[.Q23]/[.M23]" office:value-type="float" office:value="0">
            <text:p>#DIV/0!</text:p>
          </table:table-cell>
          <table:table-cell table:formula="of:=[.Q23]/[.I23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24]/[.I24]" office:value-type="float" office:value="0">
            <text:p>#DIV/0!</text:p>
          </table:table-cell>
          <table:table-cell table:formula="of:=[.Q24]/[.M24]" office:value-type="float" office:value="0">
            <text:p>#DIV/0!</text:p>
          </table:table-cell>
          <table:table-cell table:formula="of:=[.Q24]/[.I24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25]/[.I25]" office:value-type="float" office:value="0">
            <text:p>#DIV/0!</text:p>
          </table:table-cell>
          <table:table-cell table:formula="of:=[.Q25]/[.M25]" office:value-type="float" office:value="0">
            <text:p>#DIV/0!</text:p>
          </table:table-cell>
          <table:table-cell table:formula="of:=[.Q25]/[.I25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26]/[.I26]" office:value-type="float" office:value="0">
            <text:p>#DIV/0!</text:p>
          </table:table-cell>
          <table:table-cell table:formula="of:=[.Q26]/[.M26]" office:value-type="float" office:value="0">
            <text:p>#DIV/0!</text:p>
          </table:table-cell>
          <table:table-cell table:formula="of:=[.Q26]/[.I26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27]/[.I27]" office:value-type="float" office:value="0">
            <text:p>#DIV/0!</text:p>
          </table:table-cell>
          <table:table-cell table:formula="of:=[.Q27]/[.M27]" office:value-type="float" office:value="0">
            <text:p>#DIV/0!</text:p>
          </table:table-cell>
          <table:table-cell table:formula="of:=[.Q27]/[.I27]" office:value-type="float" office:value="0">
            <text:p>#DIV/0!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table:style-name="Default"/>
          <table:table-cell table:formula="of:=[.M28]/[.I28]" office:value-type="float" office:value="0">
            <text:p>#DIV/0!</text:p>
          </table:table-cell>
          <table:table-cell table:formula="of:=[.Q28]/[.M28]" office:value-type="float" office:value="0">
            <text:p>#DIV/0!</text:p>
          </table:table-cell>
          <table:table-cell table:formula="of:=[.Q28]/[.I28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29]/[.I29]" office:value-type="float" office:value="0">
            <text:p>#DIV/0!</text:p>
          </table:table-cell>
          <table:table-cell table:formula="of:=[.Q29]/[.M29]" office:value-type="float" office:value="0">
            <text:p>#DIV/0!</text:p>
          </table:table-cell>
          <table:table-cell table:formula="of:=[.Q29]/[.I29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30]/[.I30]" office:value-type="float" office:value="0">
            <text:p>#DIV/0!</text:p>
          </table:table-cell>
          <table:table-cell table:formula="of:=[.Q30]/[.M30]" office:value-type="float" office:value="0">
            <text:p>#DIV/0!</text:p>
          </table:table-cell>
          <table:table-cell table:formula="of:=[.Q30]/[.I30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5"/>
          <table:table-cell table:style-name="ce7" table:formula="of:=[.L31]/[.H31]" office:value-type="float" office:value="0">
            <text:p>#DIV/0!</text:p>
          </table:table-cell>
          <table:table-cell table:style-name="ce7" table:formula="of:=[.P31]/[.L31]" office:value-type="float" office:value="0">
            <text:p>#DIV/0!</text:p>
          </table:table-cell>
          <table:table-cell table:style-name="ce7" table:formula="of:=[.P31]/[.H31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33]/[.I33]" office:value-type="float" office:value="0">
            <text:p>#DIV/0!</text:p>
          </table:table-cell>
          <table:table-cell table:formula="of:=[.Q33]/[.M33]" office:value-type="float" office:value="0">
            <text:p>#DIV/0!</text:p>
          </table:table-cell>
          <table:table-cell table:formula="of:=[.Q33]/[.I33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34]/[.I34]" office:value-type="float" office:value="0">
            <text:p>#DIV/0!</text:p>
          </table:table-cell>
          <table:table-cell table:formula="of:=[.Q34]/[.M34]" office:value-type="float" office:value="0">
            <text:p>#DIV/0!</text:p>
          </table:table-cell>
          <table:table-cell table:formula="of:=[.Q34]/[.I34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35]/[.I35]" office:value-type="float" office:value="0">
            <text:p>#DIV/0!</text:p>
          </table:table-cell>
          <table:table-cell table:formula="of:=[.Q35]/[.M35]" office:value-type="float" office:value="0">
            <text:p>#DIV/0!</text:p>
          </table:table-cell>
          <table:table-cell table:formula="of:=[.Q35]/[.I35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36]/[.I36]" office:value-type="float" office:value="0">
            <text:p>#DIV/0!</text:p>
          </table:table-cell>
          <table:table-cell table:formula="of:=[.Q36]/[.M36]" office:value-type="float" office:value="0">
            <text:p>#DIV/0!</text:p>
          </table:table-cell>
          <table:table-cell table:formula="of:=[.Q36]/[.I36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37]/[.I37]" office:value-type="float" office:value="0">
            <text:p>#DIV/0!</text:p>
          </table:table-cell>
          <table:table-cell table:formula="of:=[.Q37]/[.M37]" office:value-type="float" office:value="0">
            <text:p>#DIV/0!</text:p>
          </table:table-cell>
          <table:table-cell table:formula="of:=[.Q37]/[.I37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5"/>
          <table:table-cell table:style-name="ce7" table:formula="of:=[.L38]/[.H38]" office:value-type="float" office:value="0">
            <text:p>#DIV/0!</text:p>
          </table:table-cell>
          <table:table-cell table:style-name="ce7" table:formula="of:=[.P38]/[.L38]" office:value-type="float" office:value="0">
            <text:p>#DIV/0!</text:p>
          </table:table-cell>
          <table:table-cell table:style-name="ce7" table:formula="of:=[.P38]/[.H38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40]/[.I40]" office:value-type="float" office:value="0">
            <text:p>#DIV/0!</text:p>
          </table:table-cell>
          <table:table-cell table:formula="of:=[.Q40]/[.M40]" office:value-type="float" office:value="0">
            <text:p>#DIV/0!</text:p>
          </table:table-cell>
          <table:table-cell table:formula="of:=[.Q40]/[.I40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41]/[.I41]" office:value-type="float" office:value="0">
            <text:p>#DIV/0!</text:p>
          </table:table-cell>
          <table:table-cell table:formula="of:=[.Q41]/[.M41]" office:value-type="float" office:value="0">
            <text:p>#DIV/0!</text:p>
          </table:table-cell>
          <table:table-cell table:formula="of:=[.Q41]/[.I41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42]/[.I42]" office:value-type="float" office:value="0">
            <text:p>#DIV/0!</text:p>
          </table:table-cell>
          <table:table-cell table:formula="of:=[.Q42]/[.M42]" office:value-type="float" office:value="0">
            <text:p>#DIV/0!</text:p>
          </table:table-cell>
          <table:table-cell table:formula="of:=[.Q42]/[.I42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43]/[.I43]" office:value-type="float" office:value="0">
            <text:p>#DIV/0!</text:p>
          </table:table-cell>
          <table:table-cell table:formula="of:=[.Q43]/[.M43]" office:value-type="float" office:value="0">
            <text:p>#DIV/0!</text:p>
          </table:table-cell>
          <table:table-cell table:formula="of:=[.Q43]/[.I43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44]/[.I44]" office:value-type="float" office:value="0">
            <text:p>#DIV/0!</text:p>
          </table:table-cell>
          <table:table-cell table:formula="of:=[.Q44]/[.M44]" office:value-type="float" office:value="0">
            <text:p>#DIV/0!</text:p>
          </table:table-cell>
          <table:table-cell table:formula="of:=[.Q44]/[.I44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5"/>
          <table:table-cell table:style-name="ce7" table:formula="of:=[.L45]/[.H45]" office:value-type="float" office:value="0">
            <text:p>#DIV/0!</text:p>
          </table:table-cell>
          <table:table-cell table:style-name="ce7" table:formula="of:=[.P45]/[.L45]" office:value-type="float" office:value="0">
            <text:p>#DIV/0!</text:p>
          </table:table-cell>
          <table:table-cell table:style-name="ce7" table:formula="of:=[.P45]/[.H45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6"/>
          <table:table-cell table:style-name="ce7" table:formula="of:=[.K46]/[.G46]" office:value-type="float" office:value="0">
            <text:p>#DIV/0!</text:p>
          </table:table-cell>
          <table:table-cell table:style-name="ce7" table:formula="of:=[.O46]/[.K46]" office:value-type="float" office:value="0">
            <text:p>#DIV/0!</text:p>
          </table:table-cell>
          <table:table-cell table:style-name="ce7" table:formula="of:=[.O46]/[.G46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49]/[.I49]" office:value-type="float" office:value="0">
            <text:p>#DIV/0!</text:p>
          </table:table-cell>
          <table:table-cell table:formula="of:=[.Q49]/[.M49]" office:value-type="float" office:value="0">
            <text:p>#DIV/0!</text:p>
          </table:table-cell>
          <table:table-cell table:formula="of:=[.Q49]/[.I49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50]/[.I50]" office:value-type="float" office:value="0">
            <text:p>#DIV/0!</text:p>
          </table:table-cell>
          <table:table-cell table:formula="of:=[.Q50]/[.M50]" office:value-type="float" office:value="0">
            <text:p>#DIV/0!</text:p>
          </table:table-cell>
          <table:table-cell table:formula="of:=[.Q50]/[.I50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4"/>
          <table:table-cell table:formula="of:=[.M51]/[.I51]" office:value-type="float" office:value="0">
            <text:p>#DIV/0!</text:p>
          </table:table-cell>
          <table:table-cell table:formula="of:=[.Q51]/[.M51]" office:value-type="float" office:value="0">
            <text:p>#DIV/0!</text:p>
          </table:table-cell>
          <table:table-cell table:formula="of:=[.Q51]/[.I51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5"/>
          <table:table-cell table:style-name="ce7" table:formula="of:=[.L52]/[.H52]" office:value-type="float" office:value="0">
            <text:p>#DIV/0!</text:p>
          </table:table-cell>
          <table:table-cell table:style-name="ce7" table:formula="of:=[.P52]/[.L52]" office:value-type="float" office:value="0">
            <text:p>#DIV/0!</text:p>
          </table:table-cell>
          <table:table-cell table:style-name="ce7" table:formula="of:=[.P52]/[.H52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6"/>
          <table:table-cell table:style-name="ce7" table:formula="of:=[.K53]/[.G53]" office:value-type="float" office:value="0">
            <text:p>#DIV/0!</text:p>
          </table:table-cell>
          <table:table-cell table:style-name="ce7" table:formula="of:=[.O53]/[.K53]" office:value-type="float" office:value="0">
            <text:p>#DIV/0!</text:p>
          </table:table-cell>
          <table:table-cell table:style-name="ce7" table:formula="of:=[.O53]/[.G53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office:value-type="string">
            <text:p>GMPbench: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7"/>
          <table:table-cell table:style-name="ce8" table:formula="of:=[.J54]/[.F54]" office:value-type="float" office:value="0">
            <text:p>#DIV/0!</text:p>
          </table:table-cell>
          <table:table-cell table:style-name="ce8" table:formula="of:=[.N54]/[.J54]" office:value-type="float" office:value="0">
            <text:p>#DIV/0!</text:p>
          </table:table-cell>
          <table:table-cell table:style-name="ce8" table:formula="of:=[.N54]/[.F54]" office:value-type="float" office:value="0">
            <text:p>#DIV/0!</text:p>
          </table:table-cell>
          <table:table-cell table:number-columns-repeated="1000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p gem - 1.9.3-gcc430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9" table:default-cell-style-name="ce6"/>
        <table:table-column table:style-name="co10" table:default-cell-style-name="ce1"/>
        <table:table-column table:style-name="co11" table:number-columns-repeated="1001" table:default-cell-style-name="ce1"/>
        <table:table-row table:style-name="ro3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office:value-type="string">
            <text:p>Functional over</text:p>
          </table:table-cell>
          <table:table-cell table:number-columns-repeated="1001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table:number-columns-repeated="1001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4033000">
            <text:p>4.033E+06</text:p>
          </table:table-cell>
          <table:table-cell table:number-columns-repeated="3"/>
          <table:table-cell office:value-type="float" office:value="1351000">
            <text:p>1.351E+06</text:p>
          </table:table-cell>
          <table:table-cell table:number-columns-repeated="3"/>
          <table:table-cell office:value-type="float" office:value="7879000">
            <text:p>7.879E+06</text:p>
          </table:table-cell>
          <table:table-cell table:number-columns-repeated="3"/>
          <table:table-cell office:value-type="float" office:value="4008000">
            <text:p>4.008E+06</text:p>
          </table:table-cell>
          <table:table-cell table:formula="of:=[.M6]/[.I6]" office:value-type="float" office:value="0.334986362509298">
            <text:p>0.33</text:p>
          </table:table-cell>
          <table:table-cell table:formula="of:=[.Q6]/[.M6]" office:value-type="float" office:value="5.8319763138416">
            <text:p>5.831976313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3231000">
            <text:p>3.231E+06</text:p>
          </table:table-cell>
          <table:table-cell table:number-columns-repeated="3"/>
          <table:table-cell office:value-type="float" office:value="1239000">
            <text:p>1.239E+06</text:p>
          </table:table-cell>
          <table:table-cell table:number-columns-repeated="3"/>
          <table:table-cell office:value-type="float" office:value="5795000">
            <text:p>5.795E+06</text:p>
          </table:table-cell>
          <table:table-cell table:number-columns-repeated="3"/>
          <table:table-cell office:value-type="float" office:value="3243000">
            <text:p>3.243E+06</text:p>
          </table:table-cell>
          <table:table-cell table:formula="of:=[.M7]/[.I7]" office:value-type="float" office:value="0.38347260909935">
            <text:p>0.38</text:p>
          </table:table-cell>
          <table:table-cell table:formula="of:=[.Q7]/[.M7]" office:value-type="float" office:value="4.6771589991929">
            <text:p>4.677158999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174100">
            <text:p>1.741E+05</text:p>
          </table:table-cell>
          <table:table-cell table:number-columns-repeated="3"/>
          <table:table-cell office:value-type="float" office:value="166500">
            <text:p>1.665E+05</text:p>
          </table:table-cell>
          <table:table-cell table:number-columns-repeated="3"/>
          <table:table-cell office:value-type="float" office:value="189500">
            <text:p>1.895E+05</text:p>
          </table:table-cell>
          <table:table-cell table:number-columns-repeated="3"/>
          <table:table-cell office:value-type="float" office:value="175700">
            <text:p>1.757E+05</text:p>
          </table:table-cell>
          <table:table-cell table:formula="of:=[.M8]/[.I8]" office:value-type="float" office:value="0.956346927053418">
            <text:p>0.96</text:p>
          </table:table-cell>
          <table:table-cell table:formula="of:=[.Q8]/[.M8]" office:value-type="float" office:value="1.13813813813814">
            <text:p>1.138138138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539">
            <text:p>3.539E+03</text:p>
          </table:table-cell>
          <table:table-cell table:number-columns-repeated="3"/>
          <table:table-cell office:value-type="float" office:value="3545">
            <text:p>3.545E+03</text:p>
          </table:table-cell>
          <table:table-cell table:number-columns-repeated="3"/>
          <table:table-cell office:value-type="float" office:value="3567">
            <text:p>3.567E+03</text:p>
          </table:table-cell>
          <table:table-cell table:number-columns-repeated="3"/>
          <table:table-cell office:value-type="float" office:value="3549">
            <text:p>3.549E+03</text:p>
          </table:table-cell>
          <table:table-cell table:formula="of:=[.M9]/[.I9]" office:value-type="float" office:value="1.00169539417915">
            <text:p>1.00</text:p>
          </table:table-cell>
          <table:table-cell table:formula="of:=[.Q9]/[.M9]" office:value-type="float" office:value="1.00620592383639">
            <text:p>1.006205923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3.3">
            <text:p>1.333E+02</text:p>
          </table:table-cell>
          <table:table-cell table:number-columns-repeated="3"/>
          <table:table-cell office:value-type="float" office:value="132.3">
            <text:p>1.323E+02</text:p>
          </table:table-cell>
          <table:table-cell table:number-columns-repeated="3"/>
          <table:table-cell office:value-type="float" office:value="132.7">
            <text:p>1.327E+02</text:p>
          </table:table-cell>
          <table:table-cell table:number-columns-repeated="3"/>
          <table:table-cell office:value-type="float" office:value="132.1">
            <text:p>1.321E+02</text:p>
          </table:table-cell>
          <table:table-cell table:formula="of:=[.M10]/[.I10]" office:value-type="float" office:value="0.992498124531133">
            <text:p>0.99</text:p>
          </table:table-cell>
          <table:table-cell table:formula="of:=[.Q10]/[.M10]" office:value-type="float" office:value="1.00302343159486">
            <text:p>1.0030234316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4020000">
            <text:p>4.020E+06</text:p>
          </table:table-cell>
          <table:table-cell table:number-columns-repeated="3"/>
          <table:table-cell office:value-type="float" office:value="1366000">
            <text:p>1.366E+06</text:p>
          </table:table-cell>
          <table:table-cell table:number-columns-repeated="3"/>
          <table:table-cell office:value-type="float" office:value="7860000">
            <text:p>7.860E+06</text:p>
          </table:table-cell>
          <table:table-cell table:number-columns-repeated="3"/>
          <table:table-cell office:value-type="float" office:value="4003000">
            <text:p>4.003E+06</text:p>
          </table:table-cell>
          <table:table-cell table:formula="of:=[.M11]/[.I11]" office:value-type="float" office:value="0.339800995024876">
            <text:p>0.34</text:p>
          </table:table-cell>
          <table:table-cell table:formula="of:=[.Q11]/[.M11]" office:value-type="float" office:value="5.75402635431918">
            <text:p>5.754026354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2990000">
            <text:p>2.990E+06</text:p>
          </table:table-cell>
          <table:table-cell table:number-columns-repeated="3"/>
          <table:table-cell office:value-type="float" office:value="1200000">
            <text:p>1.200E+06</text:p>
          </table:table-cell>
          <table:table-cell table:number-columns-repeated="3"/>
          <table:table-cell office:value-type="float" office:value="5123000">
            <text:p>5.123E+06</text:p>
          </table:table-cell>
          <table:table-cell table:number-columns-repeated="3"/>
          <table:table-cell office:value-type="float" office:value="3036000">
            <text:p>3.036E+06</text:p>
          </table:table-cell>
          <table:table-cell table:formula="of:=[.M12]/[.I12]" office:value-type="float" office:value="0.401337792642141">
            <text:p>0.40</text:p>
          </table:table-cell>
          <table:table-cell table:formula="of:=[.Q12]/[.M12]" office:value-type="float" office:value="4.26916666666667">
            <text:p>4.269166666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27200">
            <text:p>1.272E+05</text:p>
          </table:table-cell>
          <table:table-cell table:number-columns-repeated="3"/>
          <table:table-cell office:value-type="float" office:value="122000">
            <text:p>1.220E+05</text:p>
          </table:table-cell>
          <table:table-cell table:number-columns-repeated="3"/>
          <table:table-cell office:value-type="float" office:value="133800">
            <text:p>1.338E+05</text:p>
          </table:table-cell>
          <table:table-cell table:number-columns-repeated="3"/>
          <table:table-cell office:value-type="float" office:value="128000">
            <text:p>1.280E+05</text:p>
          </table:table-cell>
          <table:table-cell table:formula="of:=[.M13]/[.I13]" office:value-type="float" office:value="0.959119496855346">
            <text:p>0.96</text:p>
          </table:table-cell>
          <table:table-cell table:formula="of:=[.Q13]/[.M13]" office:value-type="float" office:value="1.09672131147541">
            <text:p>1.0967213115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45">
            <text:p>2.645E+03</text:p>
          </table:table-cell>
          <table:table-cell table:number-columns-repeated="3"/>
          <table:table-cell office:value-type="float" office:value="2627">
            <text:p>2.627E+03</text:p>
          </table:table-cell>
          <table:table-cell table:number-columns-repeated="3"/>
          <table:table-cell office:value-type="float" office:value="2669">
            <text:p>2.669E+03</text:p>
          </table:table-cell>
          <table:table-cell table:number-columns-repeated="3"/>
          <table:table-cell office:value-type="float" office:value="2652">
            <text:p>2.652E+03</text:p>
          </table:table-cell>
          <table:table-cell table:formula="of:=[.M14]/[.I14]" office:value-type="float" office:value="0.993194706994329">
            <text:p>0.99</text:p>
          </table:table-cell>
          <table:table-cell table:formula="of:=[.Q14]/[.M14]" office:value-type="float" office:value="1.01598781880472">
            <text:p>1.015987818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89.83">
            <text:p>8.983E+01</text:p>
          </table:table-cell>
          <table:table-cell table:number-columns-repeated="3"/>
          <table:table-cell office:value-type="float" office:value="89.58">
            <text:p>8.958E+01</text:p>
          </table:table-cell>
          <table:table-cell table:number-columns-repeated="3"/>
          <table:table-cell office:value-type="float" office:value="90.31">
            <text:p>9.031E+01</text:p>
          </table:table-cell>
          <table:table-cell table:number-columns-repeated="3"/>
          <table:table-cell office:value-type="float" office:value="90.1">
            <text:p>9.010E+01</text:p>
          </table:table-cell>
          <table:table-cell table:formula="of:=[.M15]/[.I15]" office:value-type="float" office:value="0.997216965379049">
            <text:p>1.00</text:p>
          </table:table-cell>
          <table:table-cell table:formula="of:=[.Q15]/[.M15]" office:value-type="float" office:value="1.00814914043313">
            <text:p>1.0081491404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64780">
            <text:p>6.478E+04</text:p>
          </table:table-cell>
          <table:table-cell table:number-columns-repeated="3"/>
          <table:table-cell office:value-type="float" office:value="63270">
            <text:p>6.327E+04</text:p>
          </table:table-cell>
          <table:table-cell table:number-columns-repeated="3"/>
          <table:table-cell office:value-type="float" office:value="67270">
            <text:p>6.727E+04</text:p>
          </table:table-cell>
          <table:table-cell table:number-columns-repeated="3"/>
          <table:table-cell office:value-type="float" office:value="64800">
            <text:p>6.480E+04</text:p>
          </table:table-cell>
          <table:table-cell table:formula="of:=[.M16]/[.I16]" office:value-type="float" office:value="0.976690336523618">
            <text:p>0.98</text:p>
          </table:table-cell>
          <table:table-cell table:formula="of:=[.Q16]/[.M16]" office:value-type="float" office:value="1.06322111585269">
            <text:p>1.063221115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51460">
            <text:p>5.146E+04</text:p>
          </table:table-cell>
          <table:table-cell table:number-columns-repeated="3"/>
          <table:table-cell office:value-type="float" office:value="50850">
            <text:p>5.085E+04</text:p>
          </table:table-cell>
          <table:table-cell table:number-columns-repeated="3"/>
          <table:table-cell office:value-type="float" office:value="52580">
            <text:p>5.258E+04</text:p>
          </table:table-cell>
          <table:table-cell table:number-columns-repeated="3"/>
          <table:table-cell office:value-type="float" office:value="51120">
            <text:p>5.112E+04</text:p>
          </table:table-cell>
          <table:table-cell table:formula="of:=[.M17]/[.I17]" office:value-type="float" office:value="0.988146132918772">
            <text:p>0.99</text:p>
          </table:table-cell>
          <table:table-cell table:formula="of:=[.Q17]/[.M17]" office:value-type="float" office:value="1.03402163225172">
            <text:p>1.034021632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33030">
            <text:p>3.303E+04</text:p>
          </table:table-cell>
          <table:table-cell table:number-columns-repeated="3"/>
          <table:table-cell office:value-type="float" office:value="33020">
            <text:p>3.302E+04</text:p>
          </table:table-cell>
          <table:table-cell table:number-columns-repeated="3"/>
          <table:table-cell office:value-type="float" office:value="33900">
            <text:p>3.390E+04</text:p>
          </table:table-cell>
          <table:table-cell table:number-columns-repeated="3"/>
          <table:table-cell office:value-type="float" office:value="33350">
            <text:p>3.335E+04</text:p>
          </table:table-cell>
          <table:table-cell table:formula="of:=[.M18]/[.I18]" office:value-type="float" office:value="0.999697244928853">
            <text:p>1.00</text:p>
          </table:table-cell>
          <table:table-cell table:formula="of:=[.Q18]/[.M18]" office:value-type="float" office:value="1.02665051483949">
            <text:p>1.026650514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36.6">
            <text:p>4.366E+02</text:p>
          </table:table-cell>
          <table:table-cell table:number-columns-repeated="3"/>
          <table:table-cell office:value-type="float" office:value="481.5">
            <text:p>4.815E+02</text:p>
          </table:table-cell>
          <table:table-cell table:number-columns-repeated="3"/>
          <table:table-cell office:value-type="float" office:value="442.3">
            <text:p>4.423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0.91858774662513">
            <text:p>0.9185877466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01">
            <text:p>2.101E+01</text:p>
          </table:table-cell>
          <table:table-cell table:number-columns-repeated="3"/>
          <table:table-cell office:value-type="float" office:value="21.22">
            <text:p>2.122E+01</text:p>
          </table:table-cell>
          <table:table-cell table:number-columns-repeated="3"/>
          <table:table-cell office:value-type="float" office:value="21.12">
            <text:p>2.112E+01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1.00999524036173">
            <text:p>1.01</text:p>
          </table:table-cell>
          <table:table-cell table:formula="of:=[.Q20]/[.M20]" office:value-type="float" office:value="0.995287464655985">
            <text:p>0.9952874647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23602">
            <text:p>2.360E+04</text:p>
          </table:table-cell>
          <table:table-cell table:number-columns-repeated="3"/>
          <table:table-cell office:value-type="float" office:value="17987">
            <text:p>1.799E+04</text:p>
          </table:table-cell>
          <table:table-cell table:number-columns-repeated="3"/>
          <table:table-cell office:value-type="float" office:value="28292">
            <text:p>2.829E+04</text:p>
          </table:table-cell>
          <table:table-cell table:number-columns-repeated="3"/>
          <table:table-cell office:value-type="float" office:value="55176">
            <text:p>5.518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57291377105687">
            <text:p>1.5729137711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1058000">
            <text:p>1.058E+06</text:p>
          </table:table-cell>
          <table:table-cell table:number-columns-repeated="3"/>
          <table:table-cell office:value-type="float" office:value="1030000">
            <text:p>1.030E+06</text:p>
          </table:table-cell>
          <table:table-cell table:number-columns-repeated="3"/>
          <table:table-cell office:value-type="float" office:value="1031000">
            <text:p>1.031E+06</text:p>
          </table:table-cell>
          <table:table-cell table:number-columns-repeated="3"/>
          <table:table-cell office:value-type="float" office:value="1032000">
            <text:p>1.032E+06</text:p>
          </table:table-cell>
          <table:table-cell table:formula="of:=[.M23]/[.I23]" office:value-type="float" office:value="0.973534971644612">
            <text:p>0.97</text:p>
          </table:table-cell>
          <table:table-cell table:formula="of:=[.Q23]/[.M23]" office:value-type="float" office:value="1.00097087378641">
            <text:p>1.000970873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1029000">
            <text:p>1.029E+06</text:p>
          </table:table-cell>
          <table:table-cell table:number-columns-repeated="3"/>
          <table:table-cell office:value-type="float" office:value="1067000">
            <text:p>1.067E+06</text:p>
          </table:table-cell>
          <table:table-cell table:number-columns-repeated="3"/>
          <table:table-cell office:value-type="float" office:value="1065000">
            <text:p>1.065E+06</text:p>
          </table:table-cell>
          <table:table-cell table:number-columns-repeated="3"/>
          <table:table-cell office:value-type="float" office:value="1071000">
            <text:p>1.071E+06</text:p>
          </table:table-cell>
          <table:table-cell table:formula="of:=[.M24]/[.I24]" office:value-type="float" office:value="1.03692905733722">
            <text:p>1.04</text:p>
          </table:table-cell>
          <table:table-cell table:formula="of:=[.Q24]/[.M24]" office:value-type="float" office:value="0.998125585754452">
            <text:p>0.998125585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814600">
            <text:p>8.146E+05</text:p>
          </table:table-cell>
          <table:table-cell table:number-columns-repeated="3"/>
          <table:table-cell office:value-type="float" office:value="798900">
            <text:p>7.989E+05</text:p>
          </table:table-cell>
          <table:table-cell table:number-columns-repeated="3"/>
          <table:table-cell office:value-type="float" office:value="807900">
            <text:p>8.079E+05</text:p>
          </table:table-cell>
          <table:table-cell table:number-columns-repeated="3"/>
          <table:table-cell office:value-type="float" office:value="811100">
            <text:p>8.111E+05</text:p>
          </table:table-cell>
          <table:table-cell table:formula="of:=[.M25]/[.I25]" office:value-type="float" office:value="0.980726737048858">
            <text:p>0.98</text:p>
          </table:table-cell>
          <table:table-cell table:formula="of:=[.Q25]/[.M25]" office:value-type="float" office:value="1.01126549004882">
            <text:p>1.0112654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368800">
            <text:p>3.688E+05</text:p>
          </table:table-cell>
          <table:table-cell table:number-columns-repeated="3"/>
          <table:table-cell office:value-type="float" office:value="370800">
            <text:p>3.708E+05</text:p>
          </table:table-cell>
          <table:table-cell table:number-columns-repeated="3"/>
          <table:table-cell office:value-type="float" office:value="365100">
            <text:p>3.651E+05</text:p>
          </table:table-cell>
          <table:table-cell table:number-columns-repeated="3"/>
          <table:table-cell office:value-type="float" office:value="372200">
            <text:p>3.722E+05</text:p>
          </table:table-cell>
          <table:table-cell table:formula="of:=[.M26]/[.I26]" office:value-type="float" office:value="1.00542299349241">
            <text:p>1.01</text:p>
          </table:table-cell>
          <table:table-cell table:formula="of:=[.Q26]/[.M26]" office:value-type="float" office:value="0.98462783171521">
            <text:p>0.984627831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547">
            <text:p>3.547E+03</text:p>
          </table:table-cell>
          <table:table-cell table:number-columns-repeated="3"/>
          <table:table-cell office:value-type="float" office:value="3552">
            <text:p>3.552E+03</text:p>
          </table:table-cell>
          <table:table-cell table:number-columns-repeated="3"/>
          <table:table-cell office:value-type="float" office:value="3537">
            <text:p>3.537E+03</text:p>
          </table:table-cell>
          <table:table-cell table:number-columns-repeated="3"/>
          <table:table-cell office:value-type="float" office:value="3545">
            <text:p>3.545E+03</text:p>
          </table:table-cell>
          <table:table-cell table:formula="of:=[.M27]/[.I27]" office:value-type="float" office:value="1.00140964195094">
            <text:p>1.00</text:p>
          </table:table-cell>
          <table:table-cell table:formula="of:=[.Q27]/[.M27]" office:value-type="float" office:value="0.995777027027027">
            <text:p>0.995777027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81">
            <text:p>1.881E+01</text:p>
          </table:table-cell>
          <table:table-cell table:number-columns-repeated="3"/>
          <table:table-cell office:value-type="float" office:value="18.75">
            <text:p>1.875E+01</text:p>
          </table:table-cell>
          <table:table-cell table:number-columns-repeated="3"/>
          <table:table-cell office:value-type="float" office:value="18.71">
            <text:p>1.871E+01</text:p>
          </table:table-cell>
          <table:table-cell table:number-columns-repeated="3"/>
          <table:table-cell table:style-name="Default" office:value-type="string">
            <text:p>---</text:p>
          </table:table-cell>
          <table:table-cell table:formula="of:=[.M28]/[.I28]" office:value-type="float" office:value="0.996810207336523">
            <text:p>1.00</text:p>
          </table:table-cell>
          <table:table-cell table:formula="of:=[.Q28]/[.M28]" office:value-type="float" office:value="0.997866666666667">
            <text:p>0.997866666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3474000">
            <text:p>3.474E+06</text:p>
          </table:table-cell>
          <table:table-cell table:number-columns-repeated="3"/>
          <table:table-cell office:value-type="float" office:value="3461000">
            <text:p>3.461E+06</text:p>
          </table:table-cell>
          <table:table-cell table:number-columns-repeated="3"/>
          <table:table-cell office:value-type="float" office:value="3456000">
            <text:p>3.456E+06</text:p>
          </table:table-cell>
          <table:table-cell table:number-columns-repeated="3"/>
          <table:table-cell office:value-type="float" office:value="3466000">
            <text:p>3.466E+06</text:p>
          </table:table-cell>
          <table:table-cell table:formula="of:=[.M29]/[.I29]" office:value-type="float" office:value="0.996257915947035">
            <text:p>1.00</text:p>
          </table:table-cell>
          <table:table-cell table:formula="of:=[.Q29]/[.M29]" office:value-type="float" office:value="0.99855533082924">
            <text:p>0.998555330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56">
            <text:p>1.056E+01</text:p>
          </table:table-cell>
          <table:table-cell table:number-columns-repeated="3"/>
          <table:table-cell office:value-type="float" office:value="10.73">
            <text:p>1.073E+01</text:p>
          </table:table-cell>
          <table:table-cell table:number-columns-repeated="3"/>
          <table:table-cell office:value-type="float" office:value="10.59">
            <text:p>1.059E+01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1.01609848484848">
            <text:p>1.02</text:p>
          </table:table-cell>
          <table:table-cell table:formula="of:=[.Q30]/[.M30]" office:value-type="float" office:value="0.98695246971109">
            <text:p>0.9869524697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30757">
            <text:p>3.076E+04</text:p>
          </table:table-cell>
          <table:table-cell table:number-columns-repeated="3"/>
          <table:table-cell office:value-type="float" office:value="30778">
            <text:p>3.078E+04</text:p>
          </table:table-cell>
          <table:table-cell table:number-columns-repeated="3"/>
          <table:table-cell office:value-type="float" office:value="30678">
            <text:p>3.068E+04</text:p>
          </table:table-cell>
          <table:table-cell table:number-columns-repeated="3"/>
          <table:table-cell office:value-type="float" office:value="400050">
            <text:p>4.001E+05</text:p>
          </table:table-cell>
          <table:table-cell/>
          <table:table-cell table:formula="of:=[.L31]/[.H31]" office:value-type="float" office:value="1.00068277140163">
            <text:p>1.00</text:p>
          </table:table-cell>
          <table:table-cell table:formula="of:=[.P31]/[.L31]" office:value-type="float" office:value="0.996750925986094">
            <text:p>0.996750926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2251000">
            <text:p>2.251E+06</text:p>
          </table:table-cell>
          <table:table-cell table:number-columns-repeated="3"/>
          <table:table-cell office:value-type="float" office:value="2280000">
            <text:p>2.280E+06</text:p>
          </table:table-cell>
          <table:table-cell table:number-columns-repeated="3"/>
          <table:table-cell office:value-type="float" office:value="22850">
            <text:p>2.285E+04</text:p>
          </table:table-cell>
          <table:table-cell table:number-columns-repeated="3"/>
          <table:table-cell office:value-type="float" office:value="2284000">
            <text:p>2.284E+06</text:p>
          </table:table-cell>
          <table:table-cell table:formula="of:=[.M33]/[.I33]" office:value-type="float" office:value="1.01288316303865">
            <text:p>1.01</text:p>
          </table:table-cell>
          <table:table-cell table:formula="of:=[.Q33]/[.M33]" office:value-type="float" office:value="0.0100219298245614">
            <text:p>0.010021929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574900">
            <text:p>5.749E+05</text:p>
          </table:table-cell>
          <table:table-cell table:number-columns-repeated="3"/>
          <table:table-cell office:value-type="float" office:value="576700">
            <text:p>5.767E+05</text:p>
          </table:table-cell>
          <table:table-cell table:number-columns-repeated="3"/>
          <table:table-cell office:value-type="float" office:value="576000">
            <text:p>5.760E+05</text:p>
          </table:table-cell>
          <table:table-cell table:number-columns-repeated="3"/>
          <table:table-cell office:value-type="float" office:value="576500">
            <text:p>5.765E+05</text:p>
          </table:table-cell>
          <table:table-cell table:formula="of:=[.M34]/[.I34]" office:value-type="float" office:value="1.00313097930075">
            <text:p>1.00</text:p>
          </table:table-cell>
          <table:table-cell table:formula="of:=[.Q34]/[.M34]" office:value-type="float" office:value="0.998786197329634">
            <text:p>0.998786197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1260">
            <text:p>1.126E+04</text:p>
          </table:table-cell>
          <table:table-cell table:number-columns-repeated="3"/>
          <table:table-cell office:value-type="float" office:value="11190">
            <text:p>1.119E+04</text:p>
          </table:table-cell>
          <table:table-cell table:number-columns-repeated="3"/>
          <table:table-cell office:value-type="float" office:value="11250">
            <text:p>1.125E+04</text:p>
          </table:table-cell>
          <table:table-cell table:number-columns-repeated="3"/>
          <table:table-cell office:value-type="float" office:value="11270">
            <text:p>1.127E+04</text:p>
          </table:table-cell>
          <table:table-cell table:formula="of:=[.M35]/[.I35]" office:value-type="float" office:value="0.993783303730018">
            <text:p>0.99</text:p>
          </table:table-cell>
          <table:table-cell table:formula="of:=[.Q35]/[.M35]" office:value-type="float" office:value="1.00536193029491">
            <text:p>1.005361930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7.4">
            <text:p>1.674E+02</text:p>
          </table:table-cell>
          <table:table-cell table:number-columns-repeated="3"/>
          <table:table-cell office:value-type="float" office:value="167.5">
            <text:p>1.675E+02</text:p>
          </table:table-cell>
          <table:table-cell table:number-columns-repeated="3"/>
          <table:table-cell office:value-type="float" office:value="167.6">
            <text:p>1.676E+02</text:p>
          </table:table-cell>
          <table:table-cell table:number-columns-repeated="3"/>
          <table:table-cell office:value-type="float" office:value="167.7">
            <text:p>1.677E+02</text:p>
          </table:table-cell>
          <table:table-cell table:formula="of:=[.M36]/[.I36]" office:value-type="float" office:value="1.00059737156511">
            <text:p>1.00</text:p>
          </table:table-cell>
          <table:table-cell table:formula="of:=[.Q36]/[.M36]" office:value-type="float" office:value="1.00059701492537">
            <text:p>1.000597014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8.9">
            <text:p>8.900E+00</text:p>
          </table:table-cell>
          <table:table-cell table:number-columns-repeated="3"/>
          <table:table-cell office:value-type="float" office:value="8.999">
            <text:p>8.999E+00</text:p>
          </table:table-cell>
          <table:table-cell table:number-columns-repeated="3"/>
          <table:table-cell office:value-type="float" office:value="8.936">
            <text:p>8.936E+00</text:p>
          </table:table-cell>
          <table:table-cell table:number-columns-repeated="3"/>
          <table:table-cell office:value-type="float" office:value="8.996">
            <text:p>8.996E+00</text:p>
          </table:table-cell>
          <table:table-cell table:formula="of:=[.M37]/[.I37]" office:value-type="float" office:value="1.01112359550562">
            <text:p>1.01</text:p>
          </table:table-cell>
          <table:table-cell table:formula="of:=[.Q37]/[.M37]" office:value-type="float" office:value="0.992999222135793">
            <text:p>0.9929992221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7368.4">
            <text:p>7.368E+03</text:p>
          </table:table-cell>
          <table:table-cell table:number-columns-repeated="3"/>
          <table:table-cell office:value-type="float" office:value="7399.8">
            <text:p>7.400E+03</text:p>
          </table:table-cell>
          <table:table-cell table:number-columns-repeated="3"/>
          <table:table-cell office:value-type="float" office:value="7399.2">
            <text:p>7.399E+03</text:p>
          </table:table-cell>
          <table:table-cell table:number-columns-repeated="3"/>
          <table:table-cell office:value-type="float" office:value="7413.4">
            <text:p>7.413E+03</text:p>
          </table:table-cell>
          <table:table-cell/>
          <table:table-cell table:formula="of:=[.L38]/[.H38]" office:value-type="float" office:value="1.00426144074697">
            <text:p>1.00</text:p>
          </table:table-cell>
          <table:table-cell table:formula="of:=[.P38]/[.L38]" office:value-type="float" office:value="0.999918916727479">
            <text:p>0.9999189167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973900">
            <text:p>9.739E+05</text:p>
          </table:table-cell>
          <table:table-cell table:number-columns-repeated="3"/>
          <table:table-cell office:value-type="float" office:value="995400">
            <text:p>9.954E+05</text:p>
          </table:table-cell>
          <table:table-cell table:number-columns-repeated="3"/>
          <table:table-cell office:value-type="float" office:value="989800">
            <text:p>9.898E+05</text:p>
          </table:table-cell>
          <table:table-cell table:number-columns-repeated="3"/>
          <table:table-cell office:value-type="float" office:value="955500">
            <text:p>9.555E+05</text:p>
          </table:table-cell>
          <table:table-cell table:formula="of:=[.M40]/[.I40]" office:value-type="float" office:value="1.02207618852038">
            <text:p>1.02</text:p>
          </table:table-cell>
          <table:table-cell table:formula="of:=[.Q40]/[.M40]" office:value-type="float" office:value="0.994374120956399">
            <text:p>0.99437412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392100">
            <text:p>3.921E+05</text:p>
          </table:table-cell>
          <table:table-cell table:number-columns-repeated="3"/>
          <table:table-cell office:value-type="float" office:value="397700">
            <text:p>3.977E+05</text:p>
          </table:table-cell>
          <table:table-cell table:number-columns-repeated="3"/>
          <table:table-cell office:value-type="float" office:value="396600">
            <text:p>3.966E+05</text:p>
          </table:table-cell>
          <table:table-cell table:number-columns-repeated="3"/>
          <table:table-cell office:value-type="float" office:value="391500">
            <text:p>3.915E+05</text:p>
          </table:table-cell>
          <table:table-cell table:formula="of:=[.M41]/[.I41]" office:value-type="float" office:value="1.01428207090028">
            <text:p>1.01</text:p>
          </table:table-cell>
          <table:table-cell table:formula="of:=[.Q41]/[.M41]" office:value-type="float" office:value="0.997234096052301">
            <text:p>0.997234096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8159">
            <text:p>8.159E+03</text:p>
          </table:table-cell>
          <table:table-cell table:number-columns-repeated="3"/>
          <table:table-cell office:value-type="float" office:value="8183">
            <text:p>8.183E+03</text:p>
          </table:table-cell>
          <table:table-cell table:number-columns-repeated="3"/>
          <table:table-cell office:value-type="float" office:value="8124">
            <text:p>8.124E+03</text:p>
          </table:table-cell>
          <table:table-cell table:number-columns-repeated="3"/>
          <table:table-cell office:value-type="float" office:value="8183">
            <text:p>8.183E+03</text:p>
          </table:table-cell>
          <table:table-cell table:formula="of:=[.M42]/[.I42]" office:value-type="float" office:value="1.00294153695306">
            <text:p>1.00</text:p>
          </table:table-cell>
          <table:table-cell table:formula="of:=[.Q42]/[.M42]" office:value-type="float" office:value="0.992789930343395">
            <text:p>0.992789930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3.2">
            <text:p>1.232E+02</text:p>
          </table:table-cell>
          <table:table-cell table:number-columns-repeated="3"/>
          <table:table-cell office:value-type="float" office:value="122.6">
            <text:p>1.226E+02</text:p>
          </table:table-cell>
          <table:table-cell table:number-columns-repeated="3"/>
          <table:table-cell office:value-type="float" office:value="123.5">
            <text:p>1.235E+02</text:p>
          </table:table-cell>
          <table:table-cell table:number-columns-repeated="3"/>
          <table:table-cell office:value-type="float" office:value="123.2">
            <text:p>1.232E+02</text:p>
          </table:table-cell>
          <table:table-cell table:formula="of:=[.M43]/[.I43]" office:value-type="float" office:value="0.99512987012987">
            <text:p>1.00</text:p>
          </table:table-cell>
          <table:table-cell table:formula="of:=[.Q43]/[.M43]" office:value-type="float" office:value="1.0073409461664">
            <text:p>1.007340946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6.001">
            <text:p>6.001E+00</text:p>
          </table:table-cell>
          <table:table-cell table:number-columns-repeated="3"/>
          <table:table-cell office:value-type="float" office:value="5.978">
            <text:p>5.978E+00</text:p>
          </table:table-cell>
          <table:table-cell table:number-columns-repeated="3"/>
          <table:table-cell office:value-type="float" office:value="5.978">
            <text:p>5.978E+00</text:p>
          </table:table-cell>
          <table:table-cell table:number-columns-repeated="3"/>
          <table:table-cell office:value-type="float" office:value="5.985">
            <text:p>5.985E+00</text:p>
          </table:table-cell>
          <table:table-cell table:formula="of:=[.M44]/[.I44]" office:value-type="float" office:value="0.996167305449092">
            <text:p>1.00</text:p>
          </table:table-cell>
          <table:table-cell table:formula="of:=[.Q44]/[.M44]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4704.4">
            <text:p>4.704E+03</text:p>
          </table:table-cell>
          <table:table-cell table:number-columns-repeated="3"/>
          <table:table-cell office:value-type="float" office:value="4732.2">
            <text:p>4.732E+03</text:p>
          </table:table-cell>
          <table:table-cell table:number-columns-repeated="3"/>
          <table:table-cell office:value-type="float" office:value="4724.7">
            <text:p>4.725E+03</text:p>
          </table:table-cell>
          <table:table-cell table:number-columns-repeated="3"/>
          <table:table-cell office:value-type="float" office:value="4685.4">
            <text:p>4.685E+03</text:p>
          </table:table-cell>
          <table:table-cell/>
          <table:table-cell table:formula="of:=[.L45]/[.H45]" office:value-type="float" office:value="1.00590936144886">
            <text:p>1.01</text:p>
          </table:table-cell>
          <table:table-cell table:formula="of:=[.P45]/[.L45]" office:value-type="float" office:value="0.998415113477875">
            <text:p>0.9984151135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16228">
            <text:p>1.623E+04</text:p>
          </table:table-cell>
          <table:table-cell table:number-columns-repeated="3"/>
          <table:table-cell office:value-type="float" office:value="14852">
            <text:p>1.485E+04</text:p>
          </table:table-cell>
          <table:table-cell table:number-columns-repeated="3"/>
          <table:table-cell office:value-type="float" office:value="17249">
            <text:p>1.725E+04</text:p>
          </table:table-cell>
          <table:table-cell table:number-columns-repeated="3"/>
          <table:table-cell office:value-type="float" office:value="50670">
            <text:p>5.067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16139240506329">
            <text:p>1.1613924051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32840">
            <text:p>3.284E+04</text:p>
          </table:table-cell>
          <table:table-cell table:number-columns-repeated="3"/>
          <table:table-cell office:value-type="float" office:value="33160">
            <text:p>3.316E+04</text:p>
          </table:table-cell>
          <table:table-cell table:number-columns-repeated="3"/>
          <table:table-cell office:value-type="float" office:value="33080">
            <text:p>3.308E+04</text:p>
          </table:table-cell>
          <table:table-cell table:number-columns-repeated="3"/>
          <table:table-cell office:value-type="float" office:value="33120">
            <text:p>3.312E+04</text:p>
          </table:table-cell>
          <table:table-cell table:formula="of:=[.M49]/[.I49]" office:value-type="float" office:value="1.00974421437272">
            <text:p>1.01</text:p>
          </table:table-cell>
          <table:table-cell table:formula="of:=[.Q49]/[.M49]" office:value-type="float" office:value="0.997587454764777">
            <text:p>0.997587454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6031">
            <text:p>6.031E+03</text:p>
          </table:table-cell>
          <table:table-cell table:number-columns-repeated="3"/>
          <table:table-cell office:value-type="float" office:value="5982">
            <text:p>5.982E+03</text:p>
          </table:table-cell>
          <table:table-cell table:number-columns-repeated="3"/>
          <table:table-cell office:value-type="float" office:value="6016">
            <text:p>6.016E+03</text:p>
          </table:table-cell>
          <table:table-cell table:number-columns-repeated="3"/>
          <table:table-cell office:value-type="float" office:value="5853">
            <text:p>5.853E+03</text:p>
          </table:table-cell>
          <table:table-cell table:formula="of:=[.M50]/[.I50]" office:value-type="float" office:value="0.991875310893716">
            <text:p>0.99</text:p>
          </table:table-cell>
          <table:table-cell table:formula="of:=[.Q50]/[.M50]" office:value-type="float" office:value="1.00568371782013">
            <text:p>1.005683717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918.7">
            <text:p>9.187E+02</text:p>
          </table:table-cell>
          <table:table-cell table:number-columns-repeated="3"/>
          <table:table-cell office:value-type="float" office:value="918.2">
            <text:p>9.182E+02</text:p>
          </table:table-cell>
          <table:table-cell table:number-columns-repeated="3"/>
          <table:table-cell office:value-type="float" office:value="916.8">
            <text:p>9.168E+02</text:p>
          </table:table-cell>
          <table:table-cell table:number-columns-repeated="3"/>
          <table:table-cell office:value-type="float" office:value="917.9">
            <text:p>9.179E+02</text:p>
          </table:table-cell>
          <table:table-cell table:formula="of:=[.M51]/[.I51]" office:value-type="float" office:value="0.999455752694024">
            <text:p>1.00</text:p>
          </table:table-cell>
          <table:table-cell table:formula="of:=[.Q51]/[.M51]" office:value-type="float" office:value="0.998475277717273">
            <text:p>0.9984752777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5666.3">
            <text:p>5.666E+03</text:p>
          </table:table-cell>
          <table:table-cell table:number-columns-repeated="3"/>
          <table:table-cell office:value-type="float" office:value="5668.7">
            <text:p>5.669E+03</text:p>
          </table:table-cell>
          <table:table-cell table:number-columns-repeated="3"/>
          <table:table-cell office:value-type="float" office:value="5671.8">
            <text:p>5.672E+03</text:p>
          </table:table-cell>
          <table:table-cell table:number-columns-repeated="3"/>
          <table:table-cell office:value-type="float" office:value="5624.3">
            <text:p>5.624E+03</text:p>
          </table:table-cell>
          <table:table-cell/>
          <table:table-cell table:formula="of:=[.L52]/[.H52]" office:value-type="float" office:value="1.00042355681838">
            <text:p>1.00</text:p>
          </table:table-cell>
          <table:table-cell table:formula="of:=[.P52]/[.L52]" office:value-type="float" office:value="1.00054686259636">
            <text:p>1.0005468626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5666.3">
            <text:p>5.666E+03</text:p>
          </table:table-cell>
          <table:table-cell table:number-columns-repeated="3"/>
          <table:table-cell office:value-type="float" office:value="5668.7">
            <text:p>5.669E+03</text:p>
          </table:table-cell>
          <table:table-cell table:number-columns-repeated="3"/>
          <table:table-cell office:value-type="float" office:value="5671.8">
            <text:p>5.672E+03</text:p>
          </table:table-cell>
          <table:table-cell table:number-columns-repeated="3"/>
          <table:table-cell office:value-type="float" office:value="5624.3">
            <text:p>5.624E+03</text:p>
          </table:table-cell>
          <table:table-cell table:number-columns-repeated="2"/>
          <table:table-cell table:formula="of:=[.K53]/[.G53]" office:value-type="float" office:value="1.00042355681838">
            <text:p>1.00</text:p>
          </table:table-cell>
          <table:table-cell table:formula="of:=[.O53]/[.K53]" office:value-type="float" office:value="1.00054686259636">
            <text:p>1.0005468626</text:p>
          </table:table-cell>
          <table:table-cell table:number-columns-repeated="1001"/>
        </table:table-row>
        <table:table-row table:style-name="ro3">
          <table:table-cell office:value-type="string">
            <text:p>GMPbench:</text:p>
          </table:table-cell>
          <table:table-cell table:number-columns-repeated="4"/>
          <table:table-cell office:value-type="float" office:value="9589.3">
            <text:p>9.589E+03</text:p>
          </table:table-cell>
          <table:table-cell table:number-columns-repeated="3"/>
          <table:table-cell office:value-type="float" office:value="9175.5">
            <text:p>9.176E+03</text:p>
          </table:table-cell>
          <table:table-cell table:number-columns-repeated="3"/>
          <table:table-cell office:value-type="float" office:value="9891">
            <text:p>9.891E+03</text:p>
          </table:table-cell>
          <table:table-cell table:number-columns-repeated="3"/>
          <table:table-cell office:value-type="float" office:value="16881">
            <text:p>1.688E+04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7797940166748">
            <text:p>1.0779794017</text:p>
          </table:table-cell>
          <table:table-cell table:number-columns-repeated="1001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p gem - 2.0.0-rc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number-columns-repeated="2" table:default-cell-style-name="ce4"/>
        <table:table-column table:style-name="co9" table:default-cell-style-name="ce6"/>
        <table:table-column table:style-name="co10" table:default-cell-style-name="ce1"/>
        <table:table-column table:style-name="co11" table:number-columns-repeated="1001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office:value-type="string">
            <text:p>Functional over</text:p>
          </table:table-cell>
          <table:table-cell table:number-columns-repeated="1001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table:number-columns-repeated="1001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3569000">
            <text:p>3.569E+06</text:p>
          </table:table-cell>
          <table:table-cell table:number-columns-repeated="3"/>
          <table:table-cell office:value-type="float" office:value="1228000">
            <text:p>1.228E+06</text:p>
          </table:table-cell>
          <table:table-cell table:number-columns-repeated="3"/>
          <table:table-cell office:value-type="float" office:value="8948000">
            <text:p>8.948E+06</text:p>
          </table:table-cell>
          <table:table-cell table:number-columns-repeated="3"/>
          <table:table-cell office:value-type="float" office:value="3647000">
            <text:p>3.647E+06</text:p>
          </table:table-cell>
          <table:table-cell table:formula="of:=[.M6]/[.I6]" office:value-type="float" office:value="0.344073970299804">
            <text:p>0.34</text:p>
          </table:table-cell>
          <table:table-cell table:formula="of:=[.Q6]/[.M6]" office:value-type="float" office:value="7.28664495114007">
            <text:p>7.286644951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3019000">
            <text:p>3.019E+06</text:p>
          </table:table-cell>
          <table:table-cell table:number-columns-repeated="3"/>
          <table:table-cell office:value-type="float" office:value="1106000">
            <text:p>1.106E+06</text:p>
          </table:table-cell>
          <table:table-cell table:number-columns-repeated="3"/>
          <table:table-cell office:value-type="float" office:value="6272000">
            <text:p>6.272E+06</text:p>
          </table:table-cell>
          <table:table-cell table:number-columns-repeated="3"/>
          <table:table-cell office:value-type="float" office:value="3064000">
            <text:p>3.064E+06</text:p>
          </table:table-cell>
          <table:table-cell table:formula="of:=[.M7]/[.I7]" office:value-type="float" office:value="0.366346472341835">
            <text:p>0.37</text:p>
          </table:table-cell>
          <table:table-cell table:formula="of:=[.Q7]/[.M7]" office:value-type="float" office:value="5.67088607594937">
            <text:p>5.670886075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174400">
            <text:p>1.744E+05</text:p>
          </table:table-cell>
          <table:table-cell table:number-columns-repeated="3"/>
          <table:table-cell office:value-type="float" office:value="161700">
            <text:p>1.617E+05</text:p>
          </table:table-cell>
          <table:table-cell table:number-columns-repeated="3"/>
          <table:table-cell office:value-type="float" office:value="187600">
            <text:p>1.876E+05</text:p>
          </table:table-cell>
          <table:table-cell table:number-columns-repeated="3"/>
          <table:table-cell office:value-type="float" office:value="179400">
            <text:p>1.794E+05</text:p>
          </table:table-cell>
          <table:table-cell table:formula="of:=[.M8]/[.I8]" office:value-type="float" office:value="0.927178899082569">
            <text:p>0.93</text:p>
          </table:table-cell>
          <table:table-cell table:formula="of:=[.Q8]/[.M8]" office:value-type="float" office:value="1.16017316017316">
            <text:p>1.160173160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557">
            <text:p>3.557E+03</text:p>
          </table:table-cell>
          <table:table-cell table:number-columns-repeated="3"/>
          <table:table-cell office:value-type="float" office:value="3513">
            <text:p>3.513E+03</text:p>
          </table:table-cell>
          <table:table-cell table:number-columns-repeated="3"/>
          <table:table-cell office:value-type="float" office:value="3581">
            <text:p>3.581E+03</text:p>
          </table:table-cell>
          <table:table-cell table:number-columns-repeated="3"/>
          <table:table-cell office:value-type="float" office:value="3518">
            <text:p>3.518E+03</text:p>
          </table:table-cell>
          <table:table-cell table:formula="of:=[.M9]/[.I9]" office:value-type="float" office:value="0.987630025302221">
            <text:p>0.99</text:p>
          </table:table-cell>
          <table:table-cell table:formula="of:=[.Q9]/[.M9]" office:value-type="float" office:value="1.01935667520638">
            <text:p>1.019356675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2">
            <text:p>1.320E+02</text:p>
          </table:table-cell>
          <table:table-cell table:number-columns-repeated="3"/>
          <table:table-cell office:value-type="float" office:value="133">
            <text:p>1.330E+02</text:p>
          </table:table-cell>
          <table:table-cell table:number-columns-repeated="3"/>
          <table:table-cell office:value-type="float" office:value="133.2">
            <text:p>1.332E+02</text:p>
          </table:table-cell>
          <table:table-cell table:number-columns-repeated="3"/>
          <table:table-cell office:value-type="float" office:value="134.1">
            <text:p>1.341E+02</text:p>
          </table:table-cell>
          <table:table-cell table:formula="of:=[.M10]/[.I10]" office:value-type="float" office:value="1.00757575757576">
            <text:p>1.01</text:p>
          </table:table-cell>
          <table:table-cell table:formula="of:=[.Q10]/[.M10]" office:value-type="float" office:value="1.0015037593985">
            <text:p>1.001503759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3629000">
            <text:p>3.629E+06</text:p>
          </table:table-cell>
          <table:table-cell table:number-columns-repeated="3"/>
          <table:table-cell office:value-type="float" office:value="1233000">
            <text:p>1.233E+06</text:p>
          </table:table-cell>
          <table:table-cell table:number-columns-repeated="3"/>
          <table:table-cell office:value-type="float" office:value="8984000">
            <text:p>8.984E+06</text:p>
          </table:table-cell>
          <table:table-cell table:number-columns-repeated="3"/>
          <table:table-cell office:value-type="float" office:value="3646000">
            <text:p>3.646E+06</text:p>
          </table:table-cell>
          <table:table-cell table:formula="of:=[.M11]/[.I11]" office:value-type="float" office:value="0.339763020115734">
            <text:p>0.34</text:p>
          </table:table-cell>
          <table:table-cell table:formula="of:=[.Q11]/[.M11]" office:value-type="float" office:value="7.28629359286294">
            <text:p>7.286293592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2833000">
            <text:p>2.833E+06</text:p>
          </table:table-cell>
          <table:table-cell table:number-columns-repeated="3"/>
          <table:table-cell office:value-type="float" office:value="1088000">
            <text:p>1.088E+06</text:p>
          </table:table-cell>
          <table:table-cell table:number-columns-repeated="3"/>
          <table:table-cell office:value-type="float" office:value="5750000">
            <text:p>5.750E+06</text:p>
          </table:table-cell>
          <table:table-cell table:number-columns-repeated="3"/>
          <table:table-cell office:value-type="float" office:value="2930000">
            <text:p>2.930E+06</text:p>
          </table:table-cell>
          <table:table-cell table:formula="of:=[.M12]/[.I12]" office:value-type="float" office:value="0.384045181786092">
            <text:p>0.38</text:p>
          </table:table-cell>
          <table:table-cell table:formula="of:=[.Q12]/[.M12]" office:value-type="float" office:value="5.28492647058824">
            <text:p>5.284926470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26700">
            <text:p>1.267E+05</text:p>
          </table:table-cell>
          <table:table-cell table:number-columns-repeated="3"/>
          <table:table-cell office:value-type="float" office:value="118300">
            <text:p>1.183E+05</text:p>
          </table:table-cell>
          <table:table-cell table:number-columns-repeated="3"/>
          <table:table-cell office:value-type="float" office:value="134800">
            <text:p>1.348E+05</text:p>
          </table:table-cell>
          <table:table-cell table:number-columns-repeated="3"/>
          <table:table-cell office:value-type="float" office:value="128300">
            <text:p>1.283E+05</text:p>
          </table:table-cell>
          <table:table-cell table:formula="of:=[.M13]/[.I13]" office:value-type="float" office:value="0.933701657458564">
            <text:p>0.93</text:p>
          </table:table-cell>
          <table:table-cell table:formula="of:=[.Q13]/[.M13]" office:value-type="float" office:value="1.13947590870668">
            <text:p>1.139475908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53">
            <text:p>2.653E+03</text:p>
          </table:table-cell>
          <table:table-cell table:number-columns-repeated="3"/>
          <table:table-cell office:value-type="float" office:value="2655">
            <text:p>2.655E+03</text:p>
          </table:table-cell>
          <table:table-cell table:number-columns-repeated="3"/>
          <table:table-cell office:value-type="float" office:value="2656">
            <text:p>2.656E+03</text:p>
          </table:table-cell>
          <table:table-cell table:number-columns-repeated="3"/>
          <table:table-cell office:value-type="float" office:value="2655">
            <text:p>2.655E+03</text:p>
          </table:table-cell>
          <table:table-cell table:formula="of:=[.M14]/[.I14]" office:value-type="float" office:value="1.0007538635507">
            <text:p>1.00</text:p>
          </table:table-cell>
          <table:table-cell table:formula="of:=[.Q14]/[.M14]" office:value-type="float" office:value="1.00037664783428">
            <text:p>1.000376647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88.32">
            <text:p>8.832E+01</text:p>
          </table:table-cell>
          <table:table-cell table:number-columns-repeated="3"/>
          <table:table-cell office:value-type="float" office:value="90.26">
            <text:p>9.026E+01</text:p>
          </table:table-cell>
          <table:table-cell table:number-columns-repeated="3"/>
          <table:table-cell office:value-type="float" office:value="90.53">
            <text:p>9.053E+01</text:p>
          </table:table-cell>
          <table:table-cell table:number-columns-repeated="3"/>
          <table:table-cell office:value-type="float" office:value="90.18">
            <text:p>9.018E+01</text:p>
          </table:table-cell>
          <table:table-cell table:formula="of:=[.M15]/[.I15]" office:value-type="float" office:value="1.02196557971015">
            <text:p>1.02</text:p>
          </table:table-cell>
          <table:table-cell table:formula="of:=[.Q15]/[.M15]" office:value-type="float" office:value="1.00299135829825">
            <text:p>1.002991358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64730">
            <text:p>6.473E+04</text:p>
          </table:table-cell>
          <table:table-cell table:number-columns-repeated="3"/>
          <table:table-cell office:value-type="float" office:value="62730">
            <text:p>6.273E+04</text:p>
          </table:table-cell>
          <table:table-cell table:number-columns-repeated="3"/>
          <table:table-cell office:value-type="float" office:value="67780">
            <text:p>6.778E+04</text:p>
          </table:table-cell>
          <table:table-cell table:number-columns-repeated="3"/>
          <table:table-cell office:value-type="float" office:value="65220">
            <text:p>6.522E+04</text:p>
          </table:table-cell>
          <table:table-cell table:formula="of:=[.M16]/[.I16]" office:value-type="float" office:value="0.969102425459601">
            <text:p>0.97</text:p>
          </table:table-cell>
          <table:table-cell table:formula="of:=[.Q16]/[.M16]" office:value-type="float" office:value="1.08050374621393">
            <text:p>1.080503746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51360">
            <text:p>5.136E+04</text:p>
          </table:table-cell>
          <table:table-cell table:number-columns-repeated="3"/>
          <table:table-cell office:value-type="float" office:value="50180">
            <text:p>5.018E+04</text:p>
          </table:table-cell>
          <table:table-cell table:number-columns-repeated="3"/>
          <table:table-cell office:value-type="float" office:value="52980">
            <text:p>5.298E+04</text:p>
          </table:table-cell>
          <table:table-cell table:number-columns-repeated="3"/>
          <table:table-cell office:value-type="float" office:value="51630">
            <text:p>5.163E+04</text:p>
          </table:table-cell>
          <table:table-cell table:formula="of:=[.M17]/[.I17]" office:value-type="float" office:value="0.97702492211838">
            <text:p>0.98</text:p>
          </table:table-cell>
          <table:table-cell table:formula="of:=[.Q17]/[.M17]" office:value-type="float" office:value="1.05579912315664">
            <text:p>1.055799123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33140">
            <text:p>3.314E+04</text:p>
          </table:table-cell>
          <table:table-cell table:number-columns-repeated="3"/>
          <table:table-cell office:value-type="float" office:value="32710">
            <text:p>3.271E+04</text:p>
          </table:table-cell>
          <table:table-cell table:number-columns-repeated="3"/>
          <table:table-cell office:value-type="float" office:value="33680">
            <text:p>3.368E+04</text:p>
          </table:table-cell>
          <table:table-cell table:number-columns-repeated="3"/>
          <table:table-cell office:value-type="float" office:value="33220">
            <text:p>3.322E+04</text:p>
          </table:table-cell>
          <table:table-cell table:formula="of:=[.M18]/[.I18]" office:value-type="float" office:value="0.987024743512372">
            <text:p>0.99</text:p>
          </table:table-cell>
          <table:table-cell table:formula="of:=[.Q18]/[.M18]" office:value-type="float" office:value="1.02965453989606">
            <text:p>1.029654539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42.9">
            <text:p>4.429E+02</text:p>
          </table:table-cell>
          <table:table-cell table:number-columns-repeated="3"/>
          <table:table-cell office:value-type="float" office:value="485.2">
            <text:p>4.852E+02</text:p>
          </table:table-cell>
          <table:table-cell table:number-columns-repeated="3"/>
          <table:table-cell office:value-type="float" office:value="437.7">
            <text:p>4.377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0.902102225886232">
            <text:p>0.902102225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02">
            <text:p>2.102E+01</text:p>
          </table:table-cell>
          <table:table-cell table:number-columns-repeated="3"/>
          <table:table-cell office:value-type="float" office:value="21.18">
            <text:p>2.118E+01</text:p>
          </table:table-cell>
          <table:table-cell table:number-columns-repeated="3"/>
          <table:table-cell office:value-type="float" office:value="21.11">
            <text:p>2.111E+01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1.00761179828735">
            <text:p>1.01</text:p>
          </table:table-cell>
          <table:table-cell table:formula="of:=[.Q20]/[.M20]" office:value-type="float" office:value="0.996694995278565">
            <text:p>0.9966949953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23055">
            <text:p>2.306E+04</text:p>
          </table:table-cell>
          <table:table-cell table:number-columns-repeated="3"/>
          <table:table-cell office:value-type="float" office:value="17420">
            <text:p>1.742E+04</text:p>
          </table:table-cell>
          <table:table-cell table:number-columns-repeated="3"/>
          <table:table-cell office:value-type="float" office:value="29165">
            <text:p>2.917E+04</text:p>
          </table:table-cell>
          <table:table-cell table:number-columns-repeated="3"/>
          <table:table-cell office:value-type="float" office:value="54186">
            <text:p>5.419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67422502870264">
            <text:p>1.6742250287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1024000">
            <text:p>1.024E+06</text:p>
          </table:table-cell>
          <table:table-cell table:number-columns-repeated="3"/>
          <table:table-cell office:value-type="float" office:value="1030000">
            <text:p>1.030E+06</text:p>
          </table:table-cell>
          <table:table-cell table:number-columns-repeated="3"/>
          <table:table-cell office:value-type="float" office:value="1032000">
            <text:p>1.032E+06</text:p>
          </table:table-cell>
          <table:table-cell table:number-columns-repeated="3"/>
          <table:table-cell office:value-type="float" office:value="1032000">
            <text:p>1.032E+06</text:p>
          </table:table-cell>
          <table:table-cell table:formula="of:=[.M23]/[.I23]" office:value-type="float" office:value="1.005859375">
            <text:p>1.01</text:p>
          </table:table-cell>
          <table:table-cell table:formula="of:=[.Q23]/[.M23]" office:value-type="float" office:value="1.00194174757282">
            <text:p>1.001941747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1037000">
            <text:p>1.037E+06</text:p>
          </table:table-cell>
          <table:table-cell table:number-columns-repeated="3"/>
          <table:table-cell office:value-type="float" office:value="1037000">
            <text:p>1.037E+06</text:p>
          </table:table-cell>
          <table:table-cell table:number-columns-repeated="3"/>
          <table:table-cell office:value-type="float" office:value="1039000">
            <text:p>1.039E+06</text:p>
          </table:table-cell>
          <table:table-cell table:number-columns-repeated="3"/>
          <table:table-cell office:value-type="float" office:value="1040000">
            <text:p>1.040E+06</text:p>
          </table:table-cell>
          <table:table-cell table:formula="of:=[.M24]/[.I24]" office:value-type="float" office:value="1">
            <text:p>1.00</text:p>
          </table:table-cell>
          <table:table-cell table:formula="of:=[.Q24]/[.M24]" office:value-type="float" office:value="1.00192864030858">
            <text:p>1.001928640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807600">
            <text:p>8.076E+05</text:p>
          </table:table-cell>
          <table:table-cell table:number-columns-repeated="3"/>
          <table:table-cell office:value-type="float" office:value="806100">
            <text:p>8.061E+05</text:p>
          </table:table-cell>
          <table:table-cell table:number-columns-repeated="3"/>
          <table:table-cell office:value-type="float" office:value="799000">
            <text:p>7.990E+05</text:p>
          </table:table-cell>
          <table:table-cell table:number-columns-repeated="3"/>
          <table:table-cell office:value-type="float" office:value="809500">
            <text:p>8.095E+05</text:p>
          </table:table-cell>
          <table:table-cell table:formula="of:=[.M25]/[.I25]" office:value-type="float" office:value="0.9981426448737">
            <text:p>1.00</text:p>
          </table:table-cell>
          <table:table-cell table:formula="of:=[.Q25]/[.M25]" office:value-type="float" office:value="0.991192159781665">
            <text:p>0.991192159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329400">
            <text:p>3.294E+05</text:p>
          </table:table-cell>
          <table:table-cell table:number-columns-repeated="3"/>
          <table:table-cell office:value-type="float" office:value="318300">
            <text:p>3.183E+05</text:p>
          </table:table-cell>
          <table:table-cell table:number-columns-repeated="3"/>
          <table:table-cell office:value-type="float" office:value="314700">
            <text:p>3.147E+05</text:p>
          </table:table-cell>
          <table:table-cell table:number-columns-repeated="3"/>
          <table:table-cell office:value-type="float" office:value="317100">
            <text:p>3.171E+05</text:p>
          </table:table-cell>
          <table:table-cell table:formula="of:=[.M26]/[.I26]" office:value-type="float" office:value="0.966302367941712">
            <text:p>0.97</text:p>
          </table:table-cell>
          <table:table-cell table:formula="of:=[.Q26]/[.M26]" office:value-type="float" office:value="0.988689915174364">
            <text:p>0.988689915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541">
            <text:p>3.541E+03</text:p>
          </table:table-cell>
          <table:table-cell table:number-columns-repeated="3"/>
          <table:table-cell office:value-type="float" office:value="3513">
            <text:p>3.513E+03</text:p>
          </table:table-cell>
          <table:table-cell table:number-columns-repeated="3"/>
          <table:table-cell office:value-type="float" office:value="3527">
            <text:p>3.527E+03</text:p>
          </table:table-cell>
          <table:table-cell table:number-columns-repeated="3"/>
          <table:table-cell office:value-type="float" office:value="3543">
            <text:p>3.543E+03</text:p>
          </table:table-cell>
          <table:table-cell table:formula="of:=[.M27]/[.I27]" office:value-type="float" office:value="0.992092629200791">
            <text:p>0.99</text:p>
          </table:table-cell>
          <table:table-cell table:formula="of:=[.Q27]/[.M27]" office:value-type="float" office:value="1.00398519783661">
            <text:p>1.003985197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61">
            <text:p>1.861E+01</text:p>
          </table:table-cell>
          <table:table-cell table:number-columns-repeated="3"/>
          <table:table-cell office:value-type="float" office:value="18.73">
            <text:p>1.873E+01</text:p>
          </table:table-cell>
          <table:table-cell table:number-columns-repeated="3"/>
          <table:table-cell office:value-type="float" office:value="18.78">
            <text:p>1.878E+01</text:p>
          </table:table-cell>
          <table:table-cell table:number-columns-repeated="3"/>
          <table:table-cell table:style-name="ce1" office:value-type="string">
            <text:p>---</text:p>
          </table:table-cell>
          <table:table-cell table:formula="of:=[.M28]/[.I28]" office:value-type="float" office:value="1.00644814615798">
            <text:p>1.01</text:p>
          </table:table-cell>
          <table:table-cell table:formula="of:=[.Q28]/[.M28]" office:value-type="float" office:value="1.00266951414843">
            <text:p>1.002669514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3085000">
            <text:p>3.085E+06</text:p>
          </table:table-cell>
          <table:table-cell table:number-columns-repeated="3"/>
          <table:table-cell office:value-type="float" office:value="3072000">
            <text:p>3.072E+06</text:p>
          </table:table-cell>
          <table:table-cell table:number-columns-repeated="3"/>
          <table:table-cell office:value-type="float" office:value="2757000">
            <text:p>2.757E+06</text:p>
          </table:table-cell>
          <table:table-cell table:number-columns-repeated="3"/>
          <table:table-cell table:style-name="ce13" office:value-type="float" office:value="3130000">
            <text:p>3.13E+006</text:p>
          </table:table-cell>
          <table:table-cell table:formula="of:=[.M29]/[.I29]" office:value-type="float" office:value="0.995786061588331">
            <text:p>1.00</text:p>
          </table:table-cell>
          <table:table-cell table:formula="of:=[.Q29]/[.M29]" office:value-type="float" office:value="0.8974609375">
            <text:p>0.897460937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62">
            <text:p>1.062E+01</text:p>
          </table:table-cell>
          <table:table-cell table:number-columns-repeated="3"/>
          <table:table-cell office:value-type="float" office:value="10.66">
            <text:p>1.066E+01</text:p>
          </table:table-cell>
          <table:table-cell table:number-columns-repeated="3"/>
          <table:table-cell office:value-type="float" office:value="10.65">
            <text:p>1.065E+01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1.00376647834275">
            <text:p>1.00</text:p>
          </table:table-cell>
          <table:table-cell table:formula="of:=[.Q30]/[.M30]" office:value-type="float" office:value="0.99906191369606">
            <text:p>0.9990619137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29728">
            <text:p>2.973E+04</text:p>
          </table:table-cell>
          <table:table-cell table:number-columns-repeated="3"/>
          <table:table-cell office:value-type="float" office:value="29608">
            <text:p>2.961E+04</text:p>
          </table:table-cell>
          <table:table-cell table:number-columns-repeated="3"/>
          <table:table-cell office:value-type="float" office:value="29171">
            <text:p>2.917E+04</text:p>
          </table:table-cell>
          <table:table-cell table:number-columns-repeated="3"/>
          <table:table-cell office:value-type="float" office:value="380920">
            <text:p>3.809E+05</text:p>
          </table:table-cell>
          <table:table-cell/>
          <table:table-cell table:formula="of:=[.L31]/[.H31]" office:value-type="float" office:value="0.995963401506997">
            <text:p>1.00</text:p>
          </table:table-cell>
          <table:table-cell table:formula="of:=[.P31]/[.L31]" office:value-type="float" office:value="0.985240475547149">
            <text:p>0.9852404755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2312000">
            <text:p>2.312E+06</text:p>
          </table:table-cell>
          <table:table-cell table:number-columns-repeated="3"/>
          <table:table-cell office:value-type="float" office:value="2360000">
            <text:p>2.360E+06</text:p>
          </table:table-cell>
          <table:table-cell table:number-columns-repeated="3"/>
          <table:table-cell office:value-type="float" office:value="2352000">
            <text:p>2.352E+06</text:p>
          </table:table-cell>
          <table:table-cell table:number-columns-repeated="3"/>
          <table:table-cell office:value-type="float" office:value="2342000">
            <text:p>2.342E+06</text:p>
          </table:table-cell>
          <table:table-cell table:formula="of:=[.M33]/[.I33]" office:value-type="float" office:value="1.02076124567474">
            <text:p>1.02</text:p>
          </table:table-cell>
          <table:table-cell table:formula="of:=[.Q33]/[.M33]" office:value-type="float" office:value="0.996610169491525">
            <text:p>0.996610169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534400">
            <text:p>5.344E+05</text:p>
          </table:table-cell>
          <table:table-cell table:number-columns-repeated="3"/>
          <table:table-cell office:value-type="float" office:value="532600">
            <text:p>5.326E+05</text:p>
          </table:table-cell>
          <table:table-cell table:number-columns-repeated="3"/>
          <table:table-cell office:value-type="float" office:value="540600">
            <text:p>5.406E+05</text:p>
          </table:table-cell>
          <table:table-cell table:number-columns-repeated="3"/>
          <table:table-cell office:value-type="float" office:value="541800">
            <text:p>5.418E+05</text:p>
          </table:table-cell>
          <table:table-cell table:formula="of:=[.M34]/[.I34]" office:value-type="float" office:value="0.996631736526946">
            <text:p>1.00</text:p>
          </table:table-cell>
          <table:table-cell table:formula="of:=[.Q34]/[.M34]" office:value-type="float" office:value="1.01502065339842">
            <text:p>1.015020653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1250">
            <text:p>1.125E+04</text:p>
          </table:table-cell>
          <table:table-cell table:number-columns-repeated="3"/>
          <table:table-cell office:value-type="float" office:value="11270">
            <text:p>1.127E+04</text:p>
          </table:table-cell>
          <table:table-cell table:number-columns-repeated="3"/>
          <table:table-cell office:value-type="float" office:value="11260">
            <text:p>1.126E+04</text:p>
          </table:table-cell>
          <table:table-cell table:number-columns-repeated="3"/>
          <table:table-cell office:value-type="float" office:value="11300">
            <text:p>1.130E+04</text:p>
          </table:table-cell>
          <table:table-cell table:formula="of:=[.M35]/[.I35]" office:value-type="float" office:value="1.00177777777778">
            <text:p>1.00</text:p>
          </table:table-cell>
          <table:table-cell table:formula="of:=[.Q35]/[.M35]" office:value-type="float" office:value="0.999112688553682">
            <text:p>0.999112688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6.5">
            <text:p>1.665E+02</text:p>
          </table:table-cell>
          <table:table-cell table:number-columns-repeated="3"/>
          <table:table-cell office:value-type="float" office:value="167.8">
            <text:p>1.678E+02</text:p>
          </table:table-cell>
          <table:table-cell table:number-columns-repeated="3"/>
          <table:table-cell office:value-type="float" office:value="167.5">
            <text:p>1.675E+02</text:p>
          </table:table-cell>
          <table:table-cell table:number-columns-repeated="3"/>
          <table:table-cell office:value-type="float" office:value="166.9">
            <text:p>1.669E+02</text:p>
          </table:table-cell>
          <table:table-cell table:formula="of:=[.M36]/[.I36]" office:value-type="float" office:value="1.00780780780781">
            <text:p>1.01</text:p>
          </table:table-cell>
          <table:table-cell table:formula="of:=[.Q36]/[.M36]" office:value-type="float" office:value="0.998212157330155">
            <text:p>0.998212157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9.056">
            <text:p>9.056E+00</text:p>
          </table:table-cell>
          <table:table-cell table:number-columns-repeated="3"/>
          <table:table-cell office:value-type="float" office:value="9.004">
            <text:p>9.004E+00</text:p>
          </table:table-cell>
          <table:table-cell table:number-columns-repeated="3"/>
          <table:table-cell office:value-type="float" office:value="9.024">
            <text:p>9.024E+00</text:p>
          </table:table-cell>
          <table:table-cell table:number-columns-repeated="3"/>
          <table:table-cell office:value-type="float" office:value="9.01">
            <text:p>9.010E+00</text:p>
          </table:table-cell>
          <table:table-cell table:formula="of:=[.M37]/[.I37]" office:value-type="float" office:value="0.994257950530035">
            <text:p>0.99</text:p>
          </table:table-cell>
          <table:table-cell table:formula="of:=[.Q37]/[.M37]" office:value-type="float" office:value="1.00222123500666">
            <text:p>1.002221235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7315.3">
            <text:p>7.315E+03</text:p>
          </table:table-cell>
          <table:table-cell table:number-columns-repeated="3"/>
          <table:table-cell office:value-type="float" office:value="7346.3">
            <text:p>7.346E+03</text:p>
          </table:table-cell>
          <table:table-cell table:number-columns-repeated="3"/>
          <table:table-cell office:value-type="float" office:value="7362.7">
            <text:p>7.363E+03</text:p>
          </table:table-cell>
          <table:table-cell table:number-columns-repeated="3"/>
          <table:table-cell office:value-type="float" office:value="7357.7">
            <text:p>7.358E+03</text:p>
          </table:table-cell>
          <table:table-cell/>
          <table:table-cell table:formula="of:=[.L38]/[.H38]" office:value-type="float" office:value="1.00423769360108">
            <text:p>1.00</text:p>
          </table:table-cell>
          <table:table-cell table:formula="of:=[.P38]/[.L38]" office:value-type="float" office:value="1.00223241631842">
            <text:p>1.0022324163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1037000">
            <text:p>1.037E+06</text:p>
          </table:table-cell>
          <table:table-cell table:number-columns-repeated="3"/>
          <table:table-cell office:value-type="float" office:value="1052000">
            <text:p>1.052E+06</text:p>
          </table:table-cell>
          <table:table-cell table:number-columns-repeated="3"/>
          <table:table-cell office:value-type="float" office:value="1034000">
            <text:p>1.034E+06</text:p>
          </table:table-cell>
          <table:table-cell table:number-columns-repeated="3"/>
          <table:table-cell office:value-type="float" office:value="1039000">
            <text:p>1.039E+06</text:p>
          </table:table-cell>
          <table:table-cell table:formula="of:=[.M40]/[.I40]" office:value-type="float" office:value="1.01446480231437">
            <text:p>1.01</text:p>
          </table:table-cell>
          <table:table-cell table:formula="of:=[.Q40]/[.M40]" office:value-type="float" office:value="0.982889733840304">
            <text:p>0.982889733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390100">
            <text:p>3.901E+05</text:p>
          </table:table-cell>
          <table:table-cell table:number-columns-repeated="3"/>
          <table:table-cell office:value-type="float" office:value="386100">
            <text:p>3.861E+05</text:p>
          </table:table-cell>
          <table:table-cell table:number-columns-repeated="3"/>
          <table:table-cell office:value-type="float" office:value="387500">
            <text:p>3.875E+05</text:p>
          </table:table-cell>
          <table:table-cell table:number-columns-repeated="3"/>
          <table:table-cell office:value-type="float" office:value="387200">
            <text:p>3.872E+05</text:p>
          </table:table-cell>
          <table:table-cell table:formula="of:=[.M41]/[.I41]" office:value-type="float" office:value="0.989746218918226">
            <text:p>0.99</text:p>
          </table:table-cell>
          <table:table-cell table:formula="of:=[.Q41]/[.M41]" office:value-type="float" office:value="1.003626003626">
            <text:p>1.003626003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8190">
            <text:p>8.190E+03</text:p>
          </table:table-cell>
          <table:table-cell table:number-columns-repeated="3"/>
          <table:table-cell office:value-type="float" office:value="8114">
            <text:p>8.114E+03</text:p>
          </table:table-cell>
          <table:table-cell table:number-columns-repeated="3"/>
          <table:table-cell office:value-type="float" office:value="8189">
            <text:p>8.189E+03</text:p>
          </table:table-cell>
          <table:table-cell table:number-columns-repeated="3"/>
          <table:table-cell office:value-type="float" office:value="8166">
            <text:p>8.166E+03</text:p>
          </table:table-cell>
          <table:table-cell table:formula="of:=[.M42]/[.I42]" office:value-type="float" office:value="0.990720390720391">
            <text:p>0.99</text:p>
          </table:table-cell>
          <table:table-cell table:formula="of:=[.Q42]/[.M42]" office:value-type="float" office:value="1.0092432832142">
            <text:p>1.009243283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3.1">
            <text:p>1.231E+02</text:p>
          </table:table-cell>
          <table:table-cell table:number-columns-repeated="3"/>
          <table:table-cell office:value-type="float" office:value="123.4">
            <text:p>1.234E+02</text:p>
          </table:table-cell>
          <table:table-cell table:number-columns-repeated="3"/>
          <table:table-cell office:value-type="float" office:value="123.6">
            <text:p>1.236E+02</text:p>
          </table:table-cell>
          <table:table-cell table:number-columns-repeated="3"/>
          <table:table-cell office:value-type="float" office:value="123.6">
            <text:p>1.236E+02</text:p>
          </table:table-cell>
          <table:table-cell table:formula="of:=[.M43]/[.I43]" office:value-type="float" office:value="1.00243704305443">
            <text:p>1.00</text:p>
          </table:table-cell>
          <table:table-cell table:formula="of:=[.Q43]/[.M43]" office:value-type="float" office:value="1.00162074554295">
            <text:p>1.001620745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5.967">
            <text:p>5.967E+00</text:p>
          </table:table-cell>
          <table:table-cell table:number-columns-repeated="3"/>
          <table:table-cell office:value-type="float" office:value="5.98">
            <text:p>5.980E+00</text:p>
          </table:table-cell>
          <table:table-cell table:number-columns-repeated="3"/>
          <table:table-cell office:value-type="float" office:value="5.986">
            <text:p>5.986E+00</text:p>
          </table:table-cell>
          <table:table-cell table:number-columns-repeated="3"/>
          <table:table-cell office:value-type="float" office:value="5.945">
            <text:p>5.945E+00</text:p>
          </table:table-cell>
          <table:table-cell table:formula="of:=[.M44]/[.I44]" office:value-type="float" office:value="1.00217864923747">
            <text:p>1.00</text:p>
          </table:table-cell>
          <table:table-cell table:formula="of:=[.Q44]/[.M44]" office:value-type="float" office:value="1.00100334448161">
            <text:p>1.0010033445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4756.7">
            <text:p>4.757E+03</text:p>
          </table:table-cell>
          <table:table-cell table:number-columns-repeated="3"/>
          <table:table-cell office:value-type="float" office:value="4755.9">
            <text:p>4.756E+03</text:p>
          </table:table-cell>
          <table:table-cell table:number-columns-repeated="3"/>
          <table:table-cell office:value-type="float" office:value="4753.9">
            <text:p>4.754E+03</text:p>
          </table:table-cell>
          <table:table-cell table:number-columns-repeated="3"/>
          <table:table-cell office:value-type="float" office:value="4748">
            <text:p>4.748E+03</text:p>
          </table:table-cell>
          <table:table-cell/>
          <table:table-cell table:formula="of:=[.L45]/[.H45]" office:value-type="float" office:value="0.999831816175079">
            <text:p>1.00</text:p>
          </table:table-cell>
          <table:table-cell table:formula="of:=[.P45]/[.L45]" office:value-type="float" office:value="0.999579469711306">
            <text:p>0.9995794697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15931">
            <text:p>1.593E+04</text:p>
          </table:table-cell>
          <table:table-cell table:number-columns-repeated="3"/>
          <table:table-cell office:value-type="float" office:value="14500">
            <text:p>1.450E+04</text:p>
          </table:table-cell>
          <table:table-cell table:number-columns-repeated="3"/>
          <table:table-cell office:value-type="float" office:value="17138">
            <text:p>1.714E+04</text:p>
          </table:table-cell>
          <table:table-cell table:number-columns-repeated="3"/>
          <table:table-cell office:value-type="float" office:value="49596">
            <text:p>4.960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18193103448276">
            <text:p>1.1819310345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32830">
            <text:p>3.283E+04</text:p>
          </table:table-cell>
          <table:table-cell table:number-columns-repeated="3"/>
          <table:table-cell office:value-type="float" office:value="32860">
            <text:p>3.286E+04</text:p>
          </table:table-cell>
          <table:table-cell table:number-columns-repeated="3"/>
          <table:table-cell office:value-type="float" office:value="32930">
            <text:p>3.293E+04</text:p>
          </table:table-cell>
          <table:table-cell table:number-columns-repeated="3"/>
          <table:table-cell office:value-type="float" office:value="32790">
            <text:p>3.279E+04</text:p>
          </table:table-cell>
          <table:table-cell table:formula="of:=[.M49]/[.I49]" office:value-type="float" office:value="1.00091379835516">
            <text:p>1.00</text:p>
          </table:table-cell>
          <table:table-cell table:formula="of:=[.Q49]/[.M49]" office:value-type="float" office:value="1.00213024954352">
            <text:p>1.002130249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5995">
            <text:p>5.995E+03</text:p>
          </table:table-cell>
          <table:table-cell table:number-columns-repeated="3"/>
          <table:table-cell office:value-type="float" office:value="6028">
            <text:p>6.028E+03</text:p>
          </table:table-cell>
          <table:table-cell table:number-columns-repeated="3"/>
          <table:table-cell office:value-type="float" office:value="6038">
            <text:p>6.038E+03</text:p>
          </table:table-cell>
          <table:table-cell table:number-columns-repeated="3"/>
          <table:table-cell office:value-type="float" office:value="6036">
            <text:p>6.036E+03</text:p>
          </table:table-cell>
          <table:table-cell table:formula="of:=[.M50]/[.I50]" office:value-type="float" office:value="1.00550458715596">
            <text:p>1.01</text:p>
          </table:table-cell>
          <table:table-cell table:formula="of:=[.Q50]/[.M50]" office:value-type="float" office:value="1.00165892501659">
            <text:p>1.00165892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911.6">
            <text:p>9.116E+02</text:p>
          </table:table-cell>
          <table:table-cell table:number-columns-repeated="3"/>
          <table:table-cell office:value-type="float" office:value="916.8">
            <text:p>9.168E+02</text:p>
          </table:table-cell>
          <table:table-cell table:number-columns-repeated="3"/>
          <table:table-cell office:value-type="float" office:value="917.2">
            <text:p>9.172E+02</text:p>
          </table:table-cell>
          <table:table-cell table:number-columns-repeated="3"/>
          <table:table-cell office:value-type="float" office:value="919.7">
            <text:p>9.197E+02</text:p>
          </table:table-cell>
          <table:table-cell table:formula="of:=[.M51]/[.I51]" office:value-type="float" office:value="1.00570425625274">
            <text:p>1.01</text:p>
          </table:table-cell>
          <table:table-cell table:formula="of:=[.Q51]/[.M51]" office:value-type="float" office:value="1.00043630017452">
            <text:p>1.000436300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5640">
            <text:p>5.640E+03</text:p>
          </table:table-cell>
          <table:table-cell table:number-columns-repeated="3"/>
          <table:table-cell office:value-type="float" office:value="5663">
            <text:p>5.663E+03</text:p>
          </table:table-cell>
          <table:table-cell table:number-columns-repeated="3"/>
          <table:table-cell office:value-type="float" office:value="5671">
            <text:p>5.671E+03</text:p>
          </table:table-cell>
          <table:table-cell table:number-columns-repeated="3"/>
          <table:table-cell office:value-type="float" office:value="5667.1">
            <text:p>5.667E+03</text:p>
          </table:table-cell>
          <table:table-cell/>
          <table:table-cell table:formula="of:=[.L52]/[.H52]" office:value-type="float" office:value="1.0040780141844">
            <text:p>1.00</text:p>
          </table:table-cell>
          <table:table-cell table:formula="of:=[.P52]/[.L52]" office:value-type="float" office:value="1.00141267879216">
            <text:p>1.0014126788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5640">
            <text:p>5.640E+03</text:p>
          </table:table-cell>
          <table:table-cell table:number-columns-repeated="3"/>
          <table:table-cell office:value-type="float" office:value="5663">
            <text:p>5.663E+03</text:p>
          </table:table-cell>
          <table:table-cell table:number-columns-repeated="3"/>
          <table:table-cell office:value-type="float" office:value="5671">
            <text:p>5.671E+03</text:p>
          </table:table-cell>
          <table:table-cell table:number-columns-repeated="3"/>
          <table:table-cell office:value-type="float" office:value="5667.1">
            <text:p>5.667E+03</text:p>
          </table:table-cell>
          <table:table-cell table:number-columns-repeated="2"/>
          <table:table-cell table:formula="of:=[.K53]/[.G53]" office:value-type="float" office:value="1.0040780141844">
            <text:p>1.00</text:p>
          </table:table-cell>
          <table:table-cell table:formula="of:=[.O53]/[.K53]" office:value-type="float" office:value="1.00141267879216">
            <text:p>1.0014126788</text:p>
          </table:table-cell>
          <table:table-cell table:number-columns-repeated="1001"/>
        </table:table-row>
        <table:table-row table:style-name="ro2">
          <table:table-cell office:value-type="string">
            <text:p>GMPbench:</text:p>
          </table:table-cell>
          <table:table-cell table:number-columns-repeated="4"/>
          <table:table-cell office:value-type="float" office:value="9478.9">
            <text:p>9.479E+03</text:p>
          </table:table-cell>
          <table:table-cell table:number-columns-repeated="3"/>
          <table:table-cell office:value-type="float" office:value="9061.7">
            <text:p>9.062E+03</text:p>
          </table:table-cell>
          <table:table-cell table:number-columns-repeated="3"/>
          <table:table-cell office:value-type="float" office:value="9858.4">
            <text:p>9.858E+03</text:p>
          </table:table-cell>
          <table:table-cell table:number-columns-repeated="3"/>
          <table:table-cell office:value-type="float" office:value="16765">
            <text:p>1.677E+04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8791948530629">
            <text:p>1.0879194853</text:p>
          </table:table-cell>
          <table:table-cell table:number-columns-repeated="1001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p gem - jruby-1.9.2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number-columns-repeated="2" table:default-cell-style-name="ce4"/>
        <table:table-column table:style-name="co9" table:default-cell-style-name="ce6"/>
        <table:table-column table:style-name="co10" table:default-cell-style-name="ce1"/>
        <table:table-column table:style-name="co11" table:number-columns-repeated="1001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office:value-type="string">
            <text:p>Functional over</text:p>
          </table:table-cell>
          <table:table-cell table:number-columns-repeated="1001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table:number-columns-repeated="1001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217400">
            <text:p>2.174E+05</text:p>
          </table:table-cell>
          <table:table-cell table:number-columns-repeated="3"/>
          <table:table-cell office:value-type="float" office:value="250500">
            <text:p>2.505E+05</text:p>
          </table:table-cell>
          <table:table-cell table:number-columns-repeated="3"/>
          <table:table-cell office:value-type="float" office:value="546700">
            <text:p>5.467E+05</text:p>
          </table:table-cell>
          <table:table-cell table:number-columns-repeated="3"/>
          <table:table-cell office:value-type="float" office:value="277100">
            <text:p>2.771E+05</text:p>
          </table:table-cell>
          <table:table-cell table:formula="of:=[.M6]/[.I6]" office:value-type="float" office:value="1.15225390984361">
            <text:p>1.15</text:p>
          </table:table-cell>
          <table:table-cell table:formula="of:=[.Q6]/[.M6]" office:value-type="float" office:value="2.18243512974052">
            <text:p>2.182435129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236900">
            <text:p>2.369E+05</text:p>
          </table:table-cell>
          <table:table-cell table:number-columns-repeated="3"/>
          <table:table-cell office:value-type="float" office:value="238100">
            <text:p>2.381E+05</text:p>
          </table:table-cell>
          <table:table-cell table:number-columns-repeated="3"/>
          <table:table-cell office:value-type="float" office:value="592200">
            <text:p>5.922E+05</text:p>
          </table:table-cell>
          <table:table-cell table:number-columns-repeated="3"/>
          <table:table-cell office:value-type="float" office:value="263600">
            <text:p>2.636E+05</text:p>
          </table:table-cell>
          <table:table-cell table:formula="of:=[.M7]/[.I7]" office:value-type="float" office:value="1.00506542845082">
            <text:p>1.01</text:p>
          </table:table-cell>
          <table:table-cell table:formula="of:=[.Q7]/[.M7]" office:value-type="float" office:value="2.48719025619488">
            <text:p>2.487190256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94350">
            <text:p>9.435E+04</text:p>
          </table:table-cell>
          <table:table-cell table:number-columns-repeated="3"/>
          <table:table-cell office:value-type="float" office:value="89790">
            <text:p>8.979E+04</text:p>
          </table:table-cell>
          <table:table-cell table:number-columns-repeated="3"/>
          <table:table-cell office:value-type="float" office:value="139100">
            <text:p>1.391E+05</text:p>
          </table:table-cell>
          <table:table-cell table:number-columns-repeated="3"/>
          <table:table-cell office:value-type="float" office:value="103700">
            <text:p>1.037E+05</text:p>
          </table:table-cell>
          <table:table-cell table:formula="of:=[.M8]/[.I8]" office:value-type="float" office:value="0.951669316375198">
            <text:p>0.95</text:p>
          </table:table-cell>
          <table:table-cell table:formula="of:=[.Q8]/[.M8]" office:value-type="float" office:value="1.54917028622341">
            <text:p>1.549170286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390">
            <text:p>3.390E+03</text:p>
          </table:table-cell>
          <table:table-cell table:number-columns-repeated="3"/>
          <table:table-cell office:value-type="float" office:value="3384">
            <text:p>3.384E+03</text:p>
          </table:table-cell>
          <table:table-cell table:number-columns-repeated="3"/>
          <table:table-cell office:value-type="float" office:value="3458">
            <text:p>3.458E+03</text:p>
          </table:table-cell>
          <table:table-cell table:number-columns-repeated="3"/>
          <table:table-cell office:value-type="float" office:value="3387">
            <text:p>3.387E+03</text:p>
          </table:table-cell>
          <table:table-cell table:formula="of:=[.M9]/[.I9]" office:value-type="float" office:value="0.998230088495575">
            <text:p>1.00</text:p>
          </table:table-cell>
          <table:table-cell table:formula="of:=[.Q9]/[.M9]" office:value-type="float" office:value="1.02186761229314">
            <text:p>1.021867612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2.1">
            <text:p>1.321E+02</text:p>
          </table:table-cell>
          <table:table-cell table:number-columns-repeated="3"/>
          <table:table-cell office:value-type="float" office:value="132.4">
            <text:p>1.324E+02</text:p>
          </table:table-cell>
          <table:table-cell table:number-columns-repeated="3"/>
          <table:table-cell office:value-type="float" office:value="132.5">
            <text:p>1.325E+02</text:p>
          </table:table-cell>
          <table:table-cell table:number-columns-repeated="3"/>
          <table:table-cell office:value-type="float" office:value="132.3">
            <text:p>1.323E+02</text:p>
          </table:table-cell>
          <table:table-cell table:formula="of:=[.M10]/[.I10]" office:value-type="float" office:value="1.00227100681302">
            <text:p>1.00</text:p>
          </table:table-cell>
          <table:table-cell table:formula="of:=[.Q10]/[.M10]" office:value-type="float" office:value="1.00075528700906">
            <text:p>1.00075528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262300">
            <text:p>2.623E+05</text:p>
          </table:table-cell>
          <table:table-cell table:number-columns-repeated="3"/>
          <table:table-cell office:value-type="float" office:value="246800">
            <text:p>2.468E+05</text:p>
          </table:table-cell>
          <table:table-cell table:number-columns-repeated="3"/>
          <table:table-cell office:value-type="float" office:value="631100">
            <text:p>6.311E+05</text:p>
          </table:table-cell>
          <table:table-cell table:number-columns-repeated="3"/>
          <table:table-cell office:value-type="float" office:value="239400">
            <text:p>2.394E+05</text:p>
          </table:table-cell>
          <table:table-cell table:formula="of:=[.M11]/[.I11]" office:value-type="float" office:value="0.940907357987038">
            <text:p>0.94</text:p>
          </table:table-cell>
          <table:table-cell table:formula="of:=[.Q11]/[.M11]" office:value-type="float" office:value="2.55713128038898">
            <text:p>2.557131280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236900">
            <text:p>2.369E+05</text:p>
          </table:table-cell>
          <table:table-cell table:number-columns-repeated="3"/>
          <table:table-cell office:value-type="float" office:value="234500">
            <text:p>2.345E+05</text:p>
          </table:table-cell>
          <table:table-cell table:number-columns-repeated="3"/>
          <table:table-cell office:value-type="float" office:value="605100">
            <text:p>6.051E+05</text:p>
          </table:table-cell>
          <table:table-cell table:number-columns-repeated="3"/>
          <table:table-cell office:value-type="float" office:value="238000">
            <text:p>2.380E+05</text:p>
          </table:table-cell>
          <table:table-cell table:formula="of:=[.M12]/[.I12]" office:value-type="float" office:value="0.989869143098354">
            <text:p>0.99</text:p>
          </table:table-cell>
          <table:table-cell table:formula="of:=[.Q12]/[.M12]" office:value-type="float" office:value="2.58038379530917">
            <text:p>2.580383795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85730">
            <text:p>8.573E+04</text:p>
          </table:table-cell>
          <table:table-cell table:number-columns-repeated="3"/>
          <table:table-cell office:value-type="float" office:value="74210">
            <text:p>7.421E+04</text:p>
          </table:table-cell>
          <table:table-cell table:number-columns-repeated="3"/>
          <table:table-cell office:value-type="float" office:value="104400">
            <text:p>1.044E+05</text:p>
          </table:table-cell>
          <table:table-cell table:number-columns-repeated="3"/>
          <table:table-cell office:value-type="float" office:value="73140">
            <text:p>7.314E+04</text:p>
          </table:table-cell>
          <table:table-cell table:formula="of:=[.M13]/[.I13]" office:value-type="float" office:value="0.865624635483495">
            <text:p>0.87</text:p>
          </table:table-cell>
          <table:table-cell table:formula="of:=[.Q13]/[.M13]" office:value-type="float" office:value="1.40681848807438">
            <text:p>1.406818488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527">
            <text:p>2.527E+03</text:p>
          </table:table-cell>
          <table:table-cell table:number-columns-repeated="3"/>
          <table:table-cell office:value-type="float" office:value="2553">
            <text:p>2.553E+03</text:p>
          </table:table-cell>
          <table:table-cell table:number-columns-repeated="3"/>
          <table:table-cell office:value-type="float" office:value="2578">
            <text:p>2.578E+03</text:p>
          </table:table-cell>
          <table:table-cell table:number-columns-repeated="3"/>
          <table:table-cell office:value-type="float" office:value="2539">
            <text:p>2.539E+03</text:p>
          </table:table-cell>
          <table:table-cell table:formula="of:=[.M14]/[.I14]" office:value-type="float" office:value="1.01028888009497">
            <text:p>1.01</text:p>
          </table:table-cell>
          <table:table-cell table:formula="of:=[.Q14]/[.M14]" office:value-type="float" office:value="1.00979240109675">
            <text:p>1.009792401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89.76">
            <text:p>8.976E+01</text:p>
          </table:table-cell>
          <table:table-cell table:number-columns-repeated="3"/>
          <table:table-cell office:value-type="float" office:value="89.43">
            <text:p>8.943E+01</text:p>
          </table:table-cell>
          <table:table-cell table:number-columns-repeated="3"/>
          <table:table-cell office:value-type="float" office:value="89.68">
            <text:p>8.968E+01</text:p>
          </table:table-cell>
          <table:table-cell table:number-columns-repeated="3"/>
          <table:table-cell office:value-type="float" office:value="89.58">
            <text:p>8.958E+01</text:p>
          </table:table-cell>
          <table:table-cell table:formula="of:=[.M15]/[.I15]" office:value-type="float" office:value="0.996323529411765">
            <text:p>1.00</text:p>
          </table:table-cell>
          <table:table-cell table:formula="of:=[.Q15]/[.M15]" office:value-type="float" office:value="1.00279548250028">
            <text:p>1.002795482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49360">
            <text:p>4.936E+04</text:p>
          </table:table-cell>
          <table:table-cell table:number-columns-repeated="3"/>
          <table:table-cell office:value-type="float" office:value="46920">
            <text:p>4.692E+04</text:p>
          </table:table-cell>
          <table:table-cell table:number-columns-repeated="3"/>
          <table:table-cell office:value-type="float" office:value="58070">
            <text:p>5.807E+04</text:p>
          </table:table-cell>
          <table:table-cell table:number-columns-repeated="3"/>
          <table:table-cell office:value-type="float" office:value="50700">
            <text:p>5.070E+04</text:p>
          </table:table-cell>
          <table:table-cell table:formula="of:=[.M16]/[.I16]" office:value-type="float" office:value="0.950567260940032">
            <text:p>0.95</text:p>
          </table:table-cell>
          <table:table-cell table:formula="of:=[.Q16]/[.M16]" office:value-type="float" office:value="1.23763853367434">
            <text:p>1.237638533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41550">
            <text:p>4.155E+04</text:p>
          </table:table-cell>
          <table:table-cell table:number-columns-repeated="3"/>
          <table:table-cell office:value-type="float" office:value="43060">
            <text:p>4.306E+04</text:p>
          </table:table-cell>
          <table:table-cell table:number-columns-repeated="3"/>
          <table:table-cell office:value-type="float" office:value="46850">
            <text:p>4.685E+04</text:p>
          </table:table-cell>
          <table:table-cell table:number-columns-repeated="3"/>
          <table:table-cell office:value-type="float" office:value="39840">
            <text:p>3.984E+04</text:p>
          </table:table-cell>
          <table:table-cell table:formula="of:=[.M17]/[.I17]" office:value-type="float" office:value="1.03634175691937">
            <text:p>1.04</text:p>
          </table:table-cell>
          <table:table-cell table:formula="of:=[.Q17]/[.M17]" office:value-type="float" office:value="1.08801672085462">
            <text:p>1.088016720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28260">
            <text:p>2.826E+04</text:p>
          </table:table-cell>
          <table:table-cell table:number-columns-repeated="3"/>
          <table:table-cell office:value-type="float" office:value="27360">
            <text:p>2.736E+04</text:p>
          </table:table-cell>
          <table:table-cell table:number-columns-repeated="3"/>
          <table:table-cell office:value-type="float" office:value="30990">
            <text:p>3.099E+04</text:p>
          </table:table-cell>
          <table:table-cell table:number-columns-repeated="3"/>
          <table:table-cell office:value-type="float" office:value="28860">
            <text:p>2.886E+04</text:p>
          </table:table-cell>
          <table:table-cell table:formula="of:=[.M18]/[.I18]" office:value-type="float" office:value="0.968152866242038">
            <text:p>0.97</text:p>
          </table:table-cell>
          <table:table-cell table:formula="of:=[.Q18]/[.M18]" office:value-type="float" office:value="1.13267543859649">
            <text:p>1.132675438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15.4">
            <text:p>4.154E+02</text:p>
          </table:table-cell>
          <table:table-cell table:number-columns-repeated="3"/>
          <table:table-cell office:value-type="float" office:value="422.5">
            <text:p>4.225E+02</text:p>
          </table:table-cell>
          <table:table-cell table:number-columns-repeated="3"/>
          <table:table-cell office:value-type="float" office:value="433.4">
            <text:p>4.334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1.02579881656805">
            <text:p>1.025798816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26">
            <text:p>2.126E+01</text:p>
          </table:table-cell>
          <table:table-cell table:number-columns-repeated="3"/>
          <table:table-cell office:value-type="float" office:value="21.22">
            <text:p>2.122E+01</text:p>
          </table:table-cell>
          <table:table-cell table:number-columns-repeated="3"/>
          <table:table-cell office:value-type="float" office:value="21.05">
            <text:p>2.105E+01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0.998118532455315">
            <text:p>1.00</text:p>
          </table:table-cell>
          <table:table-cell table:formula="of:=[.Q20]/[.M20]" office:value-type="float" office:value="0.991988689915174">
            <text:p>0.9919886899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10200">
            <text:p>1.020E+04</text:p>
          </table:table-cell>
          <table:table-cell table:number-columns-repeated="3"/>
          <table:table-cell office:value-type="float" office:value="10102">
            <text:p>1.010E+04</text:p>
          </table:table-cell>
          <table:table-cell table:number-columns-repeated="3"/>
          <table:table-cell office:value-type="float" office:value="13943">
            <text:p>1.394E+04</text:p>
          </table:table-cell>
          <table:table-cell table:number-columns-repeated="3"/>
          <table:table-cell office:value-type="float" office:value="21316">
            <text:p>2.132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38022173826965">
            <text:p>1.3802217383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221100">
            <text:p>2.211E+05</text:p>
          </table:table-cell>
          <table:table-cell table:number-columns-repeated="3"/>
          <table:table-cell office:value-type="float" office:value="197600">
            <text:p>1.976E+05</text:p>
          </table:table-cell>
          <table:table-cell table:number-columns-repeated="3"/>
          <table:table-cell office:value-type="float" office:value="195000">
            <text:p>1.950E+05</text:p>
          </table:table-cell>
          <table:table-cell table:number-columns-repeated="3"/>
          <table:table-cell office:value-type="float" office:value="224700">
            <text:p>2.247E+05</text:p>
          </table:table-cell>
          <table:table-cell table:formula="of:=[.M23]/[.I23]" office:value-type="float" office:value="0.893713251922207">
            <text:p>0.89</text:p>
          </table:table-cell>
          <table:table-cell table:formula="of:=[.Q23]/[.M23]" office:value-type="float" office:value="0.986842105263158">
            <text:p>0.986842105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231900">
            <text:p>2.319E+05</text:p>
          </table:table-cell>
          <table:table-cell table:number-columns-repeated="3"/>
          <table:table-cell office:value-type="float" office:value="210300">
            <text:p>2.103E+05</text:p>
          </table:table-cell>
          <table:table-cell table:number-columns-repeated="3"/>
          <table:table-cell office:value-type="float" office:value="205100">
            <text:p>2.051E+05</text:p>
          </table:table-cell>
          <table:table-cell table:number-columns-repeated="3"/>
          <table:table-cell office:value-type="float" office:value="201300">
            <text:p>2.013E+05</text:p>
          </table:table-cell>
          <table:table-cell table:formula="of:=[.M24]/[.I24]" office:value-type="float" office:value="0.906856403622251">
            <text:p>0.91</text:p>
          </table:table-cell>
          <table:table-cell table:formula="of:=[.Q24]/[.M24]" office:value-type="float" office:value="0.975273418925345">
            <text:p>0.975273418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212700">
            <text:p>2.127E+05</text:p>
          </table:table-cell>
          <table:table-cell table:number-columns-repeated="3"/>
          <table:table-cell office:value-type="float" office:value="178900">
            <text:p>1.789E+05</text:p>
          </table:table-cell>
          <table:table-cell table:number-columns-repeated="3"/>
          <table:table-cell office:value-type="float" office:value="213500">
            <text:p>2.135E+05</text:p>
          </table:table-cell>
          <table:table-cell table:number-columns-repeated="3"/>
          <table:table-cell office:value-type="float" office:value="205700">
            <text:p>2.057E+05</text:p>
          </table:table-cell>
          <table:table-cell table:formula="of:=[.M25]/[.I25]" office:value-type="float" office:value="0.84109073812882">
            <text:p>0.84</text:p>
          </table:table-cell>
          <table:table-cell table:formula="of:=[.Q25]/[.M25]" office:value-type="float" office:value="1.19340413638904">
            <text:p>1.193404136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80100">
            <text:p>1.801E+05</text:p>
          </table:table-cell>
          <table:table-cell table:number-columns-repeated="3"/>
          <table:table-cell office:value-type="float" office:value="163600">
            <text:p>1.636E+05</text:p>
          </table:table-cell>
          <table:table-cell table:number-columns-repeated="3"/>
          <table:table-cell office:value-type="float" office:value="152100">
            <text:p>1.521E+05</text:p>
          </table:table-cell>
          <table:table-cell table:number-columns-repeated="3"/>
          <table:table-cell office:value-type="float" office:value="160100">
            <text:p>1.601E+05</text:p>
          </table:table-cell>
          <table:table-cell table:formula="of:=[.M26]/[.I26]" office:value-type="float" office:value="0.908384230982787">
            <text:p>0.91</text:p>
          </table:table-cell>
          <table:table-cell table:formula="of:=[.Q26]/[.M26]" office:value-type="float" office:value="0.929706601466993">
            <text:p>0.929706601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385">
            <text:p>3.385E+03</text:p>
          </table:table-cell>
          <table:table-cell table:number-columns-repeated="3"/>
          <table:table-cell office:value-type="float" office:value="3362">
            <text:p>3.362E+03</text:p>
          </table:table-cell>
          <table:table-cell table:number-columns-repeated="3"/>
          <table:table-cell office:value-type="float" office:value="3394">
            <text:p>3.394E+03</text:p>
          </table:table-cell>
          <table:table-cell table:number-columns-repeated="3"/>
          <table:table-cell office:value-type="float" office:value="3362">
            <text:p>3.362E+03</text:p>
          </table:table-cell>
          <table:table-cell table:formula="of:=[.M27]/[.I27]" office:value-type="float" office:value="0.993205317577548">
            <text:p>0.99</text:p>
          </table:table-cell>
          <table:table-cell table:formula="of:=[.Q27]/[.M27]" office:value-type="float" office:value="1.00951814396193">
            <text:p>1.009518144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71">
            <text:p>1.871E+01</text:p>
          </table:table-cell>
          <table:table-cell table:number-columns-repeated="3"/>
          <table:table-cell office:value-type="float" office:value="18.39">
            <text:p>1.839E+01</text:p>
          </table:table-cell>
          <table:table-cell table:number-columns-repeated="3"/>
          <table:table-cell office:value-type="float" office:value="18.66">
            <text:p>1.866E+01</text:p>
          </table:table-cell>
          <table:table-cell table:number-columns-repeated="3"/>
          <table:table-cell table:style-name="Default" office:value-type="string">
            <text:p>---</text:p>
          </table:table-cell>
          <table:table-cell table:formula="of:=[.M28]/[.I28]" office:value-type="float" office:value="0.982896846606093">
            <text:p>0.98</text:p>
          </table:table-cell>
          <table:table-cell table:formula="of:=[.Q28]/[.M28]" office:value-type="float" office:value="1.01468189233279">
            <text:p>1.014681892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235300">
            <text:p>2.353E+05</text:p>
          </table:table-cell>
          <table:table-cell table:number-columns-repeated="3"/>
          <table:table-cell office:value-type="float" office:value="240100">
            <text:p>2.401E+05</text:p>
          </table:table-cell>
          <table:table-cell table:number-columns-repeated="3"/>
          <table:table-cell office:value-type="float" office:value="255000">
            <text:p>2.550E+05</text:p>
          </table:table-cell>
          <table:table-cell table:number-columns-repeated="3"/>
          <table:table-cell table:style-name="ce13" office:value-type="float" office:value="239900">
            <text:p>2.40E+005</text:p>
          </table:table-cell>
          <table:table-cell table:formula="of:=[.M29]/[.I29]" office:value-type="float" office:value="1.02039949001275">
            <text:p>1.02</text:p>
          </table:table-cell>
          <table:table-cell table:formula="of:=[.Q29]/[.M29]" office:value-type="float" office:value="1.06205747605165">
            <text:p>1.062057476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64">
            <text:p>1.064E+01</text:p>
          </table:table-cell>
          <table:table-cell table:number-columns-repeated="3"/>
          <table:table-cell office:value-type="float" office:value="10.58">
            <text:p>1.058E+01</text:p>
          </table:table-cell>
          <table:table-cell table:number-columns-repeated="3"/>
          <table:table-cell office:value-type="float" office:value="10.67">
            <text:p>1.067E+01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0.994360902255639">
            <text:p>0.99</text:p>
          </table:table-cell>
          <table:table-cell table:formula="of:=[.Q30]/[.M30]" office:value-type="float" office:value="1.00850661625709">
            <text:p>1.0085066163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11525">
            <text:p>1.153E+04</text:p>
          </table:table-cell>
          <table:table-cell table:number-columns-repeated="3"/>
          <table:table-cell office:value-type="float" office:value="10842">
            <text:p>1.084E+04</text:p>
          </table:table-cell>
          <table:table-cell table:number-columns-repeated="3"/>
          <table:table-cell office:value-type="float" office:value="11059">
            <text:p>1.106E+04</text:p>
          </table:table-cell>
          <table:table-cell table:number-columns-repeated="3"/>
          <table:table-cell office:value-type="float" office:value="103090">
            <text:p>1.031E+05</text:p>
          </table:table-cell>
          <table:table-cell/>
          <table:table-cell table:formula="of:=[.L31]/[.H31]" office:value-type="float" office:value="0.940737527114968">
            <text:p>0.94</text:p>
          </table:table-cell>
          <table:table-cell table:formula="of:=[.P31]/[.L31]" office:value-type="float" office:value="1.02001475742483">
            <text:p>1.0200147574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194500">
            <text:p>1.945E+05</text:p>
          </table:table-cell>
          <table:table-cell table:number-columns-repeated="3"/>
          <table:table-cell office:value-type="float" office:value="242000">
            <text:p>2.420E+05</text:p>
          </table:table-cell>
          <table:table-cell table:number-columns-repeated="3"/>
          <table:table-cell office:value-type="float" office:value="237300">
            <text:p>2.373E+05</text:p>
          </table:table-cell>
          <table:table-cell table:number-columns-repeated="3"/>
          <table:table-cell office:value-type="float" office:value="233200">
            <text:p>2.332E+05</text:p>
          </table:table-cell>
          <table:table-cell table:formula="of:=[.M33]/[.I33]" office:value-type="float" office:value="1.24421593830334">
            <text:p>1.24</text:p>
          </table:table-cell>
          <table:table-cell table:formula="of:=[.Q33]/[.M33]" office:value-type="float" office:value="0.980578512396694">
            <text:p>0.980578512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91100">
            <text:p>1.911E+05</text:p>
          </table:table-cell>
          <table:table-cell table:number-columns-repeated="3"/>
          <table:table-cell office:value-type="float" office:value="193500">
            <text:p>1.935E+05</text:p>
          </table:table-cell>
          <table:table-cell table:number-columns-repeated="3"/>
          <table:table-cell office:value-type="float" office:value="193500">
            <text:p>1.935E+05</text:p>
          </table:table-cell>
          <table:table-cell table:number-columns-repeated="3"/>
          <table:table-cell office:value-type="float" office:value="167800">
            <text:p>1.678E+05</text:p>
          </table:table-cell>
          <table:table-cell table:formula="of:=[.M34]/[.I34]" office:value-type="float" office:value="1.01255886970173">
            <text:p>1.01</text:p>
          </table:table-cell>
          <table:table-cell table:formula="of:=[.Q34]/[.M34]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0690">
            <text:p>1.069E+04</text:p>
          </table:table-cell>
          <table:table-cell table:number-columns-repeated="3"/>
          <table:table-cell office:value-type="float" office:value="10620">
            <text:p>1.062E+04</text:p>
          </table:table-cell>
          <table:table-cell table:number-columns-repeated="3"/>
          <table:table-cell office:value-type="float" office:value="10620">
            <text:p>1.062E+04</text:p>
          </table:table-cell>
          <table:table-cell table:number-columns-repeated="3"/>
          <table:table-cell office:value-type="float" office:value="10640">
            <text:p>1.064E+04</text:p>
          </table:table-cell>
          <table:table-cell table:formula="of:=[.M35]/[.I35]" office:value-type="float" office:value="0.993451824134705">
            <text:p>0.99</text:p>
          </table:table-cell>
          <table:table-cell table:formula="of:=[.Q35]/[.M35]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6.4">
            <text:p>1.664E+02</text:p>
          </table:table-cell>
          <table:table-cell table:number-columns-repeated="3"/>
          <table:table-cell office:value-type="float" office:value="166.5">
            <text:p>1.665E+02</text:p>
          </table:table-cell>
          <table:table-cell table:number-columns-repeated="3"/>
          <table:table-cell office:value-type="float" office:value="166.4">
            <text:p>1.664E+02</text:p>
          </table:table-cell>
          <table:table-cell table:number-columns-repeated="3"/>
          <table:table-cell office:value-type="float" office:value="166.6">
            <text:p>1.666E+02</text:p>
          </table:table-cell>
          <table:table-cell table:formula="of:=[.M36]/[.I36]" office:value-type="float" office:value="1.00060096153846">
            <text:p>1.00</text:p>
          </table:table-cell>
          <table:table-cell table:formula="of:=[.Q36]/[.M36]" office:value-type="float" office:value="0.999399399399399">
            <text:p>0.999399399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9.003">
            <text:p>9.003E+00</text:p>
          </table:table-cell>
          <table:table-cell table:number-columns-repeated="3"/>
          <table:table-cell office:value-type="float" office:value="9.003">
            <text:p>9.003E+00</text:p>
          </table:table-cell>
          <table:table-cell table:number-columns-repeated="3"/>
          <table:table-cell office:value-type="float" office:value="8.954">
            <text:p>8.954E+00</text:p>
          </table:table-cell>
          <table:table-cell table:number-columns-repeated="3"/>
          <table:table-cell office:value-type="float" office:value="8.996">
            <text:p>8.996E+00</text:p>
          </table:table-cell>
          <table:table-cell table:formula="of:=[.M37]/[.I37]" office:value-type="float" office:value="1">
            <text:p>1.00</text:p>
          </table:table-cell>
          <table:table-cell table:formula="of:=[.Q37]/[.M37]" office:value-type="float" office:value="0.994557369765634">
            <text:p>0.9945573698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3588.6">
            <text:p>3.589E+03</text:p>
          </table:table-cell>
          <table:table-cell table:number-columns-repeated="3"/>
          <table:table-cell office:value-type="float" office:value="3753.9">
            <text:p>3.754E+03</text:p>
          </table:table-cell>
          <table:table-cell table:number-columns-repeated="3"/>
          <table:table-cell office:value-type="float" office:value="3734.4">
            <text:p>3.734E+03</text:p>
          </table:table-cell>
          <table:table-cell table:number-columns-repeated="3"/>
          <table:table-cell office:value-type="float" office:value="3622.5">
            <text:p>3.623E+03</text:p>
          </table:table-cell>
          <table:table-cell/>
          <table:table-cell table:formula="of:=[.L38]/[.H38]" office:value-type="float" office:value="1.04606253134927">
            <text:p>1.05</text:p>
          </table:table-cell>
          <table:table-cell table:formula="of:=[.P38]/[.L38]" office:value-type="float" office:value="0.994805402381523">
            <text:p>0.9948054024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108700">
            <text:p>1.087E+05</text:p>
          </table:table-cell>
          <table:table-cell table:number-columns-repeated="3"/>
          <table:table-cell office:value-type="float" office:value="98630">
            <text:p>9.863E+04</text:p>
          </table:table-cell>
          <table:table-cell table:number-columns-repeated="3"/>
          <table:table-cell office:value-type="float" office:value="115200">
            <text:p>1.152E+05</text:p>
          </table:table-cell>
          <table:table-cell table:number-columns-repeated="3"/>
          <table:table-cell office:value-type="float" office:value="103300">
            <text:p>1.033E+05</text:p>
          </table:table-cell>
          <table:table-cell table:formula="of:=[.M40]/[.I40]" office:value-type="float" office:value="0.907359705611775">
            <text:p>0.91</text:p>
          </table:table-cell>
          <table:table-cell table:formula="of:=[.Q40]/[.M40]" office:value-type="float" office:value="1.16800162222448">
            <text:p>1.168001622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85850">
            <text:p>8.585E+04</text:p>
          </table:table-cell>
          <table:table-cell table:number-columns-repeated="3"/>
          <table:table-cell office:value-type="float" office:value="91270">
            <text:p>9.127E+04</text:p>
          </table:table-cell>
          <table:table-cell table:number-columns-repeated="3"/>
          <table:table-cell office:value-type="float" office:value="89800">
            <text:p>8.980E+04</text:p>
          </table:table-cell>
          <table:table-cell table:number-columns-repeated="3"/>
          <table:table-cell office:value-type="float" office:value="91020">
            <text:p>9.102E+04</text:p>
          </table:table-cell>
          <table:table-cell table:formula="of:=[.M41]/[.I41]" office:value-type="float" office:value="1.06313337216075">
            <text:p>1.06</text:p>
          </table:table-cell>
          <table:table-cell table:formula="of:=[.Q41]/[.M41]" office:value-type="float" office:value="0.983893941054015">
            <text:p>0.983893941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7600">
            <text:p>7.600E+03</text:p>
          </table:table-cell>
          <table:table-cell table:number-columns-repeated="3"/>
          <table:table-cell office:value-type="float" office:value="7490">
            <text:p>7.490E+03</text:p>
          </table:table-cell>
          <table:table-cell table:number-columns-repeated="3"/>
          <table:table-cell office:value-type="float" office:value="7595">
            <text:p>7.595E+03</text:p>
          </table:table-cell>
          <table:table-cell table:number-columns-repeated="3"/>
          <table:table-cell office:value-type="float" office:value="7513">
            <text:p>7.513E+03</text:p>
          </table:table-cell>
          <table:table-cell table:formula="of:=[.M42]/[.I42]" office:value-type="float" office:value="0.985526315789474">
            <text:p>0.99</text:p>
          </table:table-cell>
          <table:table-cell table:formula="of:=[.Q42]/[.M42]" office:value-type="float" office:value="1.01401869158879">
            <text:p>1.014018691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2.2">
            <text:p>1.222E+02</text:p>
          </table:table-cell>
          <table:table-cell table:number-columns-repeated="3"/>
          <table:table-cell office:value-type="float" office:value="122.3">
            <text:p>1.223E+02</text:p>
          </table:table-cell>
          <table:table-cell table:number-columns-repeated="3"/>
          <table:table-cell office:value-type="float" office:value="122.2">
            <text:p>1.222E+02</text:p>
          </table:table-cell>
          <table:table-cell table:number-columns-repeated="3"/>
          <table:table-cell office:value-type="float" office:value="121.2">
            <text:p>1.212E+02</text:p>
          </table:table-cell>
          <table:table-cell table:formula="of:=[.M43]/[.I43]" office:value-type="float" office:value="1.00081833060556">
            <text:p>1.00</text:p>
          </table:table-cell>
          <table:table-cell table:formula="of:=[.Q43]/[.M43]" office:value-type="float" office:value="0.999182338511856">
            <text:p>0.999182338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5.971">
            <text:p>5.971E+00</text:p>
          </table:table-cell>
          <table:table-cell table:number-columns-repeated="3"/>
          <table:table-cell office:value-type="float" office:value="5.972">
            <text:p>5.972E+00</text:p>
          </table:table-cell>
          <table:table-cell table:number-columns-repeated="3"/>
          <table:table-cell office:value-type="float" office:value="5.993">
            <text:p>5.993E+00</text:p>
          </table:table-cell>
          <table:table-cell table:number-columns-repeated="3"/>
          <table:table-cell office:value-type="float" office:value="5.974">
            <text:p>5.974E+00</text:p>
          </table:table-cell>
          <table:table-cell table:formula="of:=[.M44]/[.I44]" office:value-type="float" office:value="1.00016747613465">
            <text:p>1.00</text:p>
          </table:table-cell>
          <table:table-cell table:formula="of:=[.Q44]/[.M44]" office:value-type="float" office:value="1.00351640991293">
            <text:p>1.0035164099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2201.9">
            <text:p>2.202E+03</text:p>
          </table:table-cell>
          <table:table-cell table:number-columns-repeated="3"/>
          <table:table-cell office:value-type="float" office:value="2180.1">
            <text:p>2.180E+03</text:p>
          </table:table-cell>
          <table:table-cell table:number-columns-repeated="3"/>
          <table:table-cell office:value-type="float" office:value="2249.1">
            <text:p>2.249E+03</text:p>
          </table:table-cell>
          <table:table-cell table:number-columns-repeated="3"/>
          <table:table-cell office:value-type="float" office:value="2196.8">
            <text:p>2.197E+03</text:p>
          </table:table-cell>
          <table:table-cell/>
          <table:table-cell table:formula="of:=[.L45]/[.H45]" office:value-type="float" office:value="0.990099459557655">
            <text:p>0.99</text:p>
          </table:table-cell>
          <table:table-cell table:formula="of:=[.P45]/[.L45]" office:value-type="float" office:value="1.0316499243154">
            <text:p>1.0316499243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6913.7">
            <text:p>6.914E+03</text:p>
          </table:table-cell>
          <table:table-cell table:number-columns-repeated="3"/>
          <table:table-cell office:value-type="float" office:value="6792.2">
            <text:p>6.792E+03</text:p>
          </table:table-cell>
          <table:table-cell table:number-columns-repeated="3"/>
          <table:table-cell office:value-type="float" office:value="7645.3">
            <text:p>7.645E+03</text:p>
          </table:table-cell>
          <table:table-cell table:number-columns-repeated="3"/>
          <table:table-cell office:value-type="float" office:value="18370">
            <text:p>1.837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12559995288714">
            <text:p>1.1255999529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4350">
            <text:p>1.435E+04</text:p>
          </table:table-cell>
          <table:table-cell table:number-columns-repeated="3"/>
          <table:table-cell office:value-type="float" office:value="14570">
            <text:p>1.457E+04</text:p>
          </table:table-cell>
          <table:table-cell table:number-columns-repeated="3"/>
          <table:table-cell office:value-type="float" office:value="14700">
            <text:p>1.470E+04</text:p>
          </table:table-cell>
          <table:table-cell table:number-columns-repeated="3"/>
          <table:table-cell office:value-type="float" office:value="14790">
            <text:p>1.479E+04</text:p>
          </table:table-cell>
          <table:table-cell table:formula="of:=[.M49]/[.I49]" office:value-type="float" office:value="1.01533101045296">
            <text:p>1.02</text:p>
          </table:table-cell>
          <table:table-cell table:formula="of:=[.Q49]/[.M49]" office:value-type="float" office:value="1.0089224433768">
            <text:p>1.008922443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4903">
            <text:p>4.903E+03</text:p>
          </table:table-cell>
          <table:table-cell table:number-columns-repeated="3"/>
          <table:table-cell office:value-type="float" office:value="4916">
            <text:p>4.916E+03</text:p>
          </table:table-cell>
          <table:table-cell table:number-columns-repeated="3"/>
          <table:table-cell office:value-type="float" office:value="4998">
            <text:p>4.998E+03</text:p>
          </table:table-cell>
          <table:table-cell table:number-columns-repeated="3"/>
          <table:table-cell office:value-type="float" office:value="5038">
            <text:p>5.038E+03</text:p>
          </table:table-cell>
          <table:table-cell table:formula="of:=[.M50]/[.I50]" office:value-type="float" office:value="1.00265143789517">
            <text:p>1.00</text:p>
          </table:table-cell>
          <table:table-cell table:formula="of:=[.Q50]/[.M50]" office:value-type="float" office:value="1.0166802278275">
            <text:p>1.016680227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875.7">
            <text:p>8.757E+02</text:p>
          </table:table-cell>
          <table:table-cell table:number-columns-repeated="3"/>
          <table:table-cell office:value-type="float" office:value="874.5">
            <text:p>8.745E+02</text:p>
          </table:table-cell>
          <table:table-cell table:number-columns-repeated="3"/>
          <table:table-cell office:value-type="float" office:value="877.2">
            <text:p>8.772E+02</text:p>
          </table:table-cell>
          <table:table-cell table:number-columns-repeated="3"/>
          <table:table-cell office:value-type="float" office:value="875.7">
            <text:p>8.757E+02</text:p>
          </table:table-cell>
          <table:table-cell table:formula="of:=[.M51]/[.I51]" office:value-type="float" office:value="0.998629667694416">
            <text:p>1.00</text:p>
          </table:table-cell>
          <table:table-cell table:formula="of:=[.Q51]/[.M51]" office:value-type="float" office:value="1.00308747855918">
            <text:p>1.0030874786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3949.4">
            <text:p>3.949E+03</text:p>
          </table:table-cell>
          <table:table-cell table:number-columns-repeated="3"/>
          <table:table-cell office:value-type="float" office:value="3971.6">
            <text:p>3.972E+03</text:p>
          </table:table-cell>
          <table:table-cell table:number-columns-repeated="3"/>
          <table:table-cell office:value-type="float" office:value="4009.8">
            <text:p>4.010E+03</text:p>
          </table:table-cell>
          <table:table-cell table:number-columns-repeated="3"/>
          <table:table-cell office:value-type="float" office:value="4026">
            <text:p>4.026E+03</text:p>
          </table:table-cell>
          <table:table-cell/>
          <table:table-cell table:formula="of:=[.L52]/[.H52]" office:value-type="float" office:value="1.0056211070036">
            <text:p>1.01</text:p>
          </table:table-cell>
          <table:table-cell table:formula="of:=[.P52]/[.L52]" office:value-type="float" office:value="1.00961828985799">
            <text:p>1.0096182899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3949.4">
            <text:p>3.949E+03</text:p>
          </table:table-cell>
          <table:table-cell table:number-columns-repeated="3"/>
          <table:table-cell office:value-type="float" office:value="3971.6">
            <text:p>3.972E+03</text:p>
          </table:table-cell>
          <table:table-cell table:number-columns-repeated="3"/>
          <table:table-cell office:value-type="float" office:value="4009.8">
            <text:p>4.010E+03</text:p>
          </table:table-cell>
          <table:table-cell table:number-columns-repeated="3"/>
          <table:table-cell office:value-type="float" office:value="4026">
            <text:p>4.026E+03</text:p>
          </table:table-cell>
          <table:table-cell table:number-columns-repeated="2"/>
          <table:table-cell table:formula="of:=[.K53]/[.G53]" office:value-type="float" office:value="1.0056211070036">
            <text:p>1.01</text:p>
          </table:table-cell>
          <table:table-cell table:formula="of:=[.O53]/[.K53]" office:value-type="float" office:value="1.00961828985799">
            <text:p>1.0096182899</text:p>
          </table:table-cell>
          <table:table-cell table:number-columns-repeated="1001"/>
        </table:table-row>
        <table:table-row table:style-name="ro2">
          <table:table-cell office:value-type="string">
            <text:p>GMPbench:</text:p>
          </table:table-cell>
          <table:table-cell table:number-columns-repeated="4"/>
          <table:table-cell office:value-type="float" office:value="5225.5">
            <text:p>5.226E+03</text:p>
          </table:table-cell>
          <table:table-cell table:number-columns-repeated="3"/>
          <table:table-cell office:value-type="float" office:value="5193.8">
            <text:p>5.194E+03</text:p>
          </table:table-cell>
          <table:table-cell table:number-columns-repeated="3"/>
          <table:table-cell office:value-type="float" office:value="5536.8">
            <text:p>5.537E+03</text:p>
          </table:table-cell>
          <table:table-cell table:number-columns-repeated="3"/>
          <table:table-cell office:value-type="float" office:value="8599.8">
            <text:p>8.600E+03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6604027879395">
            <text:p>1.0660402788</text:p>
          </table:table-cell>
          <table:table-cell table:number-columns-repeated="1001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p gem - rbx-1.9.3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number-columns-repeated="2" table:default-cell-style-name="ce4"/>
        <table:table-column table:style-name="co9" table:default-cell-style-name="ce6"/>
        <table:table-column table:style-name="co10" table:default-cell-style-name="ce1"/>
        <table:table-column table:style-name="co11" table:number-columns-repeated="1001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office:value-type="string">
            <text:p>Functional over</text:p>
          </table:table-cell>
          <table:table-cell table:number-columns-repeated="1001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table:number-columns-repeated="1001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758800">
            <text:p>7.588E+05</text:p>
          </table:table-cell>
          <table:table-cell table:number-columns-repeated="3"/>
          <table:table-cell office:value-type="float" office:value="802300">
            <text:p>8.023E+05</text:p>
          </table:table-cell>
          <table:table-cell table:number-columns-repeated="3"/>
          <table:table-cell office:value-type="float" office:value="1186000">
            <text:p>1.186E+06</text:p>
          </table:table-cell>
          <table:table-cell table:number-columns-repeated="3"/>
          <table:table-cell office:value-type="float" office:value="764300">
            <text:p>7.643E+05</text:p>
          </table:table-cell>
          <table:table-cell table:formula="of:=[.M6]/[.I6]" office:value-type="float" office:value="1.05732735898788">
            <text:p>1.06</text:p>
          </table:table-cell>
          <table:table-cell table:formula="of:=[.Q6]/[.M6]" office:value-type="float" office:value="1.47825003116041">
            <text:p>1.478250031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674100">
            <text:p>6.741E+05</text:p>
          </table:table-cell>
          <table:table-cell table:number-columns-repeated="3"/>
          <table:table-cell office:value-type="float" office:value="762400">
            <text:p>7.624E+05</text:p>
          </table:table-cell>
          <table:table-cell table:number-columns-repeated="3"/>
          <table:table-cell office:value-type="float" office:value="1113000">
            <text:p>1.113E+06</text:p>
          </table:table-cell>
          <table:table-cell table:number-columns-repeated="3"/>
          <table:table-cell office:value-type="float" office:value="713300">
            <text:p>7.133E+05</text:p>
          </table:table-cell>
          <table:table-cell table:formula="of:=[.M7]/[.I7]" office:value-type="float" office:value="1.13098946743807">
            <text:p>1.13</text:p>
          </table:table-cell>
          <table:table-cell table:formula="of:=[.Q7]/[.M7]" office:value-type="float" office:value="1.45986358866737">
            <text:p>1.459863588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148600">
            <text:p>1.486E+05</text:p>
          </table:table-cell>
          <table:table-cell table:number-columns-repeated="3"/>
          <table:table-cell office:value-type="float" office:value="144800">
            <text:p>1.448E+05</text:p>
          </table:table-cell>
          <table:table-cell table:number-columns-repeated="3"/>
          <table:table-cell office:value-type="float" office:value="160600">
            <text:p>1.606E+05</text:p>
          </table:table-cell>
          <table:table-cell table:number-columns-repeated="3"/>
          <table:table-cell office:value-type="float" office:value="144300">
            <text:p>1.443E+05</text:p>
          </table:table-cell>
          <table:table-cell table:formula="of:=[.M8]/[.I8]" office:value-type="float" office:value="0.97442799461642">
            <text:p>0.97</text:p>
          </table:table-cell>
          <table:table-cell table:formula="of:=[.Q8]/[.M8]" office:value-type="float" office:value="1.10911602209945">
            <text:p>1.109116022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547">
            <text:p>3.547E+03</text:p>
          </table:table-cell>
          <table:table-cell table:number-columns-repeated="3"/>
          <table:table-cell office:value-type="float" office:value="3520">
            <text:p>3.520E+03</text:p>
          </table:table-cell>
          <table:table-cell table:number-columns-repeated="3"/>
          <table:table-cell office:value-type="float" office:value="3563">
            <text:p>3.563E+03</text:p>
          </table:table-cell>
          <table:table-cell table:number-columns-repeated="3"/>
          <table:table-cell office:value-type="float" office:value="3528">
            <text:p>3.528E+03</text:p>
          </table:table-cell>
          <table:table-cell table:formula="of:=[.M9]/[.I9]" office:value-type="float" office:value="0.9923879334649">
            <text:p>0.99</text:p>
          </table:table-cell>
          <table:table-cell table:formula="of:=[.Q9]/[.M9]" office:value-type="float" office:value="1.01221590909091">
            <text:p>1.012215909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3.3">
            <text:p>1.333E+02</text:p>
          </table:table-cell>
          <table:table-cell table:number-columns-repeated="3"/>
          <table:table-cell office:value-type="float" office:value="131.9">
            <text:p>1.319E+02</text:p>
          </table:table-cell>
          <table:table-cell table:number-columns-repeated="3"/>
          <table:table-cell office:value-type="float" office:value="133">
            <text:p>1.330E+02</text:p>
          </table:table-cell>
          <table:table-cell table:number-columns-repeated="3"/>
          <table:table-cell office:value-type="float" office:value="133.4">
            <text:p>1.334E+02</text:p>
          </table:table-cell>
          <table:table-cell table:formula="of:=[.M10]/[.I10]" office:value-type="float" office:value="0.989497374343586">
            <text:p>0.99</text:p>
          </table:table-cell>
          <table:table-cell table:formula="of:=[.Q10]/[.M10]" office:value-type="float" office:value="1.00833965125095">
            <text:p>1.008339651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785600">
            <text:p>7.856E+05</text:p>
          </table:table-cell>
          <table:table-cell table:number-columns-repeated="3"/>
          <table:table-cell office:value-type="float" office:value="782800">
            <text:p>7.828E+05</text:p>
          </table:table-cell>
          <table:table-cell table:number-columns-repeated="3"/>
          <table:table-cell office:value-type="float" office:value="1132000">
            <text:p>1.132E+06</text:p>
          </table:table-cell>
          <table:table-cell table:number-columns-repeated="3"/>
          <table:table-cell office:value-type="float" office:value="803200">
            <text:p>8.032E+05</text:p>
          </table:table-cell>
          <table:table-cell table:formula="of:=[.M11]/[.I11]" office:value-type="float" office:value="0.996435845213849">
            <text:p>1.00</text:p>
          </table:table-cell>
          <table:table-cell table:formula="of:=[.Q11]/[.M11]" office:value-type="float" office:value="1.4460909555442">
            <text:p>1.446090955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743200">
            <text:p>7.432E+05</text:p>
          </table:table-cell>
          <table:table-cell table:number-columns-repeated="3"/>
          <table:table-cell office:value-type="float" office:value="726600">
            <text:p>7.266E+05</text:p>
          </table:table-cell>
          <table:table-cell table:number-columns-repeated="3"/>
          <table:table-cell office:value-type="float" office:value="1066000">
            <text:p>1.066E+06</text:p>
          </table:table-cell>
          <table:table-cell table:number-columns-repeated="3"/>
          <table:table-cell office:value-type="float" office:value="693300">
            <text:p>6.933E+05</text:p>
          </table:table-cell>
          <table:table-cell table:formula="of:=[.M12]/[.I12]" office:value-type="float" office:value="0.977664155005382">
            <text:p>0.98</text:p>
          </table:table-cell>
          <table:table-cell table:formula="of:=[.Q12]/[.M12]" office:value-type="float" office:value="1.46710707404349">
            <text:p>1.46710707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11500">
            <text:p>1.115E+05</text:p>
          </table:table-cell>
          <table:table-cell table:number-columns-repeated="3"/>
          <table:table-cell office:value-type="float" office:value="110700">
            <text:p>1.107E+05</text:p>
          </table:table-cell>
          <table:table-cell table:number-columns-repeated="3"/>
          <table:table-cell office:value-type="float" office:value="118900">
            <text:p>1.189E+05</text:p>
          </table:table-cell>
          <table:table-cell table:number-columns-repeated="3"/>
          <table:table-cell office:value-type="float" office:value="111700">
            <text:p>1.117E+05</text:p>
          </table:table-cell>
          <table:table-cell table:formula="of:=[.M13]/[.I13]" office:value-type="float" office:value="0.992825112107623">
            <text:p>0.99</text:p>
          </table:table-cell>
          <table:table-cell table:formula="of:=[.Q13]/[.M13]" office:value-type="float" office:value="1.07407407407407">
            <text:p>1.074074074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34">
            <text:p>2.634E+03</text:p>
          </table:table-cell>
          <table:table-cell table:number-columns-repeated="3"/>
          <table:table-cell office:value-type="float" office:value="2636">
            <text:p>2.636E+03</text:p>
          </table:table-cell>
          <table:table-cell table:number-columns-repeated="3"/>
          <table:table-cell office:value-type="float" office:value="2657">
            <text:p>2.657E+03</text:p>
          </table:table-cell>
          <table:table-cell table:number-columns-repeated="3"/>
          <table:table-cell office:value-type="float" office:value="2655">
            <text:p>2.655E+03</text:p>
          </table:table-cell>
          <table:table-cell table:formula="of:=[.M14]/[.I14]" office:value-type="float" office:value="1.00075930144267">
            <text:p>1.00</text:p>
          </table:table-cell>
          <table:table-cell table:formula="of:=[.Q14]/[.M14]" office:value-type="float" office:value="1.00796661608498">
            <text:p>1.007966616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90.34">
            <text:p>9.034E+01</text:p>
          </table:table-cell>
          <table:table-cell table:number-columns-repeated="3"/>
          <table:table-cell office:value-type="float" office:value="90.31">
            <text:p>9.031E+01</text:p>
          </table:table-cell>
          <table:table-cell table:number-columns-repeated="3"/>
          <table:table-cell office:value-type="float" office:value="90.49">
            <text:p>9.049E+01</text:p>
          </table:table-cell>
          <table:table-cell table:number-columns-repeated="3"/>
          <table:table-cell office:value-type="float" office:value="90.26">
            <text:p>9.026E+01</text:p>
          </table:table-cell>
          <table:table-cell table:formula="of:=[.M15]/[.I15]" office:value-type="float" office:value="0.999667921186628">
            <text:p>1.00</text:p>
          </table:table-cell>
          <table:table-cell table:formula="of:=[.Q15]/[.M15]" office:value-type="float" office:value="1.00199313475806">
            <text:p>1.001993134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58360">
            <text:p>5.836E+04</text:p>
          </table:table-cell>
          <table:table-cell table:number-columns-repeated="3"/>
          <table:table-cell office:value-type="float" office:value="60690">
            <text:p>6.069E+04</text:p>
          </table:table-cell>
          <table:table-cell table:number-columns-repeated="3"/>
          <table:table-cell office:value-type="float" office:value="62330">
            <text:p>6.233E+04</text:p>
          </table:table-cell>
          <table:table-cell table:number-columns-repeated="3"/>
          <table:table-cell office:value-type="float" office:value="58290">
            <text:p>5.829E+04</text:p>
          </table:table-cell>
          <table:table-cell table:formula="of:=[.M16]/[.I16]" office:value-type="float" office:value="1.03992460589445">
            <text:p>1.04</text:p>
          </table:table-cell>
          <table:table-cell table:formula="of:=[.Q16]/[.M16]" office:value-type="float" office:value="1.02702257373538">
            <text:p>1.0270225737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47650">
            <text:p>4.765E+04</text:p>
          </table:table-cell>
          <table:table-cell table:number-columns-repeated="3"/>
          <table:table-cell office:value-type="float" office:value="48400">
            <text:p>4.840E+04</text:p>
          </table:table-cell>
          <table:table-cell table:number-columns-repeated="3"/>
          <table:table-cell office:value-type="float" office:value="50560">
            <text:p>5.056E+04</text:p>
          </table:table-cell>
          <table:table-cell table:number-columns-repeated="3"/>
          <table:table-cell office:value-type="float" office:value="48250">
            <text:p>4.825E+04</text:p>
          </table:table-cell>
          <table:table-cell table:formula="of:=[.M17]/[.I17]" office:value-type="float" office:value="1.01573976915005">
            <text:p>1.02</text:p>
          </table:table-cell>
          <table:table-cell table:formula="of:=[.Q17]/[.M17]" office:value-type="float" office:value="1.04462809917355">
            <text:p>1.044628099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31120">
            <text:p>3.112E+04</text:p>
          </table:table-cell>
          <table:table-cell table:number-columns-repeated="3"/>
          <table:table-cell office:value-type="float" office:value="31710">
            <text:p>3.171E+04</text:p>
          </table:table-cell>
          <table:table-cell table:number-columns-repeated="3"/>
          <table:table-cell office:value-type="float" office:value="32600">
            <text:p>3.260E+04</text:p>
          </table:table-cell>
          <table:table-cell table:number-columns-repeated="3"/>
          <table:table-cell office:value-type="float" office:value="31510">
            <text:p>3.151E+04</text:p>
          </table:table-cell>
          <table:table-cell table:formula="of:=[.M18]/[.I18]" office:value-type="float" office:value="1.0189588688946">
            <text:p>1.02</text:p>
          </table:table-cell>
          <table:table-cell table:formula="of:=[.Q18]/[.M18]" office:value-type="float" office:value="1.02806685588143">
            <text:p>1.028066855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27.4">
            <text:p>4.274E+02</text:p>
          </table:table-cell>
          <table:table-cell table:number-columns-repeated="3"/>
          <table:table-cell office:value-type="float" office:value="424">
            <text:p>4.240E+02</text:p>
          </table:table-cell>
          <table:table-cell table:number-columns-repeated="3"/>
          <table:table-cell office:value-type="float" office:value="442">
            <text:p>4.420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1.04245283018868">
            <text:p>1.042452830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27">
            <text:p>2.127E+01</text:p>
          </table:table-cell>
          <table:table-cell table:number-columns-repeated="3"/>
          <table:table-cell office:value-type="float" office:value="21.12">
            <text:p>2.112E+01</text:p>
          </table:table-cell>
          <table:table-cell table:number-columns-repeated="3"/>
          <table:table-cell office:value-type="float" office:value="21.18">
            <text:p>2.118E+01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0.992947813822285">
            <text:p>0.99</text:p>
          </table:table-cell>
          <table:table-cell table:formula="of:=[.Q20]/[.M20]" office:value-type="float" office:value="1.00284090909091">
            <text:p>1.0028409091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15000">
            <text:p>1.500E+04</text:p>
          </table:table-cell>
          <table:table-cell table:number-columns-repeated="3"/>
          <table:table-cell office:value-type="float" office:value="15161">
            <text:p>1.516E+04</text:p>
          </table:table-cell>
          <table:table-cell table:number-columns-repeated="3"/>
          <table:table-cell office:value-type="float" office:value="17174">
            <text:p>1.717E+04</text:p>
          </table:table-cell>
          <table:table-cell table:number-columns-repeated="3"/>
          <table:table-cell office:value-type="float" office:value="32702">
            <text:p>3.270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13277488292329">
            <text:p>1.1327748829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574100">
            <text:p>5.741E+05</text:p>
          </table:table-cell>
          <table:table-cell table:number-columns-repeated="3"/>
          <table:table-cell office:value-type="float" office:value="557300">
            <text:p>5.573E+05</text:p>
          </table:table-cell>
          <table:table-cell table:number-columns-repeated="3"/>
          <table:table-cell office:value-type="float" office:value="566300">
            <text:p>5.663E+05</text:p>
          </table:table-cell>
          <table:table-cell table:number-columns-repeated="3"/>
          <table:table-cell office:value-type="float" office:value="561700">
            <text:p>5.617E+05</text:p>
          </table:table-cell>
          <table:table-cell table:formula="of:=[.M23]/[.I23]" office:value-type="float" office:value="0.970736805434593">
            <text:p>0.97</text:p>
          </table:table-cell>
          <table:table-cell table:formula="of:=[.Q23]/[.M23]" office:value-type="float" office:value="1.01614929122555">
            <text:p>1.016149291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569600">
            <text:p>5.696E+05</text:p>
          </table:table-cell>
          <table:table-cell table:number-columns-repeated="3"/>
          <table:table-cell office:value-type="float" office:value="572100">
            <text:p>5.721E+05</text:p>
          </table:table-cell>
          <table:table-cell table:number-columns-repeated="3"/>
          <table:table-cell office:value-type="float" office:value="584300">
            <text:p>5.843E+05</text:p>
          </table:table-cell>
          <table:table-cell table:number-columns-repeated="3"/>
          <table:table-cell office:value-type="float" office:value="522900">
            <text:p>5.229E+05</text:p>
          </table:table-cell>
          <table:table-cell table:formula="of:=[.M24]/[.I24]" office:value-type="float" office:value="1.00438904494382">
            <text:p>1.00</text:p>
          </table:table-cell>
          <table:table-cell table:formula="of:=[.Q24]/[.M24]" office:value-type="float" office:value="1.02132494319175">
            <text:p>1.021324943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522400">
            <text:p>5.224E+05</text:p>
          </table:table-cell>
          <table:table-cell table:number-columns-repeated="3"/>
          <table:table-cell office:value-type="float" office:value="486600">
            <text:p>4.866E+05</text:p>
          </table:table-cell>
          <table:table-cell table:number-columns-repeated="3"/>
          <table:table-cell office:value-type="float" office:value="471500">
            <text:p>4.715E+05</text:p>
          </table:table-cell>
          <table:table-cell table:number-columns-repeated="3"/>
          <table:table-cell office:value-type="float" office:value="448500">
            <text:p>4.485E+05</text:p>
          </table:table-cell>
          <table:table-cell table:formula="of:=[.M25]/[.I25]" office:value-type="float" office:value="0.931470137825421">
            <text:p>0.93</text:p>
          </table:table-cell>
          <table:table-cell table:formula="of:=[.Q25]/[.M25]" office:value-type="float" office:value="0.968968351829018">
            <text:p>0.968968351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241900">
            <text:p>2.419E+05</text:p>
          </table:table-cell>
          <table:table-cell table:number-columns-repeated="3"/>
          <table:table-cell office:value-type="float" office:value="262300">
            <text:p>2.623E+05</text:p>
          </table:table-cell>
          <table:table-cell table:number-columns-repeated="3"/>
          <table:table-cell office:value-type="float" office:value="225600">
            <text:p>2.256E+05</text:p>
          </table:table-cell>
          <table:table-cell table:number-columns-repeated="3"/>
          <table:table-cell office:value-type="float" office:value="239700">
            <text:p>2.397E+05</text:p>
          </table:table-cell>
          <table:table-cell table:formula="of:=[.M26]/[.I26]" office:value-type="float" office:value="1.08433236874742">
            <text:p>1.08</text:p>
          </table:table-cell>
          <table:table-cell table:formula="of:=[.Q26]/[.M26]" office:value-type="float" office:value="0.860083873427373">
            <text:p>0.860083873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510">
            <text:p>3.510E+03</text:p>
          </table:table-cell>
          <table:table-cell table:number-columns-repeated="3"/>
          <table:table-cell office:value-type="float" office:value="3526">
            <text:p>3.526E+03</text:p>
          </table:table-cell>
          <table:table-cell table:number-columns-repeated="3"/>
          <table:table-cell office:value-type="float" office:value="3521">
            <text:p>3.521E+03</text:p>
          </table:table-cell>
          <table:table-cell table:number-columns-repeated="3"/>
          <table:table-cell office:value-type="float" office:value="3529">
            <text:p>3.529E+03</text:p>
          </table:table-cell>
          <table:table-cell table:formula="of:=[.M27]/[.I27]" office:value-type="float" office:value="1.0045584045584">
            <text:p>1.00</text:p>
          </table:table-cell>
          <table:table-cell table:formula="of:=[.Q27]/[.M27]" office:value-type="float" office:value="0.998581962563812">
            <text:p>0.9985819626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74">
            <text:p>1.874E+01</text:p>
          </table:table-cell>
          <table:table-cell table:number-columns-repeated="3"/>
          <table:table-cell office:value-type="float" office:value="18.9">
            <text:p>1.890E+01</text:p>
          </table:table-cell>
          <table:table-cell table:number-columns-repeated="3"/>
          <table:table-cell office:value-type="float" office:value="18.81">
            <text:p>1.881E+01</text:p>
          </table:table-cell>
          <table:table-cell table:number-columns-repeated="3"/>
          <table:table-cell table:style-name="Default" office:value-type="string">
            <text:p>---</text:p>
          </table:table-cell>
          <table:table-cell table:formula="of:=[.M28]/[.I28]" office:value-type="float" office:value="1.008537886873">
            <text:p>1.01</text:p>
          </table:table-cell>
          <table:table-cell table:formula="of:=[.Q28]/[.M28]" office:value-type="float" office:value="0.995238095238095">
            <text:p>0.995238095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669500">
            <text:p>6.695E+05</text:p>
          </table:table-cell>
          <table:table-cell table:number-columns-repeated="3"/>
          <table:table-cell office:value-type="float" office:value="644400">
            <text:p>6.444E+05</text:p>
          </table:table-cell>
          <table:table-cell table:number-columns-repeated="3"/>
          <table:table-cell office:value-type="float" office:value="653900">
            <text:p>6.539E+05</text:p>
          </table:table-cell>
          <table:table-cell table:number-columns-repeated="3"/>
          <table:table-cell table:style-name="ce13" office:value-type="float" office:value="630200">
            <text:p>6.30E+005</text:p>
          </table:table-cell>
          <table:table-cell table:formula="of:=[.M29]/[.I29]" office:value-type="float" office:value="0.962509335324869">
            <text:p>0.96</text:p>
          </table:table-cell>
          <table:table-cell table:formula="of:=[.Q29]/[.M29]" office:value-type="float" office:value="1.01474239602731">
            <text:p>1.01474239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67">
            <text:p>1.067E+01</text:p>
          </table:table-cell>
          <table:table-cell table:number-columns-repeated="3"/>
          <table:table-cell office:value-type="float" office:value="10.68">
            <text:p>1.068E+01</text:p>
          </table:table-cell>
          <table:table-cell table:number-columns-repeated="3"/>
          <table:table-cell office:value-type="float" office:value="10.66">
            <text:p>1.066E+01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1.00093720712277">
            <text:p>1.00</text:p>
          </table:table-cell>
          <table:table-cell table:formula="of:=[.Q30]/[.M30]" office:value-type="float" office:value="0.99812734082397">
            <text:p>0.9981273408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19322">
            <text:p>1.932E+04</text:p>
          </table:table-cell>
          <table:table-cell table:number-columns-repeated="3"/>
          <table:table-cell office:value-type="float" office:value="19225">
            <text:p>1.923E+04</text:p>
          </table:table-cell>
          <table:table-cell table:number-columns-repeated="3"/>
          <table:table-cell office:value-type="float" office:value="18894">
            <text:p>1.889E+04</text:p>
          </table:table-cell>
          <table:table-cell table:number-columns-repeated="3"/>
          <table:table-cell office:value-type="float" office:value="203130">
            <text:p>2.031E+05</text:p>
          </table:table-cell>
          <table:table-cell/>
          <table:table-cell table:formula="of:=[.L31]/[.H31]" office:value-type="float" office:value="0.994979815754063">
            <text:p>0.99</text:p>
          </table:table-cell>
          <table:table-cell table:formula="of:=[.P31]/[.L31]" office:value-type="float" office:value="0.982782834850455">
            <text:p>0.9827828349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629200">
            <text:p>6.292E+05</text:p>
          </table:table-cell>
          <table:table-cell table:number-columns-repeated="3"/>
          <table:table-cell office:value-type="float" office:value="603300">
            <text:p>6.033E+05</text:p>
          </table:table-cell>
          <table:table-cell table:number-columns-repeated="3"/>
          <table:table-cell office:value-type="float" office:value="578800">
            <text:p>5.788E+05</text:p>
          </table:table-cell>
          <table:table-cell table:number-columns-repeated="3"/>
          <table:table-cell office:value-type="float" office:value="609100">
            <text:p>6.091E+05</text:p>
          </table:table-cell>
          <table:table-cell table:formula="of:=[.M33]/[.I33]" office:value-type="float" office:value="0.958836617927527">
            <text:p>0.96</text:p>
          </table:table-cell>
          <table:table-cell table:formula="of:=[.Q33]/[.M33]" office:value-type="float" office:value="0.959390021548152">
            <text:p>0.959390021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346500">
            <text:p>3.465E+05</text:p>
          </table:table-cell>
          <table:table-cell table:number-columns-repeated="3"/>
          <table:table-cell office:value-type="float" office:value="330300">
            <text:p>3.303E+05</text:p>
          </table:table-cell>
          <table:table-cell table:number-columns-repeated="3"/>
          <table:table-cell office:value-type="float" office:value="333200">
            <text:p>3.332E+05</text:p>
          </table:table-cell>
          <table:table-cell table:number-columns-repeated="3"/>
          <table:table-cell office:value-type="float" office:value="333800">
            <text:p>3.338E+05</text:p>
          </table:table-cell>
          <table:table-cell table:formula="of:=[.M34]/[.I34]" office:value-type="float" office:value="0.953246753246753">
            <text:p>0.95</text:p>
          </table:table-cell>
          <table:table-cell table:formula="of:=[.Q34]/[.M34]" office:value-type="float" office:value="1.00877989706328">
            <text:p>1.008779897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1220">
            <text:p>1.122E+04</text:p>
          </table:table-cell>
          <table:table-cell table:number-columns-repeated="3"/>
          <table:table-cell office:value-type="float" office:value="11140">
            <text:p>1.114E+04</text:p>
          </table:table-cell>
          <table:table-cell table:number-columns-repeated="3"/>
          <table:table-cell office:value-type="float" office:value="11060">
            <text:p>1.106E+04</text:p>
          </table:table-cell>
          <table:table-cell table:number-columns-repeated="3"/>
          <table:table-cell office:value-type="float" office:value="11150">
            <text:p>1.115E+04</text:p>
          </table:table-cell>
          <table:table-cell table:formula="of:=[.M35]/[.I35]" office:value-type="float" office:value="0.992869875222817">
            <text:p>0.99</text:p>
          </table:table-cell>
          <table:table-cell table:formula="of:=[.Q35]/[.M35]" office:value-type="float" office:value="0.992818671454219">
            <text:p>0.992818671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7.8">
            <text:p>1.678E+02</text:p>
          </table:table-cell>
          <table:table-cell table:number-columns-repeated="3"/>
          <table:table-cell office:value-type="float" office:value="167.9">
            <text:p>1.679E+02</text:p>
          </table:table-cell>
          <table:table-cell table:number-columns-repeated="3"/>
          <table:table-cell office:value-type="float" office:value="167.8">
            <text:p>1.678E+02</text:p>
          </table:table-cell>
          <table:table-cell table:number-columns-repeated="3"/>
          <table:table-cell office:value-type="float" office:value="167.8">
            <text:p>1.678E+02</text:p>
          </table:table-cell>
          <table:table-cell table:formula="of:=[.M36]/[.I36]" office:value-type="float" office:value="1.00059594755662">
            <text:p>1.00</text:p>
          </table:table-cell>
          <table:table-cell table:formula="of:=[.Q36]/[.M36]" office:value-type="float" office:value="0.999404407385348">
            <text:p>0.999404407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9.011">
            <text:p>9.011E+00</text:p>
          </table:table-cell>
          <table:table-cell table:number-columns-repeated="3"/>
          <table:table-cell office:value-type="float" office:value="8.939">
            <text:p>8.939E+00</text:p>
          </table:table-cell>
          <table:table-cell table:number-columns-repeated="3"/>
          <table:table-cell office:value-type="float" office:value="8.999">
            <text:p>8.999E+00</text:p>
          </table:table-cell>
          <table:table-cell table:number-columns-repeated="3"/>
          <table:table-cell office:value-type="float" office:value="9.01">
            <text:p>9.010E+00</text:p>
          </table:table-cell>
          <table:table-cell table:formula="of:=[.M37]/[.I37]" office:value-type="float" office:value="0.992009765841749">
            <text:p>0.99</text:p>
          </table:table-cell>
          <table:table-cell table:formula="of:=[.Q37]/[.M37]" office:value-type="float" office:value="1.00671216019689">
            <text:p>1.006712160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5171.1">
            <text:p>5.171E+03</text:p>
          </table:table-cell>
          <table:table-cell table:number-columns-repeated="3"/>
          <table:table-cell office:value-type="float" office:value="5064.4">
            <text:p>5.064E+03</text:p>
          </table:table-cell>
          <table:table-cell table:number-columns-repeated="3"/>
          <table:table-cell office:value-type="float" office:value="5030">
            <text:p>5.030E+03</text:p>
          </table:table-cell>
          <table:table-cell table:number-columns-repeated="3"/>
          <table:table-cell office:value-type="float" office:value="5093">
            <text:p>5.093E+03</text:p>
          </table:table-cell>
          <table:table-cell/>
          <table:table-cell table:formula="of:=[.L38]/[.H38]" office:value-type="float" office:value="0.979366092320783">
            <text:p>0.98</text:p>
          </table:table-cell>
          <table:table-cell table:formula="of:=[.P38]/[.L38]" office:value-type="float" office:value="0.993207487560224">
            <text:p>0.9932074876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258800">
            <text:p>2.588E+05</text:p>
          </table:table-cell>
          <table:table-cell table:number-columns-repeated="3"/>
          <table:table-cell office:value-type="float" office:value="287300">
            <text:p>2.873E+05</text:p>
          </table:table-cell>
          <table:table-cell table:number-columns-repeated="3"/>
          <table:table-cell office:value-type="float" office:value="281600">
            <text:p>2.816E+05</text:p>
          </table:table-cell>
          <table:table-cell table:number-columns-repeated="3"/>
          <table:table-cell office:value-type="float" office:value="264700">
            <text:p>2.647E+05</text:p>
          </table:table-cell>
          <table:table-cell table:formula="of:=[.M40]/[.I40]" office:value-type="float" office:value="1.11012364760433">
            <text:p>1.11</text:p>
          </table:table-cell>
          <table:table-cell table:formula="of:=[.Q40]/[.M40]" office:value-type="float" office:value="0.980160111381831">
            <text:p>0.980160111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209400">
            <text:p>2.094E+05</text:p>
          </table:table-cell>
          <table:table-cell table:number-columns-repeated="3"/>
          <table:table-cell office:value-type="float" office:value="216500">
            <text:p>2.165E+05</text:p>
          </table:table-cell>
          <table:table-cell table:number-columns-repeated="3"/>
          <table:table-cell office:value-type="float" office:value="212600">
            <text:p>2.126E+05</text:p>
          </table:table-cell>
          <table:table-cell table:number-columns-repeated="3"/>
          <table:table-cell office:value-type="float" office:value="211400">
            <text:p>2.114E+05</text:p>
          </table:table-cell>
          <table:table-cell table:formula="of:=[.M41]/[.I41]" office:value-type="float" office:value="1.03390639923591">
            <text:p>1.03</text:p>
          </table:table-cell>
          <table:table-cell table:formula="of:=[.Q41]/[.M41]" office:value-type="float" office:value="0.981986143187067">
            <text:p>0.981986143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8078">
            <text:p>8.078E+03</text:p>
          </table:table-cell>
          <table:table-cell table:number-columns-repeated="3"/>
          <table:table-cell office:value-type="float" office:value="8091">
            <text:p>8.091E+03</text:p>
          </table:table-cell>
          <table:table-cell table:number-columns-repeated="3"/>
          <table:table-cell office:value-type="float" office:value="8051">
            <text:p>8.051E+03</text:p>
          </table:table-cell>
          <table:table-cell table:number-columns-repeated="3"/>
          <table:table-cell office:value-type="float" office:value="8058">
            <text:p>8.058E+03</text:p>
          </table:table-cell>
          <table:table-cell table:formula="of:=[.M42]/[.I42]" office:value-type="float" office:value="1.00160930923496">
            <text:p>1.00</text:p>
          </table:table-cell>
          <table:table-cell table:formula="of:=[.Q42]/[.M42]" office:value-type="float" office:value="0.995056235323199">
            <text:p>0.995056235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3.5">
            <text:p>1.235E+02</text:p>
          </table:table-cell>
          <table:table-cell table:number-columns-repeated="3"/>
          <table:table-cell office:value-type="float" office:value="123.3">
            <text:p>1.233E+02</text:p>
          </table:table-cell>
          <table:table-cell table:number-columns-repeated="3"/>
          <table:table-cell office:value-type="float" office:value="123.5">
            <text:p>1.235E+02</text:p>
          </table:table-cell>
          <table:table-cell table:number-columns-repeated="3"/>
          <table:table-cell office:value-type="float" office:value="123.5">
            <text:p>1.235E+02</text:p>
          </table:table-cell>
          <table:table-cell table:formula="of:=[.M43]/[.I43]" office:value-type="float" office:value="0.998380566801619">
            <text:p>1.00</text:p>
          </table:table-cell>
          <table:table-cell table:formula="of:=[.Q43]/[.M43]" office:value-type="float" office:value="1.00162206001622">
            <text:p>1.0016220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5.988">
            <text:p>5.988E+00</text:p>
          </table:table-cell>
          <table:table-cell table:number-columns-repeated="3"/>
          <table:table-cell office:value-type="float" office:value="6.022">
            <text:p>6.022E+00</text:p>
          </table:table-cell>
          <table:table-cell table:number-columns-repeated="3"/>
          <table:table-cell office:value-type="float" office:value="5.983">
            <text:p>5.983E+00</text:p>
          </table:table-cell>
          <table:table-cell table:number-columns-repeated="3"/>
          <table:table-cell office:value-type="float" office:value="5.983">
            <text:p>5.983E+00</text:p>
          </table:table-cell>
          <table:table-cell table:formula="of:=[.M44]/[.I44]" office:value-type="float" office:value="1.00567802271209">
            <text:p>1.01</text:p>
          </table:table-cell>
          <table:table-cell table:formula="of:=[.Q44]/[.M44]" office:value-type="float" office:value="0.9935237462637">
            <text:p>0.9935237463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3177.2">
            <text:p>3.177E+03</text:p>
          </table:table-cell>
          <table:table-cell table:number-columns-repeated="3"/>
          <table:table-cell office:value-type="float" office:value="3269.7">
            <text:p>3.270E+03</text:p>
          </table:table-cell>
          <table:table-cell table:number-columns-repeated="3"/>
          <table:table-cell office:value-type="float" office:value="3238.4">
            <text:p>3.238E+03</text:p>
          </table:table-cell>
          <table:table-cell table:number-columns-repeated="3"/>
          <table:table-cell office:value-type="float" office:value="3195.5">
            <text:p>3.196E+03</text:p>
          </table:table-cell>
          <table:table-cell/>
          <table:table-cell table:formula="of:=[.L45]/[.H45]" office:value-type="float" office:value="1.02911368500567">
            <text:p>1.03</text:p>
          </table:table-cell>
          <table:table-cell table:formula="of:=[.P45]/[.L45]" office:value-type="float" office:value="0.99042725632321">
            <text:p>0.9904272563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10552">
            <text:p>1.055E+04</text:p>
          </table:table-cell>
          <table:table-cell table:number-columns-repeated="3"/>
          <table:table-cell office:value-type="float" office:value="10585">
            <text:p>1.059E+04</text:p>
          </table:table-cell>
          <table:table-cell table:number-columns-repeated="3"/>
          <table:table-cell office:value-type="float" office:value="10941">
            <text:p>1.094E+04</text:p>
          </table:table-cell>
          <table:table-cell table:number-columns-repeated="3"/>
          <table:table-cell office:value-type="float" office:value="29925">
            <text:p>2.993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03363249881908">
            <text:p>1.0336324988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25500">
            <text:p>2.550E+04</text:p>
          </table:table-cell>
          <table:table-cell table:number-columns-repeated="3"/>
          <table:table-cell office:value-type="float" office:value="25040">
            <text:p>2.504E+04</text:p>
          </table:table-cell>
          <table:table-cell table:number-columns-repeated="3"/>
          <table:table-cell office:value-type="float" office:value="24980">
            <text:p>2.498E+04</text:p>
          </table:table-cell>
          <table:table-cell table:number-columns-repeated="3"/>
          <table:table-cell office:value-type="float" office:value="25160">
            <text:p>2.516E+04</text:p>
          </table:table-cell>
          <table:table-cell table:formula="of:=[.M49]/[.I49]" office:value-type="float" office:value="0.981960784313725">
            <text:p>0.98</text:p>
          </table:table-cell>
          <table:table-cell table:formula="of:=[.Q49]/[.M49]" office:value-type="float" office:value="0.997603833865815">
            <text:p>0.997603833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5631">
            <text:p>5.631E+03</text:p>
          </table:table-cell>
          <table:table-cell table:number-columns-repeated="3"/>
          <table:table-cell office:value-type="float" office:value="5720">
            <text:p>5.720E+03</text:p>
          </table:table-cell>
          <table:table-cell table:number-columns-repeated="3"/>
          <table:table-cell office:value-type="float" office:value="5673">
            <text:p>5.673E+03</text:p>
          </table:table-cell>
          <table:table-cell table:number-columns-repeated="3"/>
          <table:table-cell office:value-type="float" office:value="5652">
            <text:p>5.652E+03</text:p>
          </table:table-cell>
          <table:table-cell table:formula="of:=[.M50]/[.I50]" office:value-type="float" office:value="1.01580536316818">
            <text:p>1.02</text:p>
          </table:table-cell>
          <table:table-cell table:formula="of:=[.Q50]/[.M50]" office:value-type="float" office:value="0.991783216783217">
            <text:p>0.991783216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913.1">
            <text:p>9.131E+02</text:p>
          </table:table-cell>
          <table:table-cell table:number-columns-repeated="3"/>
          <table:table-cell office:value-type="float" office:value="913.1">
            <text:p>9.131E+02</text:p>
          </table:table-cell>
          <table:table-cell table:number-columns-repeated="3"/>
          <table:table-cell office:value-type="float" office:value="911.2">
            <text:p>9.112E+02</text:p>
          </table:table-cell>
          <table:table-cell table:number-columns-repeated="3"/>
          <table:table-cell office:value-type="float" office:value="911.6">
            <text:p>9.116E+02</text:p>
          </table:table-cell>
          <table:table-cell table:formula="of:=[.M51]/[.I51]" office:value-type="float" office:value="1">
            <text:p>1.00</text:p>
          </table:table-cell>
          <table:table-cell table:formula="of:=[.Q51]/[.M51]" office:value-type="float" office:value="0.997919176431935">
            <text:p>0.9979191764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5080">
            <text:p>5.080E+03</text:p>
          </table:table-cell>
          <table:table-cell table:number-columns-repeated="3"/>
          <table:table-cell office:value-type="float" office:value="5076">
            <text:p>5.076E+03</text:p>
          </table:table-cell>
          <table:table-cell table:number-columns-repeated="3"/>
          <table:table-cell office:value-type="float" office:value="5054.9">
            <text:p>5.055E+03</text:p>
          </table:table-cell>
          <table:table-cell table:number-columns-repeated="3"/>
          <table:table-cell office:value-type="float" office:value="5061.1">
            <text:p>5.061E+03</text:p>
          </table:table-cell>
          <table:table-cell/>
          <table:table-cell table:formula="of:=[.L52]/[.H52]" office:value-type="float" office:value="0.999212598425197">
            <text:p>1.00</text:p>
          </table:table-cell>
          <table:table-cell table:formula="of:=[.P52]/[.L52]" office:value-type="float" office:value="0.995843183609141">
            <text:p>0.9958431836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5080">
            <text:p>5.080E+03</text:p>
          </table:table-cell>
          <table:table-cell table:number-columns-repeated="3"/>
          <table:table-cell office:value-type="float" office:value="5076">
            <text:p>5.076E+03</text:p>
          </table:table-cell>
          <table:table-cell table:number-columns-repeated="3"/>
          <table:table-cell office:value-type="float" office:value="5054.9">
            <text:p>5.055E+03</text:p>
          </table:table-cell>
          <table:table-cell table:number-columns-repeated="3"/>
          <table:table-cell office:value-type="float" office:value="5061.1">
            <text:p>5.061E+03</text:p>
          </table:table-cell>
          <table:table-cell table:number-columns-repeated="2"/>
          <table:table-cell table:formula="of:=[.K53]/[.G53]" office:value-type="float" office:value="0.999212598425197">
            <text:p>1.00</text:p>
          </table:table-cell>
          <table:table-cell table:formula="of:=[.O53]/[.K53]" office:value-type="float" office:value="0.995843183609141">
            <text:p>0.9958431836</text:p>
          </table:table-cell>
          <table:table-cell table:number-columns-repeated="1001"/>
        </table:table-row>
        <table:table-row table:style-name="ro2">
          <table:table-cell office:value-type="string">
            <text:p>GMPbench:</text:p>
          </table:table-cell>
          <table:table-cell table:number-columns-repeated="4"/>
          <table:table-cell office:value-type="float" office:value="7321.3">
            <text:p>7.321E+03</text:p>
          </table:table-cell>
          <table:table-cell table:number-columns-repeated="3"/>
          <table:table-cell office:value-type="float" office:value="7330.1">
            <text:p>7.330E+03</text:p>
          </table:table-cell>
          <table:table-cell table:number-columns-repeated="3"/>
          <table:table-cell office:value-type="float" office:value="7436.7">
            <text:p>7.437E+03</text:p>
          </table:table-cell>
          <table:table-cell table:number-columns-repeated="3"/>
          <table:table-cell office:value-type="float" office:value="12307">
            <text:p>1.231E+04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1454277567837">
            <text:p>1.0145427757</text:p>
          </table:table-cell>
          <table:table-cell table:number-columns-repeated="1001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P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1" table:default-cell-style-name="ce6"/>
        <table:table-column table:style-name="co11" table:number-columns-repeated="1002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GMP 5.1.0</text:p>
          </table:table-cell>
          <table:covered-table-cell table:number-columns-repeated="3"/>
          <table:table-cell table:style-name="ce3" office:value-type="string" table:number-columns-spanned="4" table:number-rows-spanned="1">
            <text:p>GMP 5.1.0 minus pi</text:p>
          </table:table-cell>
          <table:covered-table-cell table:number-columns-repeated="3"/>
          <table:table-cell table:style-name="ce3" office:value-type="string" table:number-columns-spanned="4" table:number-rows-spanned="1">
            <text:p>GMP 5.1.0 minus pi, reduced</text:p>
          </table:table-cell>
          <table:covered-table-cell table:number-columns-repeated="3"/>
          <table:table-cell table:style-name="ce3" table:number-columns-spanned="4" table:number-rows-spanned="1"/>
          <table:covered-table-cell table:number-columns-repeated="3"/>
          <table:table-cell table:number-columns-repeated="1003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97910000">
            <text:p>9.791E+07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18610000">
            <text:p>1.861E+07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195800">
            <text:p>1.958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584">
            <text:p>3.584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3">
            <text:p>1.33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97780000">
            <text:p>9.778E+07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13800000">
            <text:p>1.380E+07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37400">
            <text:p>1.374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91">
            <text:p>2.691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90">
            <text:p>9.000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68980">
            <text:p>6.898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53940">
            <text:p>5.394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34310">
            <text:p>3.431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43">
            <text:p>4.43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1">
            <text:p>2.110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46129">
            <text:p>4.613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1851000">
            <text:p>1.851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1860000">
            <text:p>1.860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1242000">
            <text:p>1.242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431300">
            <text:p>4.313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591">
            <text:p>3.591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9">
            <text:p>1.890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2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17630000">
            <text:p>1.763E+07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7">
            <text:p>1.070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46952">
            <text:p>4.695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4323000">
            <text:p>4.323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623700">
            <text:p>6.237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1260">
            <text:p>1.126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7">
            <text:p>1.67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8.95">
            <text:p>8.95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8538.2">
            <text:p>8.538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1991000">
            <text:p>1.991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480900">
            <text:p>4.809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8034">
            <text:p>8.034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3">
            <text:p>1.23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5.99">
            <text:p>5.99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5632.1">
            <text:p>5.632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24673">
            <text:p>2.467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35760">
            <text:p>3.576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6090">
            <text:p>6.090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920">
            <text:p>9.20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5851.3">
            <text:p>5.851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Program pi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pi(10000)</text:p>
          </table:table-cell>
          <table:table-cell table:number-columns-repeated="4"/>
          <table:table-cell office:value-type="float" office:value="900">
            <text:p>9.00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pi(100000)</text:p>
          </table:table-cell>
          <table:table-cell table:number-columns-repeated="4"/>
          <table:table-cell office:value-type="float" office:value="45.1">
            <text:p>4.510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pi(1000000)</text:p>
          </table:table-cell>
          <table:table-cell table:number-columns-repeated="4"/>
          <table:table-cell office:value-type="float" office:value="2.5">
            <text:p>2.5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GMPbench.app.pi</text:p>
          </table:table-cell>
          <table:table-cell table:number-columns-repeated="4"/>
          <table:table-cell office:value-type="float" office:value="46.643">
            <text:p>4.664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522.42">
            <text:p>5.224E+02</text:p>
          </table:table-cell>
          <table:table-cell table:number-columns-repeated="3"/>
          <table:table-cell table:formula="of:=[.L52]" office:value-type="float" office:value="0">
            <text:p>0.000E+00</text:p>
          </table:table-cell>
          <table:table-cell table:number-columns-repeated="3"/>
          <table:table-cell table:formula="of:=[.P52]" office:value-type="float" office:value="0">
            <text:p>0.000E+00</text:p>
          </table:table-cell>
          <table:table-cell table:number-columns-repeated="1009"/>
        </table:table-row>
        <table:table-row table:style-name="ro2">
          <table:table-cell office:value-type="string">
            <text:p>GMPbench:</text:p>
          </table:table-cell>
          <table:table-cell table:number-columns-repeated="4"/>
          <table:table-cell office:value-type="float" office:value="3590.2">
            <text:p>3.590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10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14" table:default-cell-style-name="ce15"/>
        <table:table-column table:style-name="co15" table:default-cell-style-name="ce17"/>
        <table:table-column table:style-name="co16" table:default-cell-style-name="ce17"/>
        <table:table-column table:style-name="co17" table:default-cell-style-name="ce18"/>
        <table:table-column table:style-name="co11" table:default-cell-style-name="ce6"/>
        <table:table-column table:style-name="co11" table:number-columns-repeated="1002" table:default-cell-style-name="ce1"/>
        <table:table-row table:style-name="ro3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table:number-columns-repeated="2" office:value-type="string">
            <text:p>GMP over</text:p>
          </table:table-cell>
          <table:table-cell office:value-type="string">
            <text:p>gmp gem over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GMP 5.0.5 minus pi, reduced</text:p>
          </table:table-cell>
          <table:covered-table-cell table:number-columns-repeated="3"/>
          <table:table-cell table:style-name="ce3" office:value-type="string" table:number-columns-spanned="4" table:number-rows-spanned="1">
            <text:p>gmp gem on Ruby 1.9.3</text:p>
          </table:table-cell>
          <table:covered-table-cell table:number-columns-repeated="3"/>
          <table:table-cell table:style-name="ce3" office:value-type="string" table:number-columns-spanned="4" table:number-rows-spanned="1">
            <text:p>Ruby 1.9.3 Bignum</text:p>
          </table:table-cell>
          <table:covered-table-cell table:number-columns-repeated="3"/>
          <table:table-cell table:style-name="ce16" office:value-type="string">
            <text:p>gmp gem</text:p>
          </table:table-cell>
          <table:table-cell office:value-type="string">
            <text:p>Ruby Bignum</text:p>
          </table:table-cell>
          <table:table-cell office:value-type="string">
            <text:p>Ruby Bignum</text:p>
          </table:table-cell>
          <table:table-cell table:number-columns-repeated="1004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6]/[.M6]" office:value-type="float" office:value="0">
            <text:p>#DIV/0!</text:p>
          </table:table-cell>
          <table:table-cell/>
          <table:table-cell table:formula="of:=[.M6]/[.Q6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7]/[.M7]" office:value-type="float" office:value="0">
            <text:p>#DIV/0!</text:p>
          </table:table-cell>
          <table:table-cell/>
          <table:table-cell table:formula="of:=[.M7]/[.Q7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8]/[.M8]" office:value-type="float" office:value="0">
            <text:p>#DIV/0!</text:p>
          </table:table-cell>
          <table:table-cell/>
          <table:table-cell table:formula="of:=[.M8]/[.Q8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9]/[.M9]" office:value-type="float" office:value="0">
            <text:p>#DIV/0!</text:p>
          </table:table-cell>
          <table:table-cell/>
          <table:table-cell table:formula="of:=[.M9]/[.Q9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10]/[.M10]" office:value-type="float" office:value="0">
            <text:p>#DIV/0!</text:p>
          </table:table-cell>
          <table:table-cell/>
          <table:table-cell table:formula="of:=[.M10]/[.Q10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11]/[.M11]" office:value-type="float" office:value="0">
            <text:p>#DIV/0!</text:p>
          </table:table-cell>
          <table:table-cell/>
          <table:table-cell table:formula="of:=[.M11]/[.Q11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12]/[.M12]" office:value-type="float" office:value="0">
            <text:p>#DIV/0!</text:p>
          </table:table-cell>
          <table:table-cell/>
          <table:table-cell table:formula="of:=[.M12]/[.Q12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13]/[.M13]" office:value-type="float" office:value="0">
            <text:p>#DIV/0!</text:p>
          </table:table-cell>
          <table:table-cell/>
          <table:table-cell table:formula="of:=[.M13]/[.Q13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14]/[.M14]" office:value-type="float" office:value="0">
            <text:p>#DIV/0!</text:p>
          </table:table-cell>
          <table:table-cell/>
          <table:table-cell table:formula="of:=[.M14]/[.Q14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15]/[.M15]" office:value-type="float" office:value="0">
            <text:p>#DIV/0!</text:p>
          </table:table-cell>
          <table:table-cell/>
          <table:table-cell table:formula="of:=[.M15]/[.Q15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16]/[.M16]" office:value-type="float" office:value="0">
            <text:p>#DIV/0!</text:p>
          </table:table-cell>
          <table:table-cell/>
          <table:table-cell table:formula="of:=[.M16]/[.Q16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17]/[.M17]" office:value-type="float" office:value="0">
            <text:p>#DIV/0!</text:p>
          </table:table-cell>
          <table:table-cell/>
          <table:table-cell table:formula="of:=[.M17]/[.Q17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18]/[.M18]" office:value-type="float" office:value="0">
            <text:p>#DIV/0!</text:p>
          </table:table-cell>
          <table:table-cell/>
          <table:table-cell table:formula="of:=[.M18]/[.Q18]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style-name="ce14"/>
          <table:table-cell table:style-name="Default" table:number-columns-repeated="2"/>
          <table:table-cell table:style-name="Default" office:value-type="float" office:value="0">
            <text:p>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style-name="ce14"/>
          <table:table-cell table:style-name="Default" table:number-columns-repeated="2"/>
          <table:table-cell table:style-name="Default" office:value-type="float" office:value="0">
            <text:p>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/>
          <table:table-cell table:formula="of:=[.H21]/[.L21]" office:value-type="float" office:value="0">
            <text:p>#DIV/0!</text:p>
          </table:table-cell>
          <table:table-cell/>
          <table:table-cell table:formula="of:=[.L21]/[.P21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3]/[.M23]" office:value-type="float" office:value="0">
            <text:p>#DIV/0!</text:p>
          </table:table-cell>
          <table:table-cell/>
          <table:table-cell table:formula="of:=[.M23]/[.Q23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4]/[.M24]" office:value-type="float" office:value="0">
            <text:p>#DIV/0!</text:p>
          </table:table-cell>
          <table:table-cell/>
          <table:table-cell table:formula="of:=[.M24]/[.Q24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5]/[.M25]" office:value-type="float" office:value="0">
            <text:p>#DIV/0!</text:p>
          </table:table-cell>
          <table:table-cell/>
          <table:table-cell table:formula="of:=[.M25]/[.Q25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6]/[.M26]" office:value-type="float" office:value="0">
            <text:p>#DIV/0!</text:p>
          </table:table-cell>
          <table:table-cell/>
          <table:table-cell table:formula="of:=[.M26]/[.Q26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7]/[.M27]" office:value-type="float" office:value="0">
            <text:p>#DIV/0!</text:p>
          </table:table-cell>
          <table:table-cell/>
          <table:table-cell table:formula="of:=[.M27]/[.Q27]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table:style-name="Default" office:value-type="float" office:value="0">
            <text:p>0</text:p>
          </table:table-cell>
          <table:table-cell table:style-name="ce14"/>
          <table:table-cell table:style-name="Default" table:number-columns-repeated="2"/>
          <table:table-cell table:style-name="Default" office:value-type="float" office:value="0">
            <text:p>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style-name="ce19"/>
          <table:table-cell table:number-columns-repeated="1003"/>
        </table:table-row>
        <table:table-row table:style-name="ro3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9]/[.M29]" office:value-type="float" office:value="0">
            <text:p>#DIV/0!</text:p>
          </table:table-cell>
          <table:table-cell/>
          <table:table-cell table:formula="of:=[.M29]/[.Q29]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style-name="ce14"/>
          <table:table-cell table:style-name="Default" table:number-columns-repeated="2"/>
          <table:table-cell table:style-name="Default" office:value-type="float" office:value="0">
            <text:p>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/>
          <table:table-cell table:formula="of:=[.H31]/[.L31]" office:value-type="float" office:value="0">
            <text:p>#DIV/0!</text:p>
          </table:table-cell>
          <table:table-cell/>
          <table:table-cell table:formula="of:=[.L31]/[.P31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33]/[.M33]" office:value-type="float" office:value="0">
            <text:p>#DIV/0!</text:p>
          </table:table-cell>
          <table:table-cell/>
          <table:table-cell table:formula="of:=[.M33]/[.Q33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34]/[.M34]" office:value-type="float" office:value="0">
            <text:p>#DIV/0!</text:p>
          </table:table-cell>
          <table:table-cell/>
          <table:table-cell table:formula="of:=[.M34]/[.Q34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35]/[.M35]" office:value-type="float" office:value="0">
            <text:p>#DIV/0!</text:p>
          </table:table-cell>
          <table:table-cell/>
          <table:table-cell table:formula="of:=[.M35]/[.Q35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36]/[.M36]" office:value-type="float" office:value="0">
            <text:p>#DIV/0!</text:p>
          </table:table-cell>
          <table:table-cell/>
          <table:table-cell table:formula="of:=[.M36]/[.Q36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37]/[.M37]" office:value-type="float" office:value="0">
            <text:p>#DIV/0!</text:p>
          </table:table-cell>
          <table:table-cell/>
          <table:table-cell table:formula="of:=[.M37]/[.Q37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/>
          <table:table-cell table:formula="of:=[.H38]/[.L38]" office:value-type="float" office:value="0">
            <text:p>#DIV/0!</text:p>
          </table:table-cell>
          <table:table-cell/>
          <table:table-cell table:formula="of:=[.L38]/[.P38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40]/[.M40]" office:value-type="float" office:value="0">
            <text:p>#DIV/0!</text:p>
          </table:table-cell>
          <table:table-cell/>
          <table:table-cell table:formula="of:=[.M40]/[.Q40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41]/[.M41]" office:value-type="float" office:value="0">
            <text:p>#DIV/0!</text:p>
          </table:table-cell>
          <table:table-cell/>
          <table:table-cell table:formula="of:=[.M41]/[.Q41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42]/[.M42]" office:value-type="float" office:value="0">
            <text:p>#DIV/0!</text:p>
          </table:table-cell>
          <table:table-cell/>
          <table:table-cell table:formula="of:=[.M42]/[.Q42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43]/[.M43]" office:value-type="float" office:value="0">
            <text:p>#DIV/0!</text:p>
          </table:table-cell>
          <table:table-cell/>
          <table:table-cell table:formula="of:=[.M43]/[.Q43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44]/[.M44]" office:value-type="float" office:value="0">
            <text:p>#DIV/0!</text:p>
          </table:table-cell>
          <table:table-cell/>
          <table:table-cell table:formula="of:=[.M44]/[.Q44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/>
          <table:table-cell table:formula="of:=[.H45]/[.L45]" office:value-type="float" office:value="0">
            <text:p>#DIV/0!</text:p>
          </table:table-cell>
          <table:table-cell/>
          <table:table-cell table:formula="of:=[.L45]/[.P45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2"/>
          <table:table-cell table:formula="of:=[.G46]/[.K46]" office:value-type="float" office:value="0">
            <text:p>#DIV/0!</text:p>
          </table:table-cell>
          <table:table-cell/>
          <table:table-cell table:formula="of:=[.K46]/[.O46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551.5">
            <text:p>5.515E+02</text:p>
          </table:table-cell>
          <table:table-cell table:formula="of:=[.I49]/[.M49]" office:value-type="float" office:value="0">
            <text:p>#DIV/0!</text:p>
          </table:table-cell>
          <table:table-cell/>
          <table:table-cell table:formula="of:=[.M49]/[.Q49]" office:value-type="float" office:value="0">
            <text:p>0.00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158.5">
            <text:p>1.585E+02</text:p>
          </table:table-cell>
          <table:table-cell table:formula="of:=[.I50]/[.M50]" office:value-type="float" office:value="0">
            <text:p>#DIV/0!</text:p>
          </table:table-cell>
          <table:table-cell/>
          <table:table-cell table:formula="of:=[.M50]/[.Q50]" office:value-type="float" office:value="0">
            <text:p>0.00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34.84">
            <text:p>3.484E+01</text:p>
          </table:table-cell>
          <table:table-cell table:formula="of:=[.I51]/[.M51]" office:value-type="float" office:value="0">
            <text:p>#DIV/0!</text:p>
          </table:table-cell>
          <table:table-cell/>
          <table:table-cell table:formula="of:=[.M51]/[.Q51]" office:value-type="float" office:value="0">
            <text:p>0.00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144.95">
            <text:p>1.450E+02</text:p>
          </table:table-cell>
          <table:table-cell/>
          <table:table-cell table:formula="of:=[.H52]/[.L52]" office:value-type="float" office:value="0">
            <text:p>#DIV/0!</text:p>
          </table:table-cell>
          <table:table-cell/>
          <table:table-cell table:formula="of:=[.L52]/[.P52]" office:value-type="float" office:value="0">
            <text:p>0.0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Program pi (weight=1)</text:p>
          </table:table-cell>
          <table:table-cell table:number-columns-repeated="6"/>
          <table:table-cell table:style-name="ce14"/>
          <table:table-cell table:style-name="Default"/>
          <table:table-cell table:number-columns-repeated="2"/>
          <table:table-cell table:style-name="ce14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pp.pi(10000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style-name="ce14"/>
          <table:table-cell table:style-name="Default"/>
          <table:table-cell/>
          <table:table-cell office:value-type="float" office:value="0">
            <text:p>0.000E+00</text:p>
          </table:table-cell>
          <table:table-cell table:style-name="ce14"/>
          <table:table-cell table:style-name="Default"/>
          <table:table-cell/>
          <table:table-cell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app.pi(100000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app.pi(1000000)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GMPbench.app.pi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8"/>
        </table:table-row>
        <table:table-row table:style-name="ro3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144.95">
            <text:p>1.450E+02</text:p>
          </table:table-cell>
          <table:table-cell table:number-columns-repeated="2"/>
          <table:table-cell table:formula="of:=[.G58]/[.K58]" office:value-type="float" office:value="0">
            <text:p>#DIV/0!</text:p>
          </table:table-cell>
          <table:table-cell/>
          <table:table-cell table:formula="of:=[.K58]/[.O58]" office:value-type="float" office:value="0">
            <text:p>0.00</text:p>
          </table:table-cell>
          <table:table-cell table:number-columns-repeated="1004"/>
        </table:table-row>
        <table:table-row table:style-name="ro3">
          <table:table-cell office:value-type="string">
            <text:p>GMPbench:</text:p>
          </table:table-cell>
          <table:table-cell table:number-columns-repeated="4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428.71">
            <text:p>4.287E+02</text:p>
          </table:table-cell>
          <table:table-cell table:number-columns-repeated="3"/>
          <table:table-cell table:formula="of:=[.F59]/[.J59]" office:value-type="float" office:value="0">
            <text:p>#DIV/0!</text:p>
          </table:table-cell>
          <table:table-cell/>
          <table:table-cell table:formula="of:=[.J59]/[.N59]" office:value-type="float" office:value="0">
            <text:p>0.00</text:p>
          </table:table-cell>
          <table:table-cell table:number-columns-repeated="1004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</meta:initial-creator>
    <meta:creation-date>2012-12-05T16:59:43</meta:creation-date>
    <dc:date>2013-02-06T13:29:48</dc:date>
    <meta:editing-duration>P17DT3H36M36S</meta:editing-duration>
    <meta:editing-cycles>27</meta:editing-cycles>
    <meta:generator>LibreOffice/3.5$Linux_X86_64 LibreOffice_project/350m1$Build-2</meta:generator>
    <meta:document-statistic meta:table-count="9" meta:cell-count="2780" meta:object-count="0"/>
  </office:meta>
</office:document-meta>
</file>